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9.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935.86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112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8" style:family="table-cell" style:parent-style-name="Default">
      <style:text-properties fo:color="#ed1c24"/>
    </style:style>
    <style:style style:name="ce9" style:family="table-cell" style:parent-style-name="Default">
      <style:text-properties fo:color="#ef413d"/>
    </style:style>
    <style:style style:name="ce10" style:family="table-cell" style:parent-style-name="Default">
      <style:text-properties fo:color="#00a65d"/>
    </style:style>
  </office:automatic-styles>
  <office:body>
    <office:spreadsheet>
      <table:calculation-settings table:automatic-find-labels="false" table:use-regular-expressions="false" table:use-wildcards="true"/>
      <table:table table:name="stance_predi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red_helpf</text:p>
          </table:table-cell>
          <table:table-cell office:value-type="string" calcext:value-type="string">
            <text:p>pred_unhelpf</text:p>
          </table:table-cell>
          <table:table-cell office:value-type="string" calcext:value-type="string">
            <text:p>score_passage</text:p>
          </table:table-cell>
        </table:table-row>
        <table:table-row table:style-name="ro1">
          <table:table-cell table:style-name="ce1" office:value-type="string" calcext:value-type="string">
            <text:p>Will wearing an ankle brace help heal achilles tendon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.com/review/ankle-brace-for-running/</text:p>
          </table:table-cell>
          <table:table-cell office:value-type="float" office:value="0.610196481148402" calcext:value-type="float">
            <text:p>0.610196481148402</text:p>
          </table:table-cell>
          <table:table-cell office:value-type="float" office:value="0.437337562441826" calcext:value-type="float">
            <text:p>0.437337562441826</text:p>
          </table:table-cell>
          <table:table-cell office:value-type="float" office:value="0.616130216283541" calcext:value-type="float">
            <text:p>0.616130216283541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fitness-exercise/guide/achilles-tendon-inju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tendonitis-of-the-foot-and-ankle-1337639</text:p>
          </table:table-cell>
          <table:table-cell table:style-name="ce8" office:value-type="float" office:value="0.625370770692825" calcext:value-type="float">
            <text:p>0.625370770692825</text:p>
          </table:table-cell>
          <table:table-cell office:value-type="float" office:value="0.540426671504974" calcext:value-type="float">
            <text:p>0.540426671504974</text:p>
          </table:table-cell>
          <table:table-cell office:value-type="float" office:value="0.584288001635419" calcext:value-type="float">
            <text:p>0.584288001635419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health.alberta.ca/Health/aftercareinformation/pages/conditions.aspx?hwid=zc2320</text:p>
          </table:table-cell>
          <table:table-cell office:value-type="float" office:value="0.543461993336678" calcext:value-type="float">
            <text:p>0.543461993336678</text:p>
          </table:table-cell>
          <table:table-cell office:value-type="float" office:value="0.44988839328289" calcext:value-type="float">
            <text:p>0.44988839328289</text:p>
          </table:table-cell>
          <table:table-cell office:value-type="float" office:value="0.0384295976065536" calcext:value-type="float">
            <text:p>0.038429597606554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kidshealth.org/en/teens/achilles.html</text:p>
          </table:table-cell>
          <table:table-cell office:value-type="float" office:value="0.421190885516505" calcext:value-type="float">
            <text:p>0.421190885516505</text:p>
          </table:table-cell>
          <table:table-cell office:value-type="float" office:value="0.306133124278858" calcext:value-type="float">
            <text:p>0.306133124278858</text:p>
          </table:table-cell>
          <table:table-cell office:value-type="float" office:value="0.374825233059803" calcext:value-type="float">
            <text:p>0.374825233059803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etterhealth.vic.gov.au/health/conditionsandtreatments/achilles-tendonitis</text:p>
          </table:table-cell>
          <table:table-cell office:value-type="float" office:value="0.501407101750374" calcext:value-type="float">
            <text:p>0.501407101750374</text:p>
          </table:table-cell>
          <table:table-cell office:value-type="float" office:value="0.397015364840627" calcext:value-type="float">
            <text:p>0.397015364840627</text:p>
          </table:table-cell>
          <table:table-cell office:value-type="float" office:value="0.0742578620781273" calcext:value-type="float">
            <text:p>0.074257862078127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andcare.co.uk/blog/top-5-ankle-supports-for-achilles-tendonitis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393250731130441" calcext:value-type="float">
            <text:p>0.393250731130441</text:p>
          </table:table-cell>
          <table:table-cell office:value-type="float" office:value="0.327457460264365" calcext:value-type="float">
            <text:p>0.327457460264365</text:p>
          </table:table-cell>
          <table:table-cell office:value-type="float" office:value="0.0146695406098195" calcext:value-type="float">
            <text:p>0.01466954060982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medlineplus.gov/ency/patientinstructions/000546.htm</text:p>
          </table:table-cell>
          <table:table-cell office:value-type="float" office:value="0.502813791235288" calcext:value-type="float">
            <text:p>0.502813791235288</text:p>
          </table:table-cell>
          <table:table-cell office:value-type="float" office:value="0.455814684430758" calcext:value-type="float">
            <text:p>0.455814684430758</text:p>
          </table:table-cell>
          <table:table-cell office:value-type="float" office:value="0.0388132022027981" calcext:value-type="float">
            <text:p>0.038813202202798</text:p>
          </table:table-cell>
        </table:table-row>
        <table:table-row table:style-name="ro1">
          <table:table-cell office:value-type="string" calcext:value-type="string">
            <text:p>Will wearing an ankle brace help heal achilles tendon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betterbraces.com/injury-info-center/ankle-injury-guide/achilles-tendonitis</text:p>
          </table:table-cell>
          <table:table-cell office:value-type="float" office:value="0.29159461085995" calcext:value-type="float">
            <text:p>0.29159461085995</text:p>
          </table:table-cell>
          <table:table-cell office:value-type="float" office:value="0.145671321389576" calcext:value-type="float">
            <text:p>0.145671321389576</text:p>
          </table:table-cell>
          <table:table-cell office:value-type="float" office:value="0.0000501721173453452" calcext:value-type="float">
            <text:p>5.01721173453452E-05</text:p>
          </table:table-cell>
        </table:table-row>
        <table:table-row table:style-name="ro1">
          <table:table-cell table:style-name="ce1" office:value-type="string" calcext:value-type="string">
            <text:p>Is a tepid sponge bath a good way to reduce fever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not59770</text:p>
          </table:table-cell>
          <table:table-cell office:value-type="float" office:value="0.293003006527821" calcext:value-type="float">
            <text:p>0.293003006527821</text:p>
          </table:table-cell>
          <table:table-cell office:value-type="float" office:value="0.223861108068377" calcext:value-type="float">
            <text:p>0.223861108068377</text:p>
          </table:table-cell>
          <table:table-cell office:value-type="float" office:value="0.964795233199605" calcext:value-type="float">
            <text:p>0.964795233199605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ychildren.org/English/health-issues/conditions/fever/Pages/Treating-a-Fever-Without-Medicine.aspx</text:p>
          </table:table-cell>
          <table:table-cell office:value-type="float" office:value="0.393302086740732" calcext:value-type="float">
            <text:p>0.393302086740732</text:p>
          </table:table-cell>
          <table:table-cell table:style-name="ce10" office:value-type="float" office:value="0.41047930965821" calcext:value-type="float">
            <text:p>0.41047930965821</text:p>
          </table:table-cell>
          <table:table-cell office:value-type="float" office:value="0.980151385816176" calcext:value-type="float">
            <text:p>0.98015138581617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ationwidechildrens.org/conditions/fever</text:p>
          </table:table-cell>
          <table:table-cell office:value-type="float" office:value="0.352573286431531" calcext:value-type="float">
            <text:p>0.352573286431531</text:p>
          </table:table-cell>
          <table:table-cell office:value-type="float" office:value="0.305686082690954" calcext:value-type="float">
            <text:p>0.305686082690954</text:p>
          </table:table-cell>
          <table:table-cell office:value-type="float" office:value="0.96479001811319" calcext:value-type="float">
            <text:p>0.96479001811319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9115527/</text:p>
          </table:table-cell>
          <table:table-cell office:value-type="float" office:value="0.132863531510035" calcext:value-type="float">
            <text:p>0.132863531510035</text:p>
          </table:table-cell>
          <table:table-cell office:value-type="float" office:value="0.0710293315351009" calcext:value-type="float">
            <text:p>0.071029331535101</text:p>
          </table:table-cell>
          <table:table-cell office:value-type="float" office:value="0.994915954298844" calcext:value-type="float">
            <text:p>0.994915954298844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vicks.com/en-us/treatments/how-to-treat-the-flu/how-to-reduce-a-fever-associated-with-cold-or-flu</text:p>
          </table:table-cell>
          <table:table-cell office:value-type="float" office:value="0.487405056754748" calcext:value-type="float">
            <text:p>0.487405056754748</text:p>
          </table:table-cell>
          <table:table-cell office:value-type="float" office:value="0.411877743899822" calcext:value-type="float">
            <text:p>0.411877743899822</text:p>
          </table:table-cell>
          <table:table-cell office:value-type="float" office:value="0.986679150377108" calcext:value-type="float">
            <text:p>0.98667915037710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patientinstructions/000319.htm</text:p>
          </table:table-cell>
          <table:table-cell office:value-type="float" office:value="0.448634845515092" calcext:value-type="float">
            <text:p>0.448634845515092</text:p>
          </table:table-cell>
          <table:table-cell office:value-type="float" office:value="0.412096214791139" calcext:value-type="float">
            <text:p>0.412096214791139</text:p>
          </table:table-cell>
          <table:table-cell office:value-type="float" office:value="0.897949945804696" calcext:value-type="float">
            <text:p>0.89794994580469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books/NBK279453/</text:p>
          </table:table-cell>
          <table:table-cell office:value-type="float" office:value="0.350466573610902" calcext:value-type="float">
            <text:p>0.350466573610902</text:p>
          </table:table-cell>
          <table:table-cell office:value-type="float" office:value="0.341293908655643" calcext:value-type="float">
            <text:p>0.341293908655643</text:p>
          </table:table-cell>
          <table:table-cell office:value-type="float" office:value="0.983230616903566" calcext:value-type="float">
            <text:p>0.983230616903566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roseola/diagnosis-treatment/drc-20377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babycenter.com/health/illness-and-infection/should-i-give-my-child-a-sponge-bath-or-a-drawn-bath-to-lowe_71837</text:p>
          </table:table-cell>
          <table:table-cell office:value-type="float" office:value="0.425751971701781" calcext:value-type="float">
            <text:p>0.425751971701781</text:p>
          </table:table-cell>
          <table:table-cell office:value-type="float" office:value="0.406842002024253" calcext:value-type="float">
            <text:p>0.406842002024253</text:p>
          </table:table-cell>
          <table:table-cell office:value-type="float" office:value="0.977855988455018" calcext:value-type="float">
            <text:p>0.977855988455018</text:p>
          </table:table-cell>
        </table:table-row>
        <table:table-row table:style-name="ro1">
          <table:table-cell office:value-type="string" calcext:value-type="string">
            <text:p>Is a tepid sponge bath a good way to reduce fever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children/features/fever-care-young-childre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olic acid help improve cognition and treat dement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4584018/</text:p>
          </table:table-cell>
          <table:table-cell office:value-type="float" office:value="0.400170761470993" calcext:value-type="float">
            <text:p>0.400170761470993</text:p>
          </table:table-cell>
          <table:table-cell office:value-type="float" office:value="0.430565603077412" calcext:value-type="float">
            <text:p>0.430565603077412</text:p>
          </table:table-cell>
          <table:table-cell office:value-type="float" office:value="0.992433303901401" calcext:value-type="float">
            <text:p>0.992433303901401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alzheimers-disease/expert-answers/folic-acid-supplements/faq-200580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112344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ature.com/articles/srep37486</text:p>
          </table:table-cell>
          <table:table-cell table:style-name="ce9" office:value-type="float" office:value="0.48696247736613" calcext:value-type="float">
            <text:p>0.48696247736613</text:p>
          </table:table-cell>
          <table:table-cell office:value-type="float" office:value="0.340354941785336" calcext:value-type="float">
            <text:p>0.340354941785336</text:p>
          </table:table-cell>
          <table:table-cell office:value-type="float" office:value="0.99299590900715" calcext:value-type="float">
            <text:p>0.99299590900715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Folate-HealthProfessional/</text:p>
          </table:table-cell>
          <table:table-cell office:value-type="float" office:value="0.300814987858757" calcext:value-type="float">
            <text:p>0.300814987858757</text:p>
          </table:table-cell>
          <table:table-cell office:value-type="float" office:value="0.209561200812459" calcext:value-type="float">
            <text:p>0.209561200812459</text:p>
          </table:table-cell>
          <table:table-cell office:value-type="float" office:value="0.989461722387326" calcext:value-type="float">
            <text:p>0.98946172238732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vitagene.com/blog/folic-acid-function-on-your-brain/</text:p>
          </table:table-cell>
          <table:table-cell office:value-type="float" office:value="0.720272739728292" calcext:value-type="float">
            <text:p>0.720272739728292</text:p>
          </table:table-cell>
          <table:table-cell office:value-type="float" office:value="0.487551694115003" calcext:value-type="float">
            <text:p>0.487551694115003</text:p>
          </table:table-cell>
          <table:table-cell office:value-type="float" office:value="0.994494753711303" calcext:value-type="float">
            <text:p>0.994494753711303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ptodate.com/contents/dementia-including-alzheimer-disease-beyond-the-basics</text:p>
          </table:table-cell>
          <table:table-cell office:value-type="float" office:value="0.0511826438208421" calcext:value-type="float">
            <text:p>0.051182643820842</text:p>
          </table:table-cell>
          <table:table-cell office:value-type="float" office:value="-0.0184262581169605" calcext:value-type="float">
            <text:p>-0.018426258116961</text:p>
          </table:table-cell>
          <table:table-cell office:value-type="float" office:value="0.00000320191944532589" calcext:value-type="float">
            <text:p>3.20191944532589E-06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psychiatrictimes.com/view/natural-supplements-and-vitamins-treatment-and-prevention-dementia-and-cognitive-decline</text:p>
          </table:table-cell>
          <table:table-cell office:value-type="float" office:value="0.239765902981162" calcext:value-type="float">
            <text:p>0.239765902981162</text:p>
          </table:table-cell>
          <table:table-cell office:value-type="float" office:value="0.158880384018024" calcext:value-type="float">
            <text:p>0.158880384018024</text:p>
          </table:table-cell>
          <table:table-cell office:value-type="float" office:value="0.956900289165554" calcext:value-type="float">
            <text:p>0.956900289165554</text:p>
          </table:table-cell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drmagaziner.com/alzheimers-disease/research-on-vitamin-b12-and-folic-acid-deficiency-connected-to-alzheimers-disease-and-dementia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olic acid help improve cognition and treat dement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ia.nih.gov/health/what-do-we-know-about-diet-and-prevention-alzheimers-disease</text:p>
          </table:table-cell>
          <table:table-cell office:value-type="float" office:value="0.326936421295007" calcext:value-type="float">
            <text:p>0.326936421295007</text:p>
          </table:table-cell>
          <table:table-cell office:value-type="float" office:value="0.265044829497735" calcext:value-type="float">
            <text:p>0.265044829497735</text:p>
          </table:table-cell>
          <table:table-cell office:value-type="float" office:value="0.593052305125681" calcext:value-type="float">
            <text:p>0.593052305125681</text:p>
          </table:table-cell>
        </table:table-row>
        <table:table-row table:style-name="ro1">
          <table:table-cell table:style-name="ce1" office:value-type="string" calcext:value-type="string">
            <text:p>Does duct tape work for wart remova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duct-tape-for-warts</text:p>
          </table:table-cell>
          <table:table-cell office:value-type="float" office:value="0.438857926676671" calcext:value-type="float">
            <text:p>0.438857926676671</text:p>
          </table:table-cell>
          <table:table-cell office:value-type="float" office:value="0.365677379071712" calcext:value-type="float">
            <text:p>0.365677379071712</text:p>
          </table:table-cell>
          <table:table-cell office:value-type="float" office:value="0.991753132112003" calcext:value-type="float">
            <text:p>0.991753132112003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5734</text:p>
          </table:table-cell>
          <table:table-cell table:style-name="ce9" office:value-type="float" office:value="0.593937108914057" calcext:value-type="float">
            <text:p>0.593937108914057</text:p>
          </table:table-cell>
          <table:table-cell office:value-type="float" office:value="0.482265621423721" calcext:value-type="float">
            <text:p>0.482265621423721</text:p>
          </table:table-cell>
          <table:table-cell office:value-type="float" office:value="0.994677179070581" calcext:value-type="float">
            <text:p>0.99467717907058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en/news/20021015/duct-tape-gets-rid-of-war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ofmhealth.org/health-library/d89538019</text:p>
          </table:table-cell>
          <table:table-cell office:value-type="float" office:value="0.542131414016088" calcext:value-type="float">
            <text:p>0.542131414016088</text:p>
          </table:table-cell>
          <table:table-cell office:value-type="float" office:value="0.458926563461622" calcext:value-type="float">
            <text:p>0.458926563461622</text:p>
          </table:table-cell>
          <table:table-cell office:value-type="float" office:value="0.993254928723711" calcext:value-type="float">
            <text:p>0.993254928723711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weird-wart-home-remedies-and-what-work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plantar-warts/diagnosis-treatment/drc-20352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/can-we-really-treat-warts-just-duct-tape</text:p>
          </table:table-cell>
          <table:table-cell office:value-type="float" office:value="0.282554753745596" calcext:value-type="float">
            <text:p>0.282554753745596</text:p>
          </table:table-cell>
          <table:table-cell office:value-type="float" office:value="0.197191803405682" calcext:value-type="float">
            <text:p>0.197191803405682</text:p>
          </table:table-cell>
          <table:table-cell office:value-type="float" office:value="0.996314331800008" calcext:value-type="float">
            <text:p>0.996314331800008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care.utah.edu/the-scope/shows.php?shows=0_500ts0b3</text:p>
          </table:table-cell>
          <table:table-cell office:value-type="float" office:value="0.492378617326419" calcext:value-type="float">
            <text:p>0.492378617326419</text:p>
          </table:table-cell>
          <table:table-cell office:value-type="float" office:value="0.395420484244823" calcext:value-type="float">
            <text:p>0.395420484244823</text:p>
          </table:table-cell>
          <table:table-cell office:value-type="float" office:value="0.976755077703216" calcext:value-type="float">
            <text:p>0.976755077703216</text:p>
          </table:table-cell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common-warts/diagnosis-treatment/drc-20371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duct tape work for wart removal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.harvard.edu/diseases-and-conditions/how-to-get-rid-of-warts</text:p>
          </table:table-cell>
          <table:table-cell office:value-type="float" office:value="0.48212326814731" calcext:value-type="float">
            <text:p>0.48212326814731</text:p>
          </table:table-cell>
          <table:table-cell office:value-type="float" office:value="0.398406808574994" calcext:value-type="float">
            <text:p>0.398406808574994</text:p>
          </table:table-cell>
          <table:table-cell office:value-type="float" office:value="0.989127927398522" calcext:value-type="float">
            <text:p>0.989127927398522</text:p>
          </table:table-cell>
        </table:table-row>
        <table:table-row table:style-name="ro1">
          <table:table-cell table:style-name="ce1" office:value-type="string" calcext:value-type="string">
            <text:p>Should I apply ice to a bur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medschool.ucsd.edu/som/surgery/divisions/trauma-burn/about/burn-center/Pages/minor.aspx</text:p>
          </table:table-cell>
          <table:table-cell office:value-type="float" office:value="0.349352654069662" calcext:value-type="float">
            <text:p>0.349352654069662</text:p>
          </table:table-cell>
          <table:table-cell office:value-type="float" office:value="0.352034979810317" calcext:value-type="float">
            <text:p>0.352034979810317</text:p>
          </table:table-cell>
          <table:table-cell office:value-type="float" office:value="0.986378660804118" calcext:value-type="float">
            <text:p>0.98637866080411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hould-you-put-ice-on-a-burn-or-no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medicalcityhealthcare.com/blog/entry/first-aid-for-burns-5-things-you-should-never-do</text:p>
          </table:table-cell>
          <table:table-cell office:value-type="float" office:value="0.0709651913493872" calcext:value-type="float">
            <text:p>0.070965191349387</text:p>
          </table:table-cell>
          <table:table-cell table:style-name="ce10" office:value-type="float" office:value="0.0849531218409538" calcext:value-type="float">
            <text:p>0.084953121840954</text:p>
          </table:table-cell>
          <table:table-cell office:value-type="float" office:value="0.00000406300169465303" calcext:value-type="float">
            <text:p>4.06300169465303E-06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whealth.org/news/the-right-way-to-treat-burns</text:p>
          </table:table-cell>
          <table:table-cell office:value-type="float" office:value="0.38857294122378" calcext:value-type="float">
            <text:p>0.38857294122378</text:p>
          </table:table-cell>
          <table:table-cell office:value-type="float" office:value="0.313052838047345" calcext:value-type="float">
            <text:p>0.313052838047345</text:p>
          </table:table-cell>
          <table:table-cell office:value-type="float" office:value="0.948620562529363" calcext:value-type="float">
            <text:p>0.94862056252936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everyday-care/injured-skin/burns/treat-minor-burns</text:p>
          </table:table-cell>
          <table:table-cell office:value-type="float" office:value="0.37121985356013" calcext:value-type="float">
            <text:p>0.37121985356013</text:p>
          </table:table-cell>
          <table:table-cell office:value-type="float" office:value="0.365095051626364" calcext:value-type="float">
            <text:p>0.365095051626364</text:p>
          </table:table-cell>
          <table:table-cell office:value-type="float" office:value="0.290954915281758" calcext:value-type="float">
            <text:p>0.290954915281758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ice-burn</text:p>
          </table:table-cell>
          <table:table-cell office:value-type="float" office:value="0.430788258711497" calcext:value-type="float">
            <text:p>0.430788258711497</text:p>
          </table:table-cell>
          <table:table-cell office:value-type="float" office:value="0.405469489594301" calcext:value-type="float">
            <text:p>0.405469489594301</text:p>
          </table:table-cell>
          <table:table-cell office:value-type="float" office:value="0.973706716338593" calcext:value-type="float">
            <text:p>0.973706716338593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first-aid/first-aid-burns/basics/art-20056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ytimes.com/2008/06/10/health/10real.html</text:p>
          </table:table-cell>
          <table:table-cell office:value-type="float" office:value="0.42058344433705" calcext:value-type="float">
            <text:p>0.42058344433705</text:p>
          </table:table-cell>
          <table:table-cell office:value-type="float" office:value="0.345972235004107" calcext:value-type="float">
            <text:p>0.345972235004107</text:p>
          </table:table-cell>
          <table:table-cell office:value-type="float" office:value="0.985387532094721" calcext:value-type="float">
            <text:p>0.98538753209472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icburns.org.au/first-aid/thermal/cool-with-running-water/</text:p>
          </table:table-cell>
          <table:table-cell office:value-type="float" office:value="0.406576581299305" calcext:value-type="float">
            <text:p>0.406576581299305</text:p>
          </table:table-cell>
          <table:table-cell office:value-type="float" office:value="0.395204164087772" calcext:value-type="float">
            <text:p>0.395204164087772</text:p>
          </table:table-cell>
          <table:table-cell office:value-type="float" office:value="0.916393357802741" calcext:value-type="float">
            <text:p>0.916393357802741</text:p>
          </table:table-cell>
        </table:table-row>
        <table:table-row table:style-name="ro1">
          <table:table-cell office:value-type="string" calcext:value-type="string">
            <text:p>Should I apply ice to a bur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kitchn.com/how-do-you-treat-a-kitchen-burn-1574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vitamin b12 and sun exposure together help treat vitiligo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9394983/</text:p>
          </table:table-cell>
          <table:table-cell office:value-type="float" office:value="0.415781289339066" calcext:value-type="float">
            <text:p>0.415781289339066</text:p>
          </table:table-cell>
          <table:table-cell office:value-type="float" office:value="0.346539083868265" calcext:value-type="float">
            <text:p>0.346539083868265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iseases-conditions/vitiligo/diagnosis-treatment/drc-20355916</text:p>
          </table:table-cell>
          <table:table-cell table:style-name="ce10" office:value-type="float" office:value="0.403791750470797" calcext:value-type="float">
            <text:p>0.403791750470797</text:p>
          </table:table-cell>
          <table:table-cell office:value-type="float" office:value="0.258704228326678" calcext:value-type="float">
            <text:p>0.258704228326678</text:p>
          </table:table-cell>
          <table:table-cell office:value-type="float" office:value="0.994979678238106" calcext:value-type="float">
            <text:p>0.9949796782381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jwatch.org/jd199802010000002/1998/02/01/treatment-vitiligo-with-oral-vitamin-b12-and</text:p>
          </table:table-cell>
          <table:table-cell office:value-type="float" office:value="0.103226467967033" calcext:value-type="float">
            <text:p>0.103226467967033</text:p>
          </table:table-cell>
          <table:table-cell office:value-type="float" office:value="-0.00535847339779139" calcext:value-type="float">
            <text:p>-0.005358473397791</text:p>
          </table:table-cell>
          <table:table-cell office:value-type="float" office:value="0.00000121231340616762" calcext:value-type="float">
            <text:p>1.21231340616762E-06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how-to-prevent-vitiligo</text:p>
          </table:table-cell>
          <table:table-cell office:value-type="float" office:value="0.311272917315364" calcext:value-type="float">
            <text:p>0.311272917315364</text:p>
          </table:table-cell>
          <table:table-cell office:value-type="float" office:value="0.222500477607052" calcext:value-type="float">
            <text:p>0.222500477607052</text:p>
          </table:table-cell>
          <table:table-cell office:value-type="float" office:value="0.473211937385508" calcext:value-type="float">
            <text:p>0.473211937385508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jamanetwork.com/journals/jamadermatology/fullarticle/479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massmed.edu/vitiligo/blog/blog-posts1/2016/01/should-i-change-my-diet-or-take-supplements-for-my-vitiligo/</text:p>
          </table:table-cell>
          <table:table-cell office:value-type="float" office:value="0.486594205101331" calcext:value-type="float">
            <text:p>0.486594205101331</text:p>
          </table:table-cell>
          <table:table-cell office:value-type="float" office:value="0.479003228247166" calcext:value-type="float">
            <text:p>0.479003228247166</text:p>
          </table:table-cell>
          <table:table-cell office:value-type="float" office:value="0.927493674735571" calcext:value-type="float">
            <text:p>0.92749367473557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ews-medical.net/health/Vitamin-Supplementation-for-Vitiligo.aspx</text:p>
          </table:table-cell>
          <table:table-cell office:value-type="float" office:value="0.600600923101107" calcext:value-type="float">
            <text:p>0.600600923101107</text:p>
          </table:table-cell>
          <table:table-cell office:value-type="float" office:value="0.374951052169005" calcext:value-type="float">
            <text:p>0.374951052169005</text:p>
          </table:table-cell>
          <table:table-cell office:value-type="float" office:value="0.996879333167521" calcext:value-type="float">
            <text:p>0.996879333167521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diseases/12419-vitiligo</text:p>
          </table:table-cell>
          <table:table-cell office:value-type="float" office:value="0.275787008305391" calcext:value-type="float">
            <text:p>0.275787008305391</text:p>
          </table:table-cell>
          <table:table-cell office:value-type="float" office:value="0.219481037308772" calcext:value-type="float">
            <text:p>0.219481037308772</text:p>
          </table:table-cell>
          <table:table-cell office:value-type="float" office:value="0.594401434786052" calcext:value-type="float">
            <text:p>0.594401434786052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ufhealth.org/vitiligo</text:p>
          </table:table-cell>
          <table:table-cell office:value-type="float" office:value="0.387577498952548" calcext:value-type="float">
            <text:p>0.387577498952548</text:p>
          </table:table-cell>
          <table:table-cell office:value-type="float" office:value="0.328421463569005" calcext:value-type="float">
            <text:p>0.328421463569005</text:p>
          </table:table-cell>
          <table:table-cell office:value-type="float" office:value="0.931174454582247" calcext:value-type="float">
            <text:p>0.931174454582247</text:p>
          </table:table-cell>
        </table:table-row>
        <table:table-row table:style-name="ro1">
          <table:table-cell office:value-type="string" calcext:value-type="string">
            <text:p>Can vitamin b12 and sun exposure together help treat vitiligo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pennmedicine.org/for-patients-and-visitors/patient-information/conditions-treated-a-to-z/vitilig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oes yoga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7/0801/p159.html</text:p>
          </table:table-cell>
          <table:table-cell office:value-type="float" office:value="0.642154350876808" calcext:value-type="float">
            <text:p>0.642154350876808</text:p>
          </table:table-cell>
          <table:table-cell office:value-type="float" office:value="0.468967149655024" calcext:value-type="float">
            <text:p>0.468967149655024</text:p>
          </table:table-cell>
          <table:table-cell office:value-type="float" office:value="0.996183473568406" calcext:value-type="float">
            <text:p>0.99618347356840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asthma/yoga-for-asthmatics</text:p>
          </table:table-cell>
          <table:table-cell table:style-name="ce10" office:value-type="float" office:value="0.619735345244408" calcext:value-type="float">
            <text:p>0.619735345244408</text:p>
          </table:table-cell>
          <table:table-cell office:value-type="float" office:value="0.420395091176033" calcext:value-type="float">
            <text:p>0.420395091176033</text:p>
          </table:table-cell>
          <table:table-cell office:value-type="float" office:value="0.998101388895488" calcext:value-type="float">
            <text:p>0.99810138889548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8092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asthma-yoga</text:p>
          </table:table-cell>
          <table:table-cell office:value-type="float" office:value="0.495347762480378" calcext:value-type="float">
            <text:p>0.495347762480378</text:p>
          </table:table-cell>
          <table:table-cell office:value-type="float" office:value="0.368836124738057" calcext:value-type="float">
            <text:p>0.368836124738057</text:p>
          </table:table-cell>
          <table:table-cell office:value-type="float" office:value="0.997435013260327" calcext:value-type="float">
            <text:p>0.99743501326032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6876140/</text:p>
          </table:table-cell>
          <table:table-cell office:value-type="float" office:value="0.369233541190624" calcext:value-type="float">
            <text:p>0.369233541190624</text:p>
          </table:table-cell>
          <table:table-cell office:value-type="float" office:value="0.2482049378256" calcext:value-type="float">
            <text:p>0.2482049378256</text:p>
          </table:table-cell>
          <table:table-cell office:value-type="float" office:value="0.995119191949607" calcext:value-type="float">
            <text:p>0.995119191949607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445</text:p>
          </table:table-cell>
          <table:table-cell office:value-type="float" office:value="0.592278887828191" calcext:value-type="float">
            <text:p>0.592278887828191</text:p>
          </table:table-cell>
          <table:table-cell office:value-type="float" office:value="0.31866409132878" calcext:value-type="float">
            <text:p>0.31866409132878</text:p>
          </table:table-cell>
          <table:table-cell office:value-type="float" office:value="0.968732018259758" calcext:value-type="float">
            <text:p>0.968732018259758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1828038/</text:p>
          </table:table-cell>
          <table:table-cell office:value-type="float" office:value="0.32554263373216" calcext:value-type="float">
            <text:p>0.32554263373216</text:p>
          </table:table-cell>
          <table:table-cell office:value-type="float" office:value="0.292096170131117" calcext:value-type="float">
            <text:p>0.292096170131117</text:p>
          </table:table-cell>
          <table:table-cell office:value-type="float" office:value="0.996462268866232" calcext:value-type="float">
            <text:p>0.996462268866232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everydayhealth.com/asthma-pictures/great-yoga-poses-for-asthma-relief.aspx</text:p>
          </table:table-cell>
          <table:table-cell office:value-type="float" office:value="0.541562120119731" calcext:value-type="float">
            <text:p>0.541562120119731</text:p>
          </table:table-cell>
          <table:table-cell office:value-type="float" office:value="0.365080242355665" calcext:value-type="float">
            <text:p>0.365080242355665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healthy-lifestyle/stress-management/in-depth/yoga/art-20044733</text:p>
          </table:table-cell>
          <table:table-cell office:value-type="float" office:value="0.575182497501373" calcext:value-type="float">
            <text:p>0.575182497501373</text:p>
          </table:table-cell>
          <table:table-cell office:value-type="float" office:value="0.33220798894763" calcext:value-type="float">
            <text:p>0.33220798894763</text:p>
          </table:table-cell>
          <table:table-cell office:value-type="float" office:value="0.995526626249886" calcext:value-type="float">
            <text:p>0.995526626249886</text:p>
          </table:table-cell>
        </table:table-row>
        <table:table-row table:style-name="ro1">
          <table:table-cell office:value-type="string" calcext:value-type="string">
            <text:p>Does yoga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luna.blog/can-yoga-help-your-asthma/</text:p>
          </table:table-cell>
          <table:table-cell office:value-type="float" office:value="0.526586895187696" calcext:value-type="float">
            <text:p>0.526586895187696</text:p>
          </table:table-cell>
          <table:table-cell office:value-type="float" office:value="0.211817055319746" calcext:value-type="float">
            <text:p>0.211817055319746</text:p>
          </table:table-cell>
          <table:table-cell office:value-type="float" office:value="0.996157802786196" calcext:value-type="float">
            <text:p>0.996157802786196</text:p>
          </table:table-cell>
        </table:table-row>
        <table:table-row table:style-name="ro1">
          <table:table-cell table:style-name="ce1" office:value-type="string" calcext:value-type="string">
            <text:p>Is starving a fever effectiv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cold-and-flu/cold-guide/starve-cold-feed-fe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tificamerican.com/article/fact-or-fiction-feed-a-cold/</text:p>
          </table:table-cell>
          <table:table-cell office:value-type="float" office:value="0.288641797068218" calcext:value-type="float">
            <text:p>0.288641797068218</text:p>
          </table:table-cell>
          <table:table-cell office:value-type="float" office:value="0.270151386658351" calcext:value-type="float">
            <text:p>0.270151386658351</text:p>
          </table:table-cell>
          <table:table-cell office:value-type="float" office:value="0.952818891614275" calcext:value-type="float">
            <text:p>0.95281889161427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intermountainhealthcare.org/blogs/topics/live-well/2016/11/the-truth-about-feeding-a-cold-and-starving-a-fever/</text:p>
          </table:table-cell>
          <table:table-cell table:style-name="ce8" office:value-type="float" office:value="0.45060537258784" calcext:value-type="float">
            <text:p>0.45060537258784</text:p>
          </table:table-cell>
          <table:table-cell office:value-type="float" office:value="0.342122099051873" calcext:value-type="float">
            <text:p>0.342122099051873</text:p>
          </table:table-cell>
          <table:table-cell office:value-type="float" office:value="0.964317991667013" calcext:value-type="float">
            <text:p>0.96431799166701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feed-a-cold-starve-a-fever</text:p>
          </table:table-cell>
          <table:table-cell office:value-type="float" office:value="0.301869444549084" calcext:value-type="float">
            <text:p>0.301869444549084</text:p>
          </table:table-cell>
          <table:table-cell office:value-type="float" office:value="0.335707768797874" calcext:value-type="float">
            <text:p>0.335707768797874</text:p>
          </table:table-cell>
          <table:table-cell office:value-type="float" office:value="0.980323890695381" calcext:value-type="float">
            <text:p>0.98032389069538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cold-and-flu/colds-and-fevers.aspx</text:p>
          </table:table-cell>
          <table:table-cell office:value-type="float" office:value="0.296906549483538" calcext:value-type="float">
            <text:p>0.296906549483538</text:p>
          </table:table-cell>
          <table:table-cell office:value-type="float" office:value="0.305392272770405" calcext:value-type="float">
            <text:p>0.305392272770405</text:p>
          </table:table-cell>
          <table:table-cell office:value-type="float" office:value="0.920653901960335" calcext:value-type="float">
            <text:p>0.920653901960335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theraflu.com/treating-cold-flu/is-feed-a-cold-starve-a-fever-true/</text:p>
          </table:table-cell>
          <table:table-cell office:value-type="float" office:value="0.328641028453906" calcext:value-type="float">
            <text:p>0.328641028453906</text:p>
          </table:table-cell>
          <table:table-cell office:value-type="float" office:value="0.274492660226921" calcext:value-type="float">
            <text:p>0.274492660226921</text:p>
          </table:table-cell>
          <table:table-cell office:value-type="float" office:value="0.957660170808221" calcext:value-type="float">
            <text:p>0.957660170808221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heatlantic.com/science/archive/2016/09/glucose-inflammation/498965/</text:p>
          </table:table-cell>
          <table:table-cell office:value-type="float" office:value="0.285487574835618" calcext:value-type="float">
            <text:p>0.285487574835618</text:p>
          </table:table-cell>
          <table:table-cell office:value-type="float" office:value="0.25275224323074" calcext:value-type="float">
            <text:p>0.25275224323074</text:p>
          </table:table-cell>
          <table:table-cell office:value-type="float" office:value="0.953439646887623" calcext:value-type="float">
            <text:p>0.953439646887623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bbc.com/future/article/20131203-feed-a-cold-starve-a-fever</text:p>
          </table:table-cell>
          <table:table-cell office:value-type="float" office:value="0.260795012814924" calcext:value-type="float">
            <text:p>0.260795012814924</text:p>
          </table:table-cell>
          <table:table-cell office:value-type="float" office:value="0.280717149376869" calcext:value-type="float">
            <text:p>0.280717149376869</text:p>
          </table:table-cell>
          <table:table-cell office:value-type="float" office:value="0.952041709710362" calcext:value-type="float">
            <text:p>0.952041709710362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://news.emory.edu/stories/2013/12/yellow_fever_vaccine_gcn2_pulendran/</text:p>
          </table:table-cell>
          <table:table-cell office:value-type="float" office:value="0.345552106698354" calcext:value-type="float">
            <text:p>0.345552106698354</text:p>
          </table:table-cell>
          <table:table-cell office:value-type="float" office:value="0.212478697299957" calcext:value-type="float">
            <text:p>0.212478697299957</text:p>
          </table:table-cell>
          <table:table-cell office:value-type="float" office:value="0.85688721699376" calcext:value-type="float">
            <text:p>0.85688721699376</text:p>
          </table:table-cell>
        </table:table-row>
        <table:table-row table:style-name="ro1">
          <table:table-cell office:value-type="string" calcext:value-type="string">
            <text:p>Is starving a fever effectiv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bcnews.go.com/Health/ColdandFluQuestions/story?id=5678126</text:p>
          </table:table-cell>
          <table:table-cell office:value-type="float" office:value="0.409256055951119" calcext:value-type="float">
            <text:p>0.409256055951119</text:p>
          </table:table-cell>
          <table:table-cell office:value-type="float" office:value="0.413017183542252" calcext:value-type="float">
            <text:p>0.413017183542252</text:p>
          </table:table-cell>
          <table:table-cell office:value-type="float" office:value="0.880107564080505" calcext:value-type="float">
            <text:p>0.880107564080505</text:p>
          </table:table-cell>
        </table:table-row>
        <table:table-row table:style-name="ro1">
          <table:table-cell table:style-name="ce1" office:value-type="string" calcext:value-type="string">
            <text:p>Does selenium help prevent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491296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sciencedaily.com/releases/2011/03/110316113049.ht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5195/GYNAECA_selenium-preventing-cancer</text:p>
          </table:table-cell>
          <table:table-cell office:value-type="float" office:value="0.167554619722068" calcext:value-type="float">
            <text:p>0.167554619722068</text:p>
          </table:table-cell>
          <table:table-cell office:value-type="float" office:value="0.167914685793221" calcext:value-type="float">
            <text:p>0.167914685793221</text:p>
          </table:table-cell>
          <table:table-cell office:value-type="float" office:value="0.99420645327777" calcext:value-type="float">
            <text:p>0.99420645327777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cmasteroptimalaging.org/blog/detail/blog/2018/08/21/selenium-and-cancer-friends-or-foes</text:p>
          </table:table-cell>
          <table:table-cell office:value-type="float" office:value="0.388639509677887" calcext:value-type="float">
            <text:p>0.388639509677887</text:p>
          </table:table-cell>
          <table:table-cell table:style-name="ce8" office:value-type="float" office:value="0.393396767477194" calcext:value-type="float">
            <text:p>0.393396767477194</text:p>
          </table:table-cell>
          <table:table-cell office:value-type="float" office:value="0.99614940395291" calcext:value-type="float">
            <text:p>0.9961494039529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skcc.org/cancer-care/integrative-medicine/herbs/selenium</text:p>
          </table:table-cell>
          <table:table-cell office:value-type="float" office:value="0.435106123487155" calcext:value-type="float">
            <text:p>0.435106123487155</text:p>
          </table:table-cell>
          <table:table-cell office:value-type="float" office:value="0.591594229141871" calcext:value-type="float">
            <text:p>0.591594229141871</text:p>
          </table:table-cell>
          <table:table-cell office:value-type="float" office:value="0.997309077535371" calcext:value-type="float">
            <text:p>0.997309077535371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breast-cancer/selenium-breast-cancer</text:p>
          </table:table-cell>
          <table:table-cell office:value-type="float" office:value="0.5032792588075" calcext:value-type="float">
            <text:p>0.5032792588075</text:p>
          </table:table-cell>
          <table:table-cell office:value-type="float" office:value="0.451402008533478" calcext:value-type="float">
            <text:p>0.451402008533478</text:p>
          </table:table-cell>
          <table:table-cell office:value-type="float" office:value="0.988345717625246" calcext:value-type="float">
            <text:p>0.988345717625246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cancer.gov/types/prostate/research/select-trial-results-qa</text:p>
          </table:table-cell>
          <table:table-cell office:value-type="float" office:value="0.3047979225715" calcext:value-type="float">
            <text:p>0.3047979225715</text:p>
          </table:table-cell>
          <table:table-cell office:value-type="float" office:value="0.216070537921041" calcext:value-type="float">
            <text:p>0.216070537921041</text:p>
          </table:table-cell>
          <table:table-cell office:value-type="float" office:value="0.990890094616064" calcext:value-type="float">
            <text:p>0.990890094616064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ods.od.nih.gov/factsheets/Selenium-HealthProfessional/</text:p>
          </table:table-cell>
          <table:table-cell office:value-type="float" office:value="0.470636606216431" calcext:value-type="float">
            <text:p>0.470636606216431</text:p>
          </table:table-cell>
          <table:table-cell office:value-type="float" office:value="0.447762385010719" calcext:value-type="float">
            <text:p>0.447762385010719</text:p>
          </table:table-cell>
          <table:table-cell office:value-type="float" office:value="0.992913516488708" calcext:value-type="float">
            <text:p>0.992913516488708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ature.com/articles/srep19213</text:p>
          </table:table-cell>
          <table:table-cell office:value-type="float" office:value="0.506725341081619" calcext:value-type="float">
            <text:p>0.506725341081619</text:p>
          </table:table-cell>
          <table:table-cell office:value-type="float" office:value="0.429911618431409" calcext:value-type="float">
            <text:p>0.429911618431409</text:p>
          </table:table-cell>
          <table:table-cell office:value-type="float" office:value="0.994096410176763" calcext:value-type="float">
            <text:p>0.994096410176763</text:p>
          </table:table-cell>
        </table:table-row>
        <table:table-row table:style-name="ro1">
          <table:table-cell office:value-type="string" calcext:value-type="string">
            <text:p>Does selenium help prevent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ountsinai.org/health-library/supplement/selenium</text:p>
          </table:table-cell>
          <table:table-cell office:value-type="float" office:value="0.249988414968053" calcext:value-type="float">
            <text:p>0.249988414968053</text:p>
          </table:table-cell>
          <table:table-cell office:value-type="float" office:value="0.206842992454767" calcext:value-type="float">
            <text:p>0.206842992454767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table:style-name="ce1" office:value-type="string" calcext:value-type="string">
            <text:p>Will taking birth control pills treat an ovarian cys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varian-cysts/diagnosis-treatment/drc-20353411</text:p>
          </table:table-cell>
          <table:table-cell office:value-type="float" office:value="0.561516915758451" calcext:value-type="float">
            <text:p>0.561516915758451</text:p>
          </table:table-cell>
          <table:table-cell office:value-type="float" office:value="0.518221670140823" calcext:value-type="float">
            <text:p>0.518221670140823</text:p>
          </table:table-cell>
          <table:table-cell office:value-type="float" office:value="0.990662957541945" calcext:value-type="float">
            <text:p>0.99066295754194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my.clevelandclinic.org/health/diseases/9133-ovarian-cysts</text:p>
          </table:table-cell>
          <table:table-cell table:style-name="ce8" office:value-type="float" office:value="0.46900033702453" calcext:value-type="float">
            <text:p>0.46900033702453</text:p>
          </table:table-cell>
          <table:table-cell office:value-type="float" office:value="0.459116745740175" calcext:value-type="float">
            <text:p>0.459116745740175</text:p>
          </table:table-cell>
          <table:table-cell office:value-type="float" office:value="0.966931116364751" calcext:value-type="float">
            <text:p>0.966931116364751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4/1101/p623.html</text:p>
          </table:table-cell>
          <table:table-cell office:value-type="float" office:value="0.0921385188897451" calcext:value-type="float">
            <text:p>0.092138518889745</text:p>
          </table:table-cell>
          <table:table-cell office:value-type="float" office:value="0.0197923195858796" calcext:value-type="float">
            <text:p>0.01979231958588</text:p>
          </table:table-cell>
          <table:table-cell office:value-type="float" office:value="0.942751019248872" calcext:value-type="float">
            <text:p>0.942751019248872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ochrane.org/CD006134/FERTILREG_oral-contraceptives-to-treat-cysts-of-the-ovary</text:p>
          </table:table-cell>
          <table:table-cell office:value-type="float" office:value="0.443653772274653" calcext:value-type="float">
            <text:p>0.443653772274653</text:p>
          </table:table-cell>
          <table:table-cell office:value-type="float" office:value="0.534081975618998" calcext:value-type="float">
            <text:p>0.534081975618998</text:p>
          </table:table-cell>
          <table:table-cell office:value-type="float" office:value="0.981198452194853" calcext:value-type="float">
            <text:p>0.98119845219485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ptodate.com/contents/ovarian-cysts-beyond-the-basics</text:p>
          </table:table-cell>
          <table:table-cell office:value-type="float" office:value="0.0826472416520119" calcext:value-type="float">
            <text:p>0.082647241652012</text:p>
          </table:table-cell>
          <table:table-cell office:value-type="float" office:value="0.0341658852994442" calcext:value-type="float">
            <text:p>0.034165885299444</text:p>
          </table:table-cell>
          <table:table-cell office:value-type="float" office:value="0.00000140949701904576" calcext:value-type="float">
            <text:p>1.40949701904576E-0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familydoctor.org/condition/ovarian-cyst/</text:p>
          </table:table-cell>
          <table:table-cell office:value-type="float" office:value="0.513969625035922" calcext:value-type="float">
            <text:p>0.513969625035922</text:p>
          </table:table-cell>
          <table:table-cell office:value-type="float" office:value="0.43056600044171" calcext:value-type="float">
            <text:p>0.43056600044171</text:p>
          </table:table-cell>
          <table:table-cell office:value-type="float" office:value="0.930758287126673" calcext:value-type="float">
            <text:p>0.930758287126673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hw181644</text:p>
          </table:table-cell>
          <table:table-cell office:value-type="float" office:value="0.648134142160416" calcext:value-type="float">
            <text:p>0.648134142160416</text:p>
          </table:table-cell>
          <table:table-cell office:value-type="float" office:value="0.64887457092603" calcext:value-type="float">
            <text:p>0.64887457092603</text:p>
          </table:table-cell>
          <table:table-cell office:value-type="float" office:value="0.983557213321676" calcext:value-type="float">
            <text:p>0.98355721332167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edars-sinai.org/health-library/diseases-and-conditions/o/ovarian-cyst.html</text:p>
          </table:table-cell>
          <table:table-cell office:value-type="float" office:value="0.638951996962229" calcext:value-type="float">
            <text:p>0.638951996962229</text:p>
          </table:table-cell>
          <table:table-cell office:value-type="float" office:value="0.510402033726374" calcext:value-type="float">
            <text:p>0.510402033726374</text:p>
          </table:table-cell>
          <table:table-cell office:value-type="float" office:value="0.957910271728955" calcext:value-type="float">
            <text:p>0.957910271728955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line.com/health/birth-control-benefits</text:p>
          </table:table-cell>
          <table:table-cell office:value-type="float" office:value="0.38495557444791" calcext:value-type="float">
            <text:p>0.38495557444791</text:p>
          </table:table-cell>
          <table:table-cell office:value-type="float" office:value="0.301116711460054" calcext:value-type="float">
            <text:p>0.301116711460054</text:p>
          </table:table-cell>
          <table:table-cell office:value-type="float" office:value="0.969728245394536" calcext:value-type="float">
            <text:p>0.969728245394536</text:p>
          </table:table-cell>
        </table:table-row>
        <table:table-row table:style-name="ro1">
          <table:table-cell office:value-type="string" calcext:value-type="string">
            <text:p>Will taking birth control pills treat an ovarian cys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inniepalmerhospital.com/content-hub/five-myths-about-ovarian-cysts</text:p>
          </table:table-cell>
          <table:table-cell office:value-type="float" office:value="0.444158696259062" calcext:value-type="float">
            <text:p>0.444158696259062</text:p>
          </table:table-cell>
          <table:table-cell office:value-type="float" office:value="0.415122907919188" calcext:value-type="float">
            <text:p>0.415122907919188</text:p>
          </table:table-cell>
          <table:table-cell office:value-type="float" office:value="0.95196175780165" calcext:value-type="float">
            <text:p>0.95196175780165</text:p>
          </table:table-cell>
        </table:table-row>
        <table:table-row table:style-name="ro1">
          <table:table-cell table:style-name="ce1" office:value-type="string" calcext:value-type="string">
            <text:p>Will taking zinc supplements improve pregnanc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ih.gov/news-events/news-releases/zinc-folic-acid-supplement-does-not-improve-male-fertility-nih-study-suggests</text:p>
          </table:table-cell>
          <table:table-cell office:value-type="float" office:value="0.230187755078077" calcext:value-type="float">
            <text:p>0.230187755078077</text:p>
          </table:table-cell>
          <table:table-cell office:value-type="float" office:value="0.146696981353064" calcext:value-type="float">
            <text:p>0.146696981353064</text:p>
          </table:table-cell>
          <table:table-cell office:value-type="float" office:value="0.608423491390338" calcext:value-type="float">
            <text:p>0.608423491390338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704336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ods.od.nih.gov/factsheets/Zinc-HealthProfessional/</text:p>
          </table:table-cell>
          <table:table-cell table:style-name="ce8" office:value-type="float" office:value="0.243419476163884" calcext:value-type="float">
            <text:p>0.243419476163884</text:p>
          </table:table-cell>
          <table:table-cell office:value-type="float" office:value="0.158017985367527" calcext:value-type="float">
            <text:p>0.158017985367527</text:p>
          </table:table-cell>
          <table:table-cell office:value-type="float" office:value="0.965988345007564" calcext:value-type="float">
            <text:p>0.965988345007564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boost-male-fertility-sperm-count</text:p>
          </table:table-cell>
          <table:table-cell office:value-type="float" office:value="0.424592513591051" calcext:value-type="float">
            <text:p>0.424592513591051</text:p>
          </table:table-cell>
          <table:table-cell office:value-type="float" office:value="0.254585362970829" calcext:value-type="float">
            <text:p>0.254585362970829</text:p>
          </table:table-cell>
          <table:table-cell office:value-type="float" office:value="0.437032896569427" calcext:value-type="float">
            <text:p>0.43703289656942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lpi.oregonstate.edu/mic/minerals/zinc</text:p>
          </table:table-cell>
          <table:table-cell office:value-type="float" office:value="0.118714125206073" calcext:value-type="float">
            <text:p>0.118714125206073</text:p>
          </table:table-cell>
          <table:table-cell office:value-type="float" office:value="0.0162785102923711" calcext:value-type="float">
            <text:p>0.016278510292371</text:p>
          </table:table-cell>
          <table:table-cell office:value-type="float" office:value="0.994512085294017" calcext:value-type="float">
            <text:p>0.994512085294017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library.com/cdsr/doi/10.1002/14651858.CD000230.pub5/fu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vitamins/ai/ingredientmono-982/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33724446/</text:p>
          </table:table-cell>
          <table:table-cell office:value-type="float" office:value="0.0965674114219534" calcext:value-type="float">
            <text:p>0.096567411421953</text:p>
          </table:table-cell>
          <table:table-cell office:value-type="float" office:value="-0.0140451900660992" calcext:value-type="float">
            <text:p>-0.014045190066099</text:p>
          </table:table-cell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2"/>
          <table:table-cell office:value-type="float" office:value="0.995401407743656" calcext:value-type="float">
            <text:p>0.995401407743656</text:p>
          </table:table-cell>
        </table:table-row>
        <table:table-row table:style-name="ro1">
          <table:table-cell office:value-type="string" calcext:value-type="string">
            <text:p>Will taking zinc supplements improve pregnanc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best-zinc-supplement</text:p>
          </table:table-cell>
          <table:table-cell office:value-type="float" office:value="0.509596591194471" calcext:value-type="float">
            <text:p>0.509596591194471</text:p>
          </table:table-cell>
          <table:table-cell office:value-type="float" office:value="0.490590393543243" calcext:value-type="float">
            <text:p>0.490590393543243</text:p>
          </table:table-cell>
          <table:table-cell office:value-type="float" office:value="0.583351125652008" calcext:value-type="float">
            <text:p>0.583351125652008</text:p>
          </table:table-cell>
        </table:table-row>
        <table:table-row table:style-name="ro1">
          <table:table-cell table:style-name="ce1" office:value-type="string" calcext:value-type="string">
            <text:p>Can evening primrose oil help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evening-primrose-oil</text:p>
          </table:table-cell>
          <table:table-cell office:value-type="float" office:value="0.417108432700237" calcext:value-type="float">
            <text:p>0.417108432700237</text:p>
          </table:table-cell>
          <table:table-cell office:value-type="float" office:value="0.235653225642939" calcext:value-type="float">
            <text:p>0.235653225642939</text:p>
          </table:table-cell>
          <table:table-cell office:value-type="float" office:value="0.972505975228357" calcext:value-type="float">
            <text:p>0.972505975228357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evidentlycochrane.net/evening-primrose-oil-and-borage-oil-no-help-for-eczema/</text:p>
          </table:table-cell>
          <table:table-cell office:value-type="float" office:value="0.255783145315945" calcext:value-type="float">
            <text:p>0.255783145315945</text:p>
          </table:table-cell>
          <table:table-cell table:style-name="ce10" office:value-type="float" office:value="0.263756428534786" calcext:value-type="float">
            <text:p>0.263756428534786</text:p>
          </table:table-cell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rugs-supplements-evening-primrose/art-20364500</text:p>
          </table:table-cell>
          <table:table-cell table:number-columns-repeated="2"/>
          <table:table-cell office:value-type="float" office:value="0.993682023951546" calcext:value-type="float">
            <text:p>0.99368202395154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vening-primrose-oil-for-eczema</text:p>
          </table:table-cell>
          <table:table-cell office:value-type="float" office:value="0.374302374819914" calcext:value-type="float">
            <text:p>0.374302374819914</text:p>
          </table:table-cell>
          <table:table-cell office:value-type="float" office:value="0.334556052150826" calcext:value-type="float">
            <text:p>0.334556052150826</text:p>
          </table:table-cell>
          <table:table-cell office:value-type="float" office:value="0.99081940310875" calcext:value-type="float">
            <text:p>0.99081940310875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29297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vitamins-and-supplements/ss/slideshow-evening-primrose-o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1318129/</text:p>
          </table:table-cell>
          <table:table-cell office:value-type="float" office:value="0.264424619614147" calcext:value-type="float">
            <text:p>0.264424619614147</text:p>
          </table:table-cell>
          <table:table-cell office:value-type="float" office:value="0.237136313070854" calcext:value-type="float">
            <text:p>0.237136313070854</text:p>
          </table:table-cell>
          <table:table-cell office:value-type="float" office:value="0.990995682172793" calcext:value-type="float">
            <text:p>0.990995682172793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aafp.org/afp/2009/1215/p1405.html</text:p>
          </table:table-cell>
          <table:table-cell office:value-type="float" office:value="0.253130389998356" calcext:value-type="float">
            <text:p>0.253130389998356</text:p>
          </table:table-cell>
          <table:table-cell office:value-type="float" office:value="0.18471696243311" calcext:value-type="float">
            <text:p>0.18471696243311</text:p>
          </table:table-cell>
          <table:table-cell office:value-type="float" office:value="0.972507665297316" calcext:value-type="float">
            <text:p>0.972507665297316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ubmed.ncbi.nlm.nih.gov/3307886/</text:p>
          </table:table-cell>
          <table:table-cell office:value-type="float" office:value="0.121513582766056" calcext:value-type="float">
            <text:p>0.121513582766056</text:p>
          </table:table-cell>
          <table:table-cell office:value-type="float" office:value="0.0432328716075669" calcext:value-type="float">
            <text:p>0.043232871607567</text:p>
          </table:table-cell>
          <table:table-cell office:value-type="float" office:value="0.991857379835789" calcext:value-type="float">
            <text:p>0.991857379835789</text:p>
          </table:table-cell>
        </table:table-row>
        <table:table-row table:style-name="ro1">
          <table:table-cell office:value-type="string" calcext:value-type="string">
            <text:p>Can evening primrose oil help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263027</text:p>
          </table:table-cell>
          <table:table-cell office:value-type="float" office:value="0.478101079662641" calcext:value-type="float">
            <text:p>0.478101079662641</text:p>
          </table:table-cell>
          <table:table-cell office:value-type="float" office:value="0.475578447182973" calcext:value-type="float">
            <text:p>0.475578447182973</text:p>
          </table:table-cell>
          <table:table-cell office:value-type="float" office:value="0.976426389551518" calcext:value-type="float">
            <text:p>0.976426389551518</text:p>
          </table:table-cell>
        </table:table-row>
        <table:table-row table:style-name="ro1">
          <table:table-cell table:style-name="ce1" office:value-type="string" calcext:value-type="string">
            <text:p>Do ankle braces help heal an ankle fract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healthsystem.org/hometown-health/speaking-of-health/brace-for-it-when-to-use-an-ankle-brace</text:p>
          </table:table-cell>
          <table:table-cell office:value-type="float" office:value="0.612612495819727" calcext:value-type="float">
            <text:p>0.612612495819727</text:p>
          </table:table-cell>
          <table:table-cell office:value-type="float" office:value="0.464112068216006" calcext:value-type="float">
            <text:p>0.464112068216006</text:p>
          </table:table-cell>
          <table:table-cell office:value-type="float" office:value="0.788298027800464" calcext:value-type="float">
            <text:p>0.788298027800464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opkinsmedicine.org/health/treatment-tests-and-therapies/ankle-fracture-open-reduction-and-internal-fixation</text:p>
          </table:table-cell>
          <table:table-cell table:style-name="ce10" office:value-type="float" office:value="0.454430112925669" calcext:value-type="float">
            <text:p>0.454430112925669</text:p>
          </table:table-cell>
          <table:table-cell office:value-type="float" office:value="0.44307695577542" calcext:value-type="float">
            <text:p>0.44307695577542</text:p>
          </table:table-cell>
          <table:table-cell office:value-type="float" office:value="0.802510212789383" calcext:value-type="float">
            <text:p>0.802510212789383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kle-sprains-healing-preventing-injury/</text:p>
          </table:table-cell>
          <table:table-cell office:value-type="float" office:value="0.473962187767029" calcext:value-type="float">
            <text:p>0.473962187767029</text:p>
          </table:table-cell>
          <table:table-cell office:value-type="float" office:value="0.355069388945897" calcext:value-type="float">
            <text:p>0.355069388945897</text:p>
          </table:table-cell>
          <table:table-cell office:value-type="float" office:value="0.430472111510255" calcext:value-type="float">
            <text:p>0.430472111510255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pennmedicine.org/for-patients-and-visitors/find-a-program-or-service/orthopaedics/foot-and-ankle-pain/foot-fracture-and-ankle-fractur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rthoinfo.aaos.org/en/diseases--conditions/sprained-ankle/</text:p>
          </table:table-cell>
          <table:table-cell office:value-type="float" office:value="0.500712037086487" calcext:value-type="float">
            <text:p>0.500712037086487</text:p>
          </table:table-cell>
          <table:table-cell office:value-type="float" office:value="0.392075128853321" calcext:value-type="float">
            <text:p>0.392075128853321</text:p>
          </table:table-cell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a-to-z-guides/ankle-sprain-treatment</text:p>
          </table:table-cell>
          <table:table-cell table:number-columns-repeated="2"/>
          <table:table-cell office:value-type="float" office:value="0.647747751336141" calcext:value-type="float">
            <text:p>0.647747751336141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how-to-heal-a-sprained-ankle-fast</text:p>
          </table:table-cell>
          <table:table-cell office:value-type="float" office:value="0.432741348942121" calcext:value-type="float">
            <text:p>0.432741348942121</text:p>
          </table:table-cell>
          <table:table-cell office:value-type="float" office:value="0.368159294128418" calcext:value-type="float">
            <text:p>0.368159294128418</text:p>
          </table:table-cell>
          <table:table-cell office:value-type="float" office:value="0.0584516139605766" calcext:value-type="float">
            <text:p>0.058451613960577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y.clevelandclinic.org/health/symptoms/15295-ankle-pain</text:p>
          </table:table-cell>
          <table:table-cell office:value-type="float" office:value="0.546118882795175" calcext:value-type="float">
            <text:p>0.546118882795175</text:p>
          </table:table-cell>
          <table:table-cell office:value-type="float" office:value="0.397099528461695" calcext:value-type="float">
            <text:p>0.397099528461695</text:p>
          </table:table-cell>
          <table:table-cell office:value-type="float" office:value="0.805995217618599" calcext:value-type="float">
            <text:p>0.805995217618599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nkle-sprains.html</text:p>
          </table:table-cell>
          <table:table-cell office:value-type="float" office:value="0.463393181562424" calcext:value-type="float">
            <text:p>0.463393181562424</text:p>
          </table:table-cell>
          <table:table-cell office:value-type="float" office:value="0.423302600781123" calcext:value-type="float">
            <text:p>0.423302600781123</text:p>
          </table:table-cell>
          <table:table-cell office:value-type="float" office:value="0.0732434667215264" calcext:value-type="float">
            <text:p>0.073243466721526</text:p>
          </table:table-cell>
        </table:table-row>
        <table:table-row table:style-name="ro1">
          <table:table-cell office:value-type="string" calcext:value-type="string">
            <text:p>Do ankle braces help heal an ankle fract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1803-trimalleolar-fracture</text:p>
          </table:table-cell>
          <table:table-cell office:value-type="float" office:value="0.429129436612129" calcext:value-type="float">
            <text:p>0.429129436612129</text:p>
          </table:table-cell>
          <table:table-cell office:value-type="float" office:value="0.474448223908742" calcext:value-type="float">
            <text:p>0.474448223908742</text:p>
          </table:table-cell>
          <table:table-cell office:value-type="float" office:value="0.88684815633974" calcext:value-type="float">
            <text:p>0.88684815633974</text:p>
          </table:table-cell>
        </table:table-row>
        <table:table-row table:style-name="ro1">
          <table:table-cell table:style-name="ce1" office:value-type="string" calcext:value-type="string">
            <text:p>Can applying vitamin E cream remove skin scar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10417589/</text:p>
          </table:table-cell>
          <table:table-cell office:value-type="float" office:value="0.502825662493706" calcext:value-type="float">
            <text:p>0.502825662493706</text:p>
          </table:table-cell>
          <table:table-cell office:value-type="float" office:value="0.381124138832092" calcext:value-type="float">
            <text:p>0.381124138832092</text:p>
          </table:table-cell>
          <table:table-cell office:value-type="float" office:value="0.994690506777604" calcext:value-type="float">
            <text:p>0.99469050677760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178108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vitamin-e-oil-scars</text:p>
          </table:table-cell>
          <table:table-cell table:style-name="ce8" office:value-type="float" office:value="0.534081675112247" calcext:value-type="float">
            <text:p>0.534081675112247</text:p>
          </table:table-cell>
          <table:table-cell office:value-type="float" office:value="0.472542971372604" calcext:value-type="float">
            <text:p>0.472542971372604</text:p>
          </table:table-cell>
          <table:table-cell office:value-type="float" office:value="0.985463932882605" calcext:value-type="float">
            <text:p>0.98546393288260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abc.net.au/news/health/2016-09-02/does-vitamin-e-improve-scars/7537890</text:p>
          </table:table-cell>
          <table:table-cell office:value-type="float" office:value="0.642608384291331" calcext:value-type="float">
            <text:p>0.642608384291331</text:p>
          </table:table-cell>
          <table:table-cell office:value-type="float" office:value="0.619900643825531" calcext:value-type="float">
            <text:p>0.619900643825531</text:p>
          </table:table-cell>
          <table:table-cell office:value-type="float" office:value="0.994030090030368" calcext:value-type="float">
            <text:p>0.99403009003036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beauty-skin-care/vitamin-e-acne</text:p>
          </table:table-cell>
          <table:table-cell office:value-type="float" office:value="0.590778738260269" calcext:value-type="float">
            <text:p>0.590778738260269</text:p>
          </table:table-cell>
          <table:table-cell office:value-type="float" office:value="0.388013049960136" calcext:value-type="float">
            <text:p>0.388013049960136</text:p>
          </table:table-cell>
          <table:table-cell office:value-type="float" office:value="0.962819696741058" calcext:value-type="float">
            <text:p>0.962819696741058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943</text:p>
          </table:table-cell>
          <table:table-cell office:value-type="float" office:value="0.568243061502775" calcext:value-type="float">
            <text:p>0.568243061502775</text:p>
          </table:table-cell>
          <table:table-cell office:value-type="float" office:value="0.430840661128362" calcext:value-type="float">
            <text:p>0.430840661128362</text:p>
          </table:table-cell>
          <table:table-cell office:value-type="float" office:value="0.986198106424134" calcext:value-type="float">
            <text:p>0.98619810642413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afp.org/afp/2009/0801/p253.html</text:p>
          </table:table-cell>
          <table:table-cell office:value-type="float" office:value="0.268639914691448" calcext:value-type="float">
            <text:p>0.268639914691448</text:p>
          </table:table-cell>
          <table:table-cell office:value-type="float" office:value="0.186486391971509" calcext:value-type="float">
            <text:p>0.186486391971509</text:p>
          </table:table-cell>
          <table:table-cell office:value-type="float" office:value="0.876464185179662" calcext:value-type="float">
            <text:p>0.876464185179662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651</text:p>
          </table:table-cell>
          <table:table-cell office:value-type="float" office:value="0.604001412789027" calcext:value-type="float">
            <text:p>0.604001412789027</text:p>
          </table:table-cell>
          <table:table-cell office:value-type="float" office:value="0.474946876366933" calcext:value-type="float">
            <text:p>0.474946876366933</text:p>
          </table:table-cell>
          <table:table-cell office:value-type="float" office:value="0.986567518437784" calcext:value-type="float">
            <text:p>0.986567518437784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scars/treatment/</text:p>
          </table:table-cell>
          <table:table-cell office:value-type="float" office:value="0.503774330019951" calcext:value-type="float">
            <text:p>0.503774330019951</text:p>
          </table:table-cell>
          <table:table-cell office:value-type="float" office:value="0.381377572814623" calcext:value-type="float">
            <text:p>0.381377572814623</text:p>
          </table:table-cell>
          <table:table-cell office:value-type="float" office:value="0.00409886749855002" calcext:value-type="float">
            <text:p>0.00409886749855</text:p>
          </table:table-cell>
        </table:table-row>
        <table:table-row table:style-name="ro1">
          <table:table-cell office:value-type="string" calcext:value-type="string">
            <text:p>Can applying vitamin E cream remove skin scar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vitamin-e-for-scars</text:p>
          </table:table-cell>
          <table:table-cell office:value-type="float" office:value="0.600995153188705" calcext:value-type="float">
            <text:p>0.600995153188705</text:p>
          </table:table-cell>
          <table:table-cell office:value-type="float" office:value="0.531591907143593" calcext:value-type="float">
            <text:p>0.531591907143593</text:p>
          </table:table-cell>
          <table:table-cell office:value-type="float" office:value="0.98174011400669" calcext:value-type="float">
            <text:p>0.98174011400669</text:p>
          </table:table-cell>
        </table:table-row>
        <table:table-row table:style-name="ro1">
          <table:table-cell table:style-name="ce1" office:value-type="string" calcext:value-type="string">
            <text:p>Can magnesium help prevent migra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migraines-headaches/magnesium-migra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magnesium-for-migraines</text:p>
          </table:table-cell>
          <table:table-cell table:style-name="ce10" office:value-type="float" office:value="0.665205602844556" calcext:value-type="float">
            <text:p>0.665205602844556</text:p>
          </table:table-cell>
          <table:table-cell office:value-type="float" office:value="0.512549951672554" calcext:value-type="float">
            <text:p>0.512549951672554</text:p>
          </table:table-cell>
          <table:table-cell office:value-type="float" office:value="0.994807405840167" calcext:value-type="float">
            <text:p>0.994807405840167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mericanmigrainefoundation.org/resource-library/magnesiu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books/NBK507271/</text:p>
          </table:table-cell>
          <table:table-cell office:value-type="float" office:value="0.522064104676247" calcext:value-type="float">
            <text:p>0.522064104676247</text:p>
          </table:table-cell>
          <table:table-cell office:value-type="float" office:value="0.501045666635037" calcext:value-type="float">
            <text:p>0.501045666635037</text:p>
          </table:table-cell>
          <table:table-cell office:value-type="float" office:value="0.992497297257216" calcext:value-type="float">
            <text:p>0.992497297257216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322596</text:p>
          </table:table-cell>
          <table:table-cell office:value-type="float" office:value="0.584490593522787" calcext:value-type="float">
            <text:p>0.584490593522787</text:p>
          </table:table-cell>
          <table:table-cell office:value-type="float" office:value="0.468308457483848" calcext:value-type="float">
            <text:p>0.468308457483848</text:p>
          </table:table-cell>
          <table:table-cell office:value-type="float" office:value="0.993450193950769" calcext:value-type="float">
            <text:p>0.993450193950769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rontiersin.org/articles/10.3389/fnut.2021.653765/full</text:p>
          </table:table-cell>
          <table:table-cell office:value-type="float" office:value="0.616196538011233" calcext:value-type="float">
            <text:p>0.616196538011233</text:p>
          </table:table-cell>
          <table:table-cell office:value-type="float" office:value="0.514628042777379" calcext:value-type="float">
            <text:p>0.514628042777379</text:p>
          </table:table-cell>
          <table:table-cell office:value-type="float" office:value="0.996305338498468" calcext:value-type="float">
            <text:p>0.99630533849846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brainandlife.org/the-magazine/online-exclusives/the-neurologist-is-in-vitamins-and-supplements-for-migraine/</text:p>
          </table:table-cell>
          <table:table-cell office:value-type="float" office:value="0.542315448323886" calcext:value-type="float">
            <text:p>0.542315448323886</text:p>
          </table:table-cell>
          <table:table-cell office:value-type="float" office:value="0.389486843099197" calcext:value-type="float">
            <text:p>0.389486843099197</text:p>
          </table:table-cell>
          <table:table-cell office:value-type="float" office:value="0.98945203554224" calcext:value-type="float">
            <text:p>0.98945203554224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health.com/supplements-or-dietary-magnesium-for-migraine-prevention-4090427</text:p>
          </table:table-cell>
          <table:table-cell office:value-type="float" office:value="0.552292672296365" calcext:value-type="float">
            <text:p>0.552292672296365</text:p>
          </table:table-cell>
          <table:table-cell office:value-type="float" office:value="0.519121453166008" calcext:value-type="float">
            <text:p>0.519121453166008</text:p>
          </table:table-cell>
          <table:table-cell office:value-type="float" office:value="0.994932828530328" calcext:value-type="float">
            <text:p>0.9949328285303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withcove.com/learn/magnesium-migraine-prevention</text:p>
          </table:table-cell>
          <table:table-cell office:value-type="float" office:value="0.742614607016245" calcext:value-type="float">
            <text:p>0.742614607016245</text:p>
          </table:table-cell>
          <table:table-cell office:value-type="float" office:value="0.588466882705689" calcext:value-type="float">
            <text:p>0.588466882705689</text:p>
          </table:table-cell>
          <table:table-cell office:value-type="float" office:value="0.99645173441428" calcext:value-type="float">
            <text:p>0.99645173441428</text:p>
          </table:table-cell>
        </table:table-row>
        <table:table-row table:style-name="ro1">
          <table:table-cell office:value-type="string" calcext:value-type="string">
            <text:p>Can magnesium help prevent migra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22426836/</text:p>
          </table:table-cell>
          <table:table-cell office:value-type="float" office:value="0.528953924775124" calcext:value-type="float">
            <text:p>0.528953924775124</text:p>
          </table:table-cell>
          <table:table-cell office:value-type="float" office:value="0.527817294001579" calcext:value-type="float">
            <text:p>0.527817294001579</text:p>
          </table:table-cell>
          <table:table-cell office:value-type="float" office:value="0.975600020310842" calcext:value-type="float">
            <text:p>0.975600020310842</text:p>
          </table:table-cell>
        </table:table-row>
        <table:table-row table:style-name="ro1">
          <table:table-cell table:style-name="ce1" office:value-type="string" calcext:value-type="string">
            <text:p>Does exercise help manage diabet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.harvard.edu/staying-healthy/the-importance-of-exercise-when-you-have-diabetes</text:p>
          </table:table-cell>
          <table:table-cell office:value-type="float" office:value="0.707608044147491" calcext:value-type="float">
            <text:p>0.707608044147491</text:p>
          </table:table-cell>
          <table:table-cell office:value-type="float" office:value="0.404646401604017" calcext:value-type="float">
            <text:p>0.404646401604017</text:p>
          </table:table-cell>
          <table:table-cell office:value-type="float" office:value="0.949549178028476" calcext:value-type="float">
            <text:p>0.949549178028476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diabetes/managing/active.html</text:p>
          </table:table-cell>
          <table:table-cell table:style-name="ce10" office:value-type="float" office:value="0.452712280054887" calcext:value-type="float">
            <text:p>0.452712280054887</text:p>
          </table:table-cell>
          <table:table-cell office:value-type="float" office:value="0.185679496576389" calcext:value-type="float">
            <text:p>0.185679496576389</text:p>
          </table:table-cell>
          <table:table-cell office:value-type="float" office:value="0.643382822374293" calcext:value-type="float">
            <text:p>0.64338282237429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type-2-diabetes/how-exercise-helps-prevent-and-manage-type-2-diabetes/</text:p>
          </table:table-cell>
          <table:table-cell office:value-type="float" office:value="0.605765829483668" calcext:value-type="float">
            <text:p>0.605765829483668</text:p>
          </table:table-cell>
          <table:table-cell office:value-type="float" office:value="0.436088725924492" calcext:value-type="float">
            <text:p>0.436088725924492</text:p>
          </table:table-cell>
          <table:table-cell office:value-type="float" office:value="0.952150416632478" calcext:value-type="float">
            <text:p>0.952150416632478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diabetes/exercise-guideli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iabetes.org/healthy-living/fitness/getting-started-safely/blood-glucose-and-exercise</text:p>
          </table:table-cell>
          <table:table-cell office:value-type="float" office:value="0.530751958489418" calcext:value-type="float">
            <text:p>0.530751958489418</text:p>
          </table:table-cell>
          <table:table-cell office:value-type="float" office:value="0.38379293680191" calcext:value-type="float">
            <text:p>0.38379293680191</text:p>
          </table:table-cell>
          <table:table-cell office:value-type="float" office:value="0.155999399218743" calcext:value-type="float">
            <text:p>0.155999399218743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endocrineweb.com/conditions/type-2-diabetes/type-2-diabetes-exerc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type-2-diabetes/fitness</text:p>
          </table:table-cell>
          <table:table-cell office:value-type="float" office:value="0.745282471179962" calcext:value-type="float">
            <text:p>0.745282471179962</text:p>
          </table:table-cell>
          <table:table-cell office:value-type="float" office:value="0.468725726008415" calcext:value-type="float">
            <text:p>0.468725726008415</text:p>
          </table:table-cell>
          <table:table-cell office:value-type="float" office:value="0.966431162639239" calcext:value-type="float">
            <text:p>0.966431162639239</text:p>
          </table:table-cell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diabetesjournals.org/care/article/39/11/2065/37249/Physical-Activity-Exercise-and-Diabetes-A-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diabetes/in-depth/diabetes-and-exercise/art-20045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help manage diabet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pmc/articles/PMC2992225/</text:p>
          </table:table-cell>
          <table:table-cell office:value-type="float" office:value="0.531355962157249" calcext:value-type="float">
            <text:p>0.531355962157249</text:p>
          </table:table-cell>
          <table:table-cell office:value-type="float" office:value="0.33145518352588" calcext:value-type="float">
            <text:p>0.33145518352588</text:p>
          </table:table-cell>
          <table:table-cell office:value-type="float" office:value="0.950317237677547" calcext:value-type="float">
            <text:p>0.950317237677547</text:p>
          </table:table-cell>
        </table:table-row>
        <table:table-row table:style-name="ro1">
          <table:table-cell table:style-name="ce1" office:value-type="string" calcext:value-type="string">
            <text:p>Can fermented milk help mitigate high blood pressur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fermentation</text:p>
          </table:table-cell>
          <table:table-cell office:value-type="float" office:value="0.335980569322904" calcext:value-type="float">
            <text:p>0.335980569322904</text:p>
          </table:table-cell>
          <table:table-cell office:value-type="float" office:value="0.212508144478003" calcext:value-type="float">
            <text:p>0.212508144478003</text:p>
          </table:table-cell>
          <table:table-cell office:value-type="float" office:value="0.599651515214982" calcext:value-type="float">
            <text:p>0.599651515214982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481/fermented-mil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.org/CD008118/HTN_fermented-milk-for-hypertension</text:p>
          </table:table-cell>
          <table:table-cell table:style-name="ce8" office:value-type="float" office:value="0.56088828543822" calcext:value-type="float">
            <text:p>0.56088828543822</text:p>
          </table:table-cell>
          <table:table-cell office:value-type="float" office:value="0.519220491250356" calcext:value-type="float">
            <text:p>0.519220491250356</text:p>
          </table:table-cell>
          <table:table-cell office:value-type="float" office:value="0.99627492856928" calcext:value-type="float">
            <text:p>0.9962749285692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tudyfinds.org/yogurt-fermented-milk-high-blood-pressure/</text:p>
          </table:table-cell>
          <table:table-cell office:value-type="float" office:value="0.38395502169927" calcext:value-type="float">
            <text:p>0.38395502169927</text:p>
          </table:table-cell>
          <table:table-cell office:value-type="float" office:value="0.220761814465125" calcext:value-type="float">
            <text:p>0.220761814465125</text:p>
          </table:table-cell>
          <table:table-cell office:value-type="float" office:value="0.995350148397688" calcext:value-type="float">
            <text:p>0.99535014839768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foodnavigator.com/Article/2006/01/24/New-evidence-of-fermented-milk-s-effect-on-blood-pressure</text:p>
          </table:table-cell>
          <table:table-cell office:value-type="float" office:value="0.379290108879407" calcext:value-type="float">
            <text:p>0.379290108879407</text:p>
          </table:table-cell>
          <table:table-cell office:value-type="float" office:value="0.254206863542398" calcext:value-type="float">
            <text:p>0.254206863542398</text:p>
          </table:table-cell>
          <table:table-cell office:value-type="float" office:value="0.981593415534183" calcext:value-type="float">
            <text:p>0.981593415534183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1643</text:p>
          </table:table-cell>
          <table:table-cell office:value-type="float" office:value="0.522505904237429" calcext:value-type="float">
            <text:p>0.522505904237429</text:p>
          </table:table-cell>
          <table:table-cell office:value-type="float" office:value="0.197317708283663" calcext:value-type="float">
            <text:p>0.197317708283663</text:p>
          </table:table-cell>
          <table:table-cell office:value-type="float" office:value="0.971071730022094" calcext:value-type="float">
            <text:p>0.971071730022094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my.clevelandclinic.org/health/articles/4249-hypertension-and-nutrition</text:p>
          </table:table-cell>
          <table:table-cell office:value-type="float" office:value="0.289470148583253" calcext:value-type="float">
            <text:p>0.289470148583253</text:p>
          </table:table-cell>
          <table:table-cell office:value-type="float" office:value="0.0985933942720294" calcext:value-type="float">
            <text:p>0.098593394272029</text:p>
          </table:table-cell>
          <table:table-cell office:value-type="float" office:value="0.0609341810439089" calcext:value-type="float">
            <text:p>0.060934181043909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3169</text:p>
          </table:table-cell>
          <table:table-cell office:value-type="float" office:value="0.390000854929288" calcext:value-type="float">
            <text:p>0.390000854929288</text:p>
          </table:table-cell>
          <table:table-cell office:value-type="float" office:value="0.236306348194679" calcext:value-type="float">
            <text:p>0.236306348194679</text:p>
          </table:table-cell>
          <table:table-cell office:value-type="float" office:value="0.911399741876241" calcext:value-type="float">
            <text:p>0.911399741876241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dtv.com/food/kefir-a-fermented-probiotic-milk-may-help-reduce-high-bp-these-foods-may-help-too-1844223</text:p>
          </table:table-cell>
          <table:table-cell office:value-type="float" office:value="0.430260891715686" calcext:value-type="float">
            <text:p>0.430260891715686</text:p>
          </table:table-cell>
          <table:table-cell office:value-type="float" office:value="0.18122978353252" calcext:value-type="float">
            <text:p>0.18122978353252</text:p>
          </table:table-cell>
          <table:table-cell office:value-type="float" office:value="0.987409557696408" calcext:value-type="float">
            <text:p>0.987409557696408</text:p>
          </table:table-cell>
        </table:table-row>
        <table:table-row table:style-name="ro1">
          <table:table-cell office:value-type="string" calcext:value-type="string">
            <text:p>Can fermented milk help mitigate high blood pressur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hajournals.org/doi/10.1161/hypertensionaha.114.03469</text:p>
          </table:table-cell>
          <table:table-cell office:value-type="float" office:value="0.279867234950264" calcext:value-type="float">
            <text:p>0.279867234950264</text:p>
          </table:table-cell>
          <table:table-cell office:value-type="float" office:value="0.161123068382343" calcext:value-type="float">
            <text:p>0.161123068382343</text:p>
          </table:table-cell>
          <table:table-cell office:value-type="float" office:value="0.989918151958586" calcext:value-type="float">
            <text:p>0.989918151958586</text:p>
          </table:table-cell>
        </table:table-row>
        <table:table-row table:style-name="ro1">
          <table:table-cell table:style-name="ce1" office:value-type="string" calcext:value-type="string">
            <text:p>Can dupixent treat ecze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dupixent.com/atopicdermatitis</text:p>
          </table:table-cell>
          <table:table-cell office:value-type="float" office:value="0.462674412876368" calcext:value-type="float">
            <text:p>0.462674412876368</text:p>
          </table:table-cell>
          <table:table-cell office:value-type="float" office:value="0.347277720148365" calcext:value-type="float">
            <text:p>0.347277720148365</text:p>
          </table:table-cell>
          <table:table-cell office:value-type="float" office:value="0.993463371058319" calcext:value-type="float">
            <text:p>0.99346337105831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da.gov/news-events/press-announcements/fda-approves-new-eczema-drug-dupixent</text:p>
          </table:table-cell>
          <table:table-cell table:style-name="ce10" office:value-type="float" office:value="0.455212518572807" calcext:value-type="float">
            <text:p>0.455212518572807</text:p>
          </table:table-cell>
          <table:table-cell office:value-type="float" office:value="0.368042675157388" calcext:value-type="float">
            <text:p>0.368042675157388</text:p>
          </table:table-cell>
          <table:table-cell office:value-type="float" office:value="0.986346533845531" calcext:value-type="float">
            <text:p>0.986346533845531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dupixent.com/atopicdermatitis/about-dupixent/how-dupixent-works</text:p>
          </table:table-cell>
          <table:table-cell office:value-type="float" office:value="0.400492367645105" calcext:value-type="float">
            <text:p>0.400492367645105</text:p>
          </table:table-cell>
          <table:table-cell office:value-type="float" office:value="0.351893737912178" calcext:value-type="float">
            <text:p>0.351893737912178</text:p>
          </table:table-cell>
          <table:table-cell office:value-type="float" office:value="0.991116633017716" calcext:value-type="float">
            <text:p>0.99111663301771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6617</text:p>
          </table:table-cell>
          <table:table-cell office:value-type="float" office:value="0.514307829240958" calcext:value-type="float">
            <text:p>0.514307829240958</text:p>
          </table:table-cell>
          <table:table-cell office:value-type="float" office:value="0.452821411192417" calcext:value-type="float">
            <text:p>0.452821411192417</text:p>
          </table:table-cell>
          <table:table-cell office:value-type="float" office:value="0.992949833327939" calcext:value-type="float">
            <text:p>0.992949833327939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upixent.com/</text:p>
          </table:table-cell>
          <table:table-cell office:value-type="float" office:value="0.371008150279522" calcext:value-type="float">
            <text:p>0.371008150279522</text:p>
          </table:table-cell>
          <table:table-cell office:value-type="float" office:value="0.321206800639629" calcext:value-type="float">
            <text:p>0.321206800639629</text:p>
          </table:table-cell>
          <table:table-cell office:value-type="float" office:value="0.987951934909026" calcext:value-type="float">
            <text:p>0.987951934909026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drugs.com/medical-answers/dupixent-cure-eczema-3552818/</text:p>
          </table:table-cell>
          <table:table-cell office:value-type="float" office:value="0.453219469636679" calcext:value-type="float">
            <text:p>0.453219469636679</text:p>
          </table:table-cell>
          <table:table-cell office:value-type="float" office:value="0.378856717764089" calcext:value-type="float">
            <text:p>0.378856717764089</text:p>
          </table:table-cell>
          <table:table-cell office:value-type="float" office:value="0.992477687218825" calcext:value-type="float">
            <text:p>0.992477687218825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nationaleczema.org/dupixent-feedback/</text:p>
          </table:table-cell>
          <table:table-cell office:value-type="float" office:value="0.369274543287853" calcext:value-type="float">
            <text:p>0.369274543287853</text:p>
          </table:table-cell>
          <table:table-cell office:value-type="float" office:value="0.293606869876385" calcext:value-type="float">
            <text:p>0.293606869876385</text:p>
          </table:table-cell>
          <table:table-cell office:value-type="float" office:value="0.97612484242838" calcext:value-type="float">
            <text:p>0.9761248424283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medlineplus.gov/druginfo/meds/a617021.html</text:p>
          </table:table-cell>
          <table:table-cell office:value-type="float" office:value="0.380640504260858" calcext:value-type="float">
            <text:p>0.380640504260858</text:p>
          </table:table-cell>
          <table:table-cell office:value-type="float" office:value="0.31835114210844" calcext:value-type="float">
            <text:p>0.31835114210844</text:p>
          </table:table-cell>
          <table:table-cell office:value-type="float" office:value="0.950848289692768" calcext:value-type="float">
            <text:p>0.950848289692768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ationaleczema.org/eczema/treatment/injectibles/dupixent-faq/</text:p>
          </table:table-cell>
          <table:table-cell office:value-type="float" office:value="0.377148181200027" calcext:value-type="float">
            <text:p>0.377148181200027</text:p>
          </table:table-cell>
          <table:table-cell office:value-type="float" office:value="0.263208980361621" calcext:value-type="float">
            <text:p>0.263208980361621</text:p>
          </table:table-cell>
          <table:table-cell office:value-type="float" office:value="0.965949855287734" calcext:value-type="float">
            <text:p>0.965949855287734</text:p>
          </table:table-cell>
        </table:table-row>
        <table:table-row table:style-name="ro1">
          <table:table-cell office:value-type="string" calcext:value-type="string">
            <text:p>Can dupixent treat ecze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uptodate.com/contents/treatment-of-atopic-dermatitis-eczema</text:p>
          </table:table-cell>
          <table:table-cell office:value-type="float" office:value="0.0414128005504608" calcext:value-type="float">
            <text:p>0.041412800550461</text:p>
          </table:table-cell>
          <table:table-cell office:value-type="float" office:value="0.0153192722549041" calcext:value-type="float">
            <text:p>0.015319272254904</text:p>
          </table:table-cell>
          <table:table-cell office:value-type="float" office:value="0.00000300346475143572" calcext:value-type="float">
            <text:p>3.00346475143572E-06</text:p>
          </table:table-cell>
        </table:table-row>
        <table:table-row table:style-name="ro1">
          <table:table-cell table:style-name="ce1" office:value-type="string" calcext:value-type="string">
            <text:p>Does yoga help reduce pain from arthritis and improve physical funct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rthritis.org/health-wellness/healthy-living/physical-activity/yoga/yoga-benefits-for-arthritis</text:p>
          </table:table-cell>
          <table:table-cell office:value-type="float" office:value="0.729218314091365" calcext:value-type="float">
            <text:p>0.729218314091365</text:p>
          </table:table-cell>
          <table:table-cell office:value-type="float" office:value="0.487036302685738" calcext:value-type="float">
            <text:p>0.487036302685738</text:p>
          </table:table-cell>
          <table:table-cell office:value-type="float" office:value="0.997671317635614" calcext:value-type="float">
            <text:p>0.99767131763561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35715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healthy-lifestyle/fitness/in-depth/exercise-and-chronic-disease/art-20046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461882/</text:p>
          </table:table-cell>
          <table:table-cell table:style-name="ce10" office:value-type="float" office:value="0.4268771916007" calcext:value-type="float">
            <text:p>0.4268771916007</text:p>
          </table:table-cell>
          <table:table-cell office:value-type="float" office:value="0.371886439621449" calcext:value-type="float">
            <text:p>0.371886439621449</text:p>
          </table:table-cell>
          <table:table-cell office:value-type="float" office:value="0.225729481077018" calcext:value-type="float">
            <text:p>0.22572948107701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viders/digest/yoga-for-pain-science</text:p>
          </table:table-cell>
          <table:table-cell office:value-type="float" office:value="0.531480106214682" calcext:value-type="float">
            <text:p>0.531480106214682</text:p>
          </table:table-cell>
          <table:table-cell office:value-type="float" office:value="0.408015276615818" calcext:value-type="float">
            <text:p>0.408015276615818</text:p>
          </table:table-cell>
          <table:table-cell office:value-type="float" office:value="0.995330189531694" calcext:value-type="float">
            <text:p>0.995330189531694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au.edu/newsdesk/articles/chair-yoga-study.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goodrx.com/conditions/psoriatic-arthritis/5-low-impact-exercises-psoriatic-arthritis-relief</text:p>
          </table:table-cell>
          <table:table-cell office:value-type="float" office:value="0.0866167700539033" calcext:value-type="float">
            <text:p>0.086616770053903</text:p>
          </table:table-cell>
          <table:table-cell office:value-type="float" office:value="0.217050870259603" calcext:value-type="float">
            <text:p>0.217050870259603</text:p>
          </table:table-cell>
          <table:table-cell office:value-type="float" office:value="0.00000212086939046766" calcext:value-type="float">
            <text:p>2.12086939046766E-06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cih.nih.gov/health/providers/digest/mind-and-body-approaches-for-chronic-pain-science</text:p>
          </table:table-cell>
          <table:table-cell office:value-type="float" office:value="0.542962367335955" calcext:value-type="float">
            <text:p>0.542962367335955</text:p>
          </table:table-cell>
          <table:table-cell office:value-type="float" office:value="0.428091945747534" calcext:value-type="float">
            <text:p>0.428091945747534</text:p>
          </table:table-cell>
          <table:table-cell office:value-type="float" office:value="0.99588804502769" calcext:value-type="float">
            <text:p>0.99588804502769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frontiersin.org/articles/10.3389/fmed.2020.586665/full</text:p>
          </table:table-cell>
          <table:table-cell office:value-type="float" office:value="0.280970906838775" calcext:value-type="float">
            <text:p>0.280970906838775</text:p>
          </table:table-cell>
          <table:table-cell office:value-type="float" office:value="0.312039187488457" calcext:value-type="float">
            <text:p>0.312039187488457</text:p>
          </table:table-cell>
          <table:table-cell office:value-type="float" office:value="0.994984399052628" calcext:value-type="float">
            <text:p>0.994984399052628</text:p>
          </table:table-cell>
        </table:table-row>
        <table:table-row table:style-name="ro1">
          <table:table-cell office:value-type="string" calcext:value-type="string">
            <text:p>Does yoga help reduce pain from arthritis and improve physical funct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dc.gov/arthritis/basics/physical-activity-overview.html</text:p>
          </table:table-cell>
          <table:table-cell office:value-type="float" office:value="0.415908267100652" calcext:value-type="float">
            <text:p>0.415908267100652</text:p>
          </table:table-cell>
          <table:table-cell office:value-type="float" office:value="0.327067827184995" calcext:value-type="float">
            <text:p>0.327067827184995</text:p>
          </table:table-cell>
          <table:table-cell office:value-type="float" office:value="0.833710797645713" calcext:value-type="float">
            <text:p>0.833710797645713</text:p>
          </table:table-cell>
        </table:table-row>
        <table:table-row table:style-name="ro1">
          <table:table-cell table:style-name="ce1" office:value-type="string" calcext:value-type="string">
            <text:p>Can the drug Imitrex (sumatriptan) treat acute migraine attac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161991354388495" calcext:value-type="float">
            <text:p>0.161991354388495</text:p>
          </table:table-cell>
          <table:table-cell office:value-type="float" office:value="0.0764057034005722" calcext:value-type="float">
            <text:p>0.076405703400572</text:p>
          </table:table-cell>
          <table:table-cell office:value-type="float" office:value="0.990878975399605" calcext:value-type="float">
            <text:p>0.99087897539960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ayoclinic.org/drugs-supplements/sumatriptan-oral-route/description/drg-20074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afp.org/afp/2011/0201/p271.html</text:p>
          </table:table-cell>
          <table:table-cell table:style-name="ce10" office:value-type="float" office:value="0.323443190505107" calcext:value-type="float">
            <text:p>0.323443190505107</text:p>
          </table:table-cell>
          <table:table-cell office:value-type="float" office:value="0.251873359084129" calcext:value-type="float">
            <text:p>0.251873359084129</text:p>
          </table:table-cell>
          <table:table-cell office:value-type="float" office:value="0.99238422793224" calcext:value-type="float">
            <text:p>0.99238422793224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uptodate.com/contents/acute-treatment-of-migraine-in-adults</text:p>
          </table:table-cell>
          <table:table-cell office:value-type="float" office:value="0.126035623252392" calcext:value-type="float">
            <text:p>0.126035623252392</text:p>
          </table:table-cell>
          <table:table-cell office:value-type="float" office:value="0.0883349254727364" calcext:value-type="float">
            <text:p>0.088334925472736</text:p>
          </table:table-cell>
          <table:table-cell office:value-type="float" office:value="0.0000059647066141748" calcext:value-type="float">
            <text:p>5.9647066141748E-0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597793459892273" calcext:value-type="float">
            <text:p>0.597793459892273</text:p>
          </table:table-cell>
          <table:table-cell office:value-type="float" office:value="0.471821611126264" calcext:value-type="float">
            <text:p>0.471821611126264</text:p>
          </table:table-cell>
          <table:table-cell office:value-type="float" office:value="0.930706652859926" calcext:value-type="float">
            <text:p>0.930706652859926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druginfo/meds/a601116.html</text:p>
          </table:table-cell>
          <table:table-cell office:value-type="float" office:value="0.497259452939034" calcext:value-type="float">
            <text:p>0.497259452939034</text:p>
          </table:table-cell>
          <table:table-cell office:value-type="float" office:value="0.431569300591946" calcext:value-type="float">
            <text:p>0.431569300591946</text:p>
          </table:table-cell>
          <table:table-cell office:value-type="float" office:value="0.950177087654485" calcext:value-type="float">
            <text:p>0.950177087654485</text:p>
          </table:table-cell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6469574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migraines-headaches/migraine-treat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648539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the drug Imitrex (sumatriptan) treat acute migraine attac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Will buying a light therapy lamp help treat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seasonal-affective-disorder/in-depth/seasonal-affective-disorder-treatment/art-20048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health/sad-lamp</text:p>
          </table:table-cell>
          <table:table-cell office:value-type="float" office:value="0.570765048265457" calcext:value-type="float">
            <text:p>0.570765048265457</text:p>
          </table:table-cell>
          <table:table-cell office:value-type="float" office:value="0.403727759917577" calcext:value-type="float">
            <text:p>0.403727759917577</text:p>
          </table:table-cell>
          <table:table-cell office:value-type="float" office:value="0.986074528711869" calcext:value-type="float">
            <text:p>0.98607452871186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tests-procedures/light-therapy/about/pac-20384604</text:p>
          </table:table-cell>
          <table:table-cell table:style-name="ce10" office:value-type="float" office:value="0.446574860562881" calcext:value-type="float">
            <text:p>0.446574860562881</text:p>
          </table:table-cell>
          <table:table-cell office:value-type="float" office:value="0.32255827387174" calcext:value-type="float">
            <text:p>0.32255827387174</text:p>
          </table:table-cell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are-sun-lamps-best-to-improve-your-winter-mood/</text:p>
          </table:table-cell>
          <table:table-cell table:number-columns-repeated="2"/>
          <table:table-cell office:value-type="float" office:value="0.981755741632631" calcext:value-type="float">
            <text:p>0.981755741632631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healthline.com/health/light-for-sleep</text:p>
          </table:table-cell>
          <table:table-cell office:value-type="float" office:value="0.576701268553734" calcext:value-type="float">
            <text:p>0.576701268553734</text:p>
          </table:table-cell>
          <table:table-cell office:value-type="float" office:value="0.41220685839653" calcext:value-type="float">
            <text:p>0.41220685839653</text:p>
          </table:table-cell>
          <table:table-cell office:value-type="float" office:value="0.989182630520159" calcext:value-type="float">
            <text:p>0.98918263052015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mind.com/what-is-light-therapy-and-is-it-right-for-you-5097392</text:p>
          </table:table-cell>
          <table:table-cell office:value-type="float" office:value="0.454937364906073" calcext:value-type="float">
            <text:p>0.454937364906073</text:p>
          </table:table-cell>
          <table:table-cell office:value-type="float" office:value="0.310047905892134" calcext:value-type="float">
            <text:p>0.310047905892134</text:p>
          </table:table-cell>
          <table:table-cell office:value-type="float" office:value="0.987848972586699" calcext:value-type="float">
            <text:p>0.98784897258669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icalnewstoday.com/articles/sun-lamp</text:p>
          </table:table-cell>
          <table:table-cell office:value-type="float" office:value="0.448417020340761" calcext:value-type="float">
            <text:p>0.448417020340761</text:p>
          </table:table-cell>
          <table:table-cell office:value-type="float" office:value="0.304807373632987" calcext:value-type="float">
            <text:p>0.304807373632987</text:p>
          </table:table-cell>
          <table:table-cell office:value-type="float" office:value="0.971583474970829" calcext:value-type="float">
            <text:p>0.971583474970829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idcitytms.com/does-light-therapy-for-depression-actually-work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mind.com/before-you-buy-a-light-box-1067436</text:p>
          </table:table-cell>
          <table:table-cell office:value-type="float" office:value="0.328782185912132" calcext:value-type="float">
            <text:p>0.328782185912132</text:p>
          </table:table-cell>
          <table:table-cell office:value-type="float" office:value="0.177571710819999" calcext:value-type="float">
            <text:p>0.177571710819999</text:p>
          </table:table-cell>
          <table:table-cell office:value-type="float" office:value="0.979424126405452" calcext:value-type="float">
            <text:p>0.979424126405452</text:p>
          </table:table-cell>
        </table:table-row>
        <table:table-row table:style-name="ro1">
          <table:table-cell office:value-type="string" calcext:value-type="string">
            <text:p>Will buying a light therapy lamp help treat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ytimes.com/wirecutter/reviews/best-light-therapy-lamp/</text:p>
          </table:table-cell>
          <table:table-cell office:value-type="float" office:value="0.270108940390249" calcext:value-type="float">
            <text:p>0.270108940390249</text:p>
          </table:table-cell>
          <table:table-cell office:value-type="float" office:value="0.193874044343829" calcext:value-type="float">
            <text:p>0.193874044343829</text:p>
          </table:table-cell>
          <table:table-cell office:value-type="float" office:value="0.953073075193338" calcext:value-type="float">
            <text:p>0.953073075193338</text:p>
          </table:table-cell>
        </table:table-row>
        <table:table-row table:style-name="ro1">
          <table:table-cell table:style-name="ce1" office:value-type="string" calcext:value-type="string">
            <text:p>Does Aleve relieve migraine headach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hoosingwisely.org/patient-resources/treating-migraine-headaches/</text:p>
          </table:table-cell>
          <table:table-cell office:value-type="float" office:value="0.315324870248636" calcext:value-type="float">
            <text:p>0.315324870248636</text:p>
          </table:table-cell>
          <table:table-cell office:value-type="float" office:value="0.241190621008476" calcext:value-type="float">
            <text:p>0.241190621008476</text:p>
          </table:table-cell>
          <table:table-cell office:value-type="float" office:value="0.451514129939049" calcext:value-type="float">
            <text:p>0.4515141299390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ochrane.org/CD009455/SYMPT_naproxen-acute-migraine-adults</text:p>
          </table:table-cell>
          <table:table-cell table:style-name="ce8" office:value-type="float" office:value="0.360987116893132" calcext:value-type="float">
            <text:p>0.360987116893132</text:p>
          </table:table-cell>
          <table:table-cell office:value-type="float" office:value="0.357428972919782" calcext:value-type="float">
            <text:p>0.357428972919782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migraines-headaches/migraine-treatment</text:p>
          </table:table-cell>
          <table:table-cell table:number-columns-repeated="2"/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sinus-headaches/diagnosis-treatment/drc-20377584</text:p>
          </table:table-cell>
          <table:table-cell office:value-type="float" office:value="0.365095456751684" calcext:value-type="float">
            <text:p>0.365095456751684</text:p>
          </table:table-cell>
          <table:table-cell office:value-type="float" office:value="0.222079607347647" calcext:value-type="float">
            <text:p>0.222079607347647</text:p>
          </table:table-cell>
          <table:table-cell office:value-type="float" office:value="0.00792431358964912" calcext:value-type="float">
            <text:p>0.00792431358964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americanmigrainefoundation.org/resource-library/non-steroidal-anti-inflammatory-drugs-nsaids-acute-migraine-treatmenthead_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migraine-headache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.harvard.edu/blog/headaches-what-to-know-when-to-worry-2019061116803</text:p>
          </table:table-cell>
          <table:table-cell office:value-type="float" office:value="0.297757665316264" calcext:value-type="float">
            <text:p>0.297757665316264</text:p>
          </table:table-cell>
          <table:table-cell office:value-type="float" office:value="0.277925981829564" calcext:value-type="float">
            <text:p>0.277925981829564</text:p>
          </table:table-cell>
          <table:table-cell office:value-type="float" office:value="0.345334927645746" calcext:value-type="float">
            <text:p>0.345334927645746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6540401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uofmhealth.org/health-library/d07130a1</text:p>
          </table:table-cell>
          <table:table-cell office:value-type="float" office:value="0.22948107868433" calcext:value-type="float">
            <text:p>0.22948107868433</text:p>
          </table:table-cell>
          <table:table-cell office:value-type="float" office:value="0.315252383550008" calcext:value-type="float">
            <text:p>0.315252383550008</text:p>
          </table:table-cell>
          <table:table-cell office:value-type="float" office:value="0.0100953608428886" calcext:value-type="float">
            <text:p>0.010095360842889</text:p>
          </table:table-cell>
        </table:table-row>
        <table:table-row table:style-name="ro1">
          <table:table-cell office:value-type="string" calcext:value-type="string">
            <text:p>Does Aleve relieve migraine headach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fp.org/afp/2018/0215/p243.html</text:p>
          </table:table-cell>
          <table:table-cell office:value-type="float" office:value="0.436323235432307" calcext:value-type="float">
            <text:p>0.436323235432307</text:p>
          </table:table-cell>
          <table:table-cell office:value-type="float" office:value="0.295849694559971" calcext:value-type="float">
            <text:p>0.295849694559971</text:p>
          </table:table-cell>
          <table:table-cell office:value-type="float" office:value="0.01980277550405" calcext:value-type="float">
            <text:p>0.01980277550405</text:p>
          </table:table-cell>
        </table:table-row>
        <table:table-row table:style-name="ro1">
          <table:table-cell table:style-name="ce1" office:value-type="string" calcext:value-type="string">
            <text:p>Can I get rid of a pimple overnight by applying toothpast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toothpaste-on-pimples</text:p>
          </table:table-cell>
          <table:table-cell office:value-type="float" office:value="0.486596029872696" calcext:value-type="float">
            <text:p>0.486596029872696</text:p>
          </table:table-cell>
          <table:table-cell office:value-type="float" office:value="0.529321322838465" calcext:value-type="float">
            <text:p>0.529321322838465</text:p>
          </table:table-cell>
          <table:table-cell office:value-type="float" office:value="0.968686934470655" calcext:value-type="float">
            <text:p>0.968686934470655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how-to-remove-pimples-overnight</text:p>
          </table:table-cell>
          <table:table-cell office:value-type="float" office:value="0.503852888941765" calcext:value-type="float">
            <text:p>0.503852888941765</text:p>
          </table:table-cell>
          <table:table-cell table:style-name="ce10" office:value-type="float" office:value="0.529984618226687" calcext:value-type="float">
            <text:p>0.529984618226687</text:p>
          </table:table-cell>
          <table:table-cell office:value-type="float" office:value="0.972444645645558" calcext:value-type="float">
            <text:p>0.97244464564555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edicinenet.com/can_toothpaste_get_rid_of_pimples_overnight/article.htm</text:p>
          </table:table-cell>
          <table:table-cell office:value-type="float" office:value="0.560034687320391" calcext:value-type="float">
            <text:p>0.560034687320391</text:p>
          </table:table-cell>
          <table:table-cell office:value-type="float" office:value="0.582784791787465" calcext:value-type="float">
            <text:p>0.582784791787465</text:p>
          </table:table-cell>
          <table:table-cell office:value-type="float" office:value="0.990950377171201" calcext:value-type="float">
            <text:p>0.990950377171201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verywellhealth.com/does-using-toothpaste-on-pimples-really-work-15530</text:p>
          </table:table-cell>
          <table:table-cell office:value-type="float" office:value="0.552221298217773" calcext:value-type="float">
            <text:p>0.552221298217773</text:p>
          </table:table-cell>
          <table:table-cell office:value-type="float" office:value="0.529022395610809" calcext:value-type="float">
            <text:p>0.529022395610809</text:p>
          </table:table-cell>
          <table:table-cell office:value-type="float" office:value="0.921813507718086" calcext:value-type="float">
            <text:p>0.921813507718086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health.clevelandclinic.org/a-dermatologists-advice-on-how-to-get-rid-of-a-pimpl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gq.com/story/eight-ways-to-get-rid-of-pimples-overnight</text:p>
          </table:table-cell>
          <table:table-cell office:value-type="float" office:value="0.424391383926074" calcext:value-type="float">
            <text:p>0.424391383926074</text:p>
          </table:table-cell>
          <table:table-cell office:value-type="float" office:value="0.448759737114112" calcext:value-type="float">
            <text:p>0.448759737114112</text:p>
          </table:table-cell>
          <table:table-cell office:value-type="float" office:value="0.92832712128744" calcext:value-type="float">
            <text:p>0.92832712128744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swirlster.ndtv.com/beauty/how-to-get-rid-of-pimples-6-overnight-diy-remedies-to-try-at-home-2221042</text:p>
          </table:table-cell>
          <table:table-cell office:value-type="float" office:value="0.458339373270671" calcext:value-type="float">
            <text:p>0.458339373270671</text:p>
          </table:table-cell>
          <table:table-cell office:value-type="float" office:value="0.359860087434451" calcext:value-type="float">
            <text:p>0.359860087434451</text:p>
          </table:table-cell>
          <table:table-cell office:value-type="float" office:value="0.72727524293908" calcext:value-type="float">
            <text:p>0.72727524293908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cosmopolitan.com/style-beauty/beauty/a29961390/toothpaste-on-pimples-does-it-work/</text:p>
          </table:table-cell>
          <table:table-cell office:value-type="float" office:value="0.415375312169393" calcext:value-type="float">
            <text:p>0.415375312169393</text:p>
          </table:table-cell>
          <table:table-cell office:value-type="float" office:value="0.458868478735288" calcext:value-type="float">
            <text:p>0.458868478735288</text:p>
          </table:table-cell>
          <table:table-cell office:value-type="float" office:value="0.976148013515432" calcext:value-type="float">
            <text:p>0.976148013515432</text:p>
          </table:table-cell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itwperformancepolymers.com/Umbraco/type.aspx?iid=103731968&amp;cid=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get rid of a pimple overnight by applying toothpast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ad.org/news/how-to-treat-deep-painful-pimples</text:p>
          </table:table-cell>
          <table:table-cell office:value-type="float" office:value="0.447909904023012" calcext:value-type="float">
            <text:p>0.447909904023012</text:p>
          </table:table-cell>
          <table:table-cell office:value-type="float" office:value="0.486454159021378" calcext:value-type="float">
            <text:p>0.486454159021378</text:p>
          </table:table-cell>
          <table:table-cell office:value-type="float" office:value="0.865298789226269" calcext:value-type="float">
            <text:p>0.865298789226269</text:p>
          </table:table-cell>
        </table:table-row>
        <table:table-row table:style-name="ro1">
          <table:table-cell table:style-name="ce1" office:value-type="string" calcext:value-type="string">
            <text:p>Can chondroitin help relieve the pain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356877836709221" calcext:value-type="float">
            <text:p>0.356877836709221</text:p>
          </table:table-cell>
          <table:table-cell office:value-type="float" office:value="0.219350930303335" calcext:value-type="float">
            <text:p>0.219350930303335</text:p>
          </table:table-cell>
          <table:table-cell office:value-type="float" office:value="0.654972803058215" calcext:value-type="float">
            <text:p>0.654972803058215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supplements-and-vitamins/glucosamine-chondroitin-osteoarthritis-pain</text:p>
          </table:table-cell>
          <table:table-cell table:style-name="ce10" office:value-type="float" office:value="0.372828299800555" calcext:value-type="float">
            <text:p>0.372828299800555</text:p>
          </table:table-cell>
          <table:table-cell office:value-type="float" office:value="0.246986987069249" calcext:value-type="float">
            <text:p>0.246986987069249</text:p>
          </table:table-cell>
          <table:table-cell office:value-type="float" office:value="0.973558001307883" calcext:value-type="float">
            <text:p>0.9735580013078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glucosamine-and-chondroitin-for-osteoarthritis</text:p>
          </table:table-cell>
          <table:table-cell office:value-type="float" office:value="0.369525423894326" calcext:value-type="float">
            <text:p>0.369525423894326</text:p>
          </table:table-cell>
          <table:table-cell office:value-type="float" office:value="0.425840432445208" calcext:value-type="float">
            <text:p>0.425840432445208</text:p>
          </table:table-cell>
          <table:table-cell office:value-type="float" office:value="0.976807623709252" calcext:value-type="float">
            <text:p>0.976807623709252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healthbeat/do-glucosamine-and-chondroitin-really-help-arthriti-pain</text:p>
          </table:table-cell>
          <table:table-cell office:value-type="float" office:value="0.36379924044013" calcext:value-type="float">
            <text:p>0.36379924044013</text:p>
          </table:table-cell>
          <table:table-cell office:value-type="float" office:value="0.261933455864588" calcext:value-type="float">
            <text:p>0.261933455864588</text:p>
          </table:table-cell>
          <table:table-cell office:value-type="float" office:value="0.981308296749983" calcext:value-type="float">
            <text:p>0.98130829674998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osteoarthritis/arthritis-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hoosingwiselycanada.org/treating-osteoarthritis-kne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04010425011317" calcext:value-type="float">
            <text:p>0.404010425011317</text:p>
          </table:table-cell>
          <table:table-cell office:value-type="float" office:value="0.292860962450504" calcext:value-type="float">
            <text:p>0.292860962450504</text:p>
          </table:table-cell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osteoarthritis/nutritional-supplements-osteoarthritis</text:p>
          </table:table-cell>
          <table:table-cell table:number-columns-repeated="2"/>
          <table:table-cell office:value-type="float" office:value="0.247321277234127" calcext:value-type="float">
            <text:p>0.247321277234127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spine-health.com/conditions/arthritis/effectiveness-glucosamine-and-chondroitin-sulfate-osteoarthritis</text:p>
          </table:table-cell>
          <table:table-cell office:value-type="float" office:value="0.452084975938002" calcext:value-type="float">
            <text:p>0.452084975938002</text:p>
          </table:table-cell>
          <table:table-cell office:value-type="float" office:value="0.395078162352244" calcext:value-type="float">
            <text:p>0.395078162352244</text:p>
          </table:table-cell>
          <table:table-cell office:value-type="float" office:value="0.960819985556773" calcext:value-type="float">
            <text:p>0.960819985556773</text:p>
          </table:table-cell>
        </table:table-row>
        <table:table-row table:style-name="ro1">
          <table:table-cell office:value-type="string" calcext:value-type="string">
            <text:p>Can chondroitin help relieve the pain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cbi.nlm.nih.gov/books/NBK45283/</text:p>
          </table:table-cell>
          <table:table-cell office:value-type="float" office:value="0.260227834184964" calcext:value-type="float">
            <text:p>0.260227834184964</text:p>
          </table:table-cell>
          <table:table-cell office:value-type="float" office:value="0.189435788740714" calcext:value-type="float">
            <text:p>0.189435788740714</text:p>
          </table:table-cell>
          <table:table-cell office:value-type="float" office:value="0.871299446514402" calcext:value-type="float">
            <text:p>0.871299446514402</text:p>
          </table:table-cell>
        </table:table-row>
        <table:table-row table:style-name="ro1">
          <table:table-cell table:style-name="ce1" office:value-type="string" calcext:value-type="string">
            <text:p>Can omega-3 help manage hypertriglycerid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afp.org/afp/2007/0501/p1365.html</text:p>
          </table:table-cell>
          <table:table-cell office:value-type="float" office:value="0.246042429159085" calcext:value-type="float">
            <text:p>0.246042429159085</text:p>
          </table:table-cell>
          <table:table-cell office:value-type="float" office:value="0.124514933830748" calcext:value-type="float">
            <text:p>0.124514933830748</text:p>
          </table:table-cell>
          <table:table-cell office:value-type="float" office:value="0.972221379081425" calcext:value-type="float">
            <text:p>0.972221379081425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hajournals.org/doi/10.1161/CIR.0000000000000709</text:p>
          </table:table-cell>
          <table:table-cell table:style-name="ce10" office:value-type="float" office:value="0.268615636353691" calcext:value-type="float">
            <text:p>0.268615636353691</text:p>
          </table:table-cell>
          <table:table-cell office:value-type="float" office:value="0.176280484224359" calcext:value-type="float">
            <text:p>0.176280484224359</text:p>
          </table:table-cell>
          <table:table-cell office:value-type="float" office:value="0.993468312750021" calcext:value-type="float">
            <text:p>0.993468312750021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uptodate.com/contents/hypertriglyceridemia-in-adults-management</text:p>
          </table:table-cell>
          <table:table-cell office:value-type="float" office:value="0.00882540767391523" calcext:value-type="float">
            <text:p>0.008825407673915</text:p>
          </table:table-cell>
          <table:table-cell office:value-type="float" office:value="-0.0399968344718218" calcext:value-type="float">
            <text:p>-0.039996834471822</text:p>
          </table:table-cell>
          <table:table-cell office:value-type="float" office:value="0.00000227978955072914" calcext:value-type="float">
            <text:p>2.27978955072914E-0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422671/</text:p>
          </table:table-cell>
          <table:table-cell office:value-type="float" office:value="0.262822092821201" calcext:value-type="float">
            <text:p>0.262822092821201</text:p>
          </table:table-cell>
          <table:table-cell office:value-type="float" office:value="0.188274192041718" calcext:value-type="float">
            <text:p>0.188274192041718</text:p>
          </table:table-cell>
          <table:table-cell office:value-type="float" office:value="0.996352791264252" calcext:value-type="float">
            <text:p>0.996352791264252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ctmd.com/news/new-aha-guidance-omega-3-fatty-acids-high-triglycerides</text:p>
          </table:table-cell>
          <table:table-cell office:value-type="float" office:value="0.556748221317927" calcext:value-type="float">
            <text:p>0.556748221317927</text:p>
          </table:table-cell>
          <table:table-cell office:value-type="float" office:value="0.398517842094103" calcext:value-type="float">
            <text:p>0.398517842094103</text:p>
          </table:table-cell>
          <table:table-cell office:value-type="float" office:value="0.994633777486749" calcext:value-type="float">
            <text:p>0.994633777486749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cholesterol-management/suppl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cc.org/latest-in-cardiology/articles/2019/01/11/07/39/hypertriglyceridemia-management-according-to-the-2018-aha-acc-guideline</text:p>
          </table:table-cell>
          <table:table-cell office:value-type="float" office:value="0.260821928580602" calcext:value-type="float">
            <text:p>0.260821928580602</text:p>
          </table:table-cell>
          <table:table-cell office:value-type="float" office:value="0.149905376136303" calcext:value-type="float">
            <text:p>0.149905376136303</text:p>
          </table:table-cell>
          <table:table-cell office:value-type="float" office:value="0.987704279113256" calcext:value-type="float">
            <text:p>0.987704279113256</text:p>
          </table:table-cell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ncbi.nlm.nih.gov/pmc/articles/PMC3875260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journals.sagepub.com/doi/abs/10.1177/026010600902000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omega-3 help manage hypertriglycerid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lipidworld.biomedcentral.com/articles/10.1186/s12944-016-0286-4</text:p>
          </table:table-cell>
          <table:table-cell office:value-type="float" office:value="0.458196625113487" calcext:value-type="float">
            <text:p>0.458196625113487</text:p>
          </table:table-cell>
          <table:table-cell office:value-type="float" office:value="0.327847987413406" calcext:value-type="float">
            <text:p>0.327847987413406</text:p>
          </table:table-cell>
          <table:table-cell office:value-type="float" office:value="0.99318084173662" calcext:value-type="float">
            <text:p>0.99318084173662</text:p>
          </table:table-cell>
        </table:table-row>
        <table:table-row table:style-name="ro1">
          <table:table-cell table:style-name="ce1" office:value-type="string" calcext:value-type="string">
            <text:p>Can probiotics prevent respiratory infection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4979858/</text:p>
          </table:table-cell>
          <table:table-cell office:value-type="float" office:value="0.306231119359533" calcext:value-type="float">
            <text:p>0.306231119359533</text:p>
          </table:table-cell>
          <table:table-cell office:value-type="float" office:value="0.25787075360616" calcext:value-type="float">
            <text:p>0.25787075360616</text:p>
          </table:table-cell>
          <table:table-cell office:value-type="float" office:value="0.994268201094405" calcext:value-type="float">
            <text:p>0.99426820109440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29741754/</text:p>
          </table:table-cell>
          <table:table-cell table:style-name="ce10" office:value-type="float" office:value="0.200799569099521" calcext:value-type="float">
            <text:p>0.200799569099521</text:p>
          </table:table-cell>
          <table:table-cell office:value-type="float" office:value="0.166330409857134" calcext:value-type="float">
            <text:p>0.166330409857134</text:p>
          </table:table-cell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chranelibrary.com/cdsr/doi/10.1002/14651858.CD006895.pub3/full</text:p>
          </table:table-cell>
          <table:table-cell table:number-columns-repeated="2"/>
          <table:table-cell office:value-type="float" office:value="0.994597691302627" calcext:value-type="float">
            <text:p>0.994597691302627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26249739/</text:p>
          </table:table-cell>
          <table:table-cell office:value-type="float" office:value="0.163454824360088" calcext:value-type="float">
            <text:p>0.163454824360088</text:p>
          </table:table-cell>
          <table:table-cell office:value-type="float" office:value="0.161615363632639" calcext:value-type="float">
            <text:p>0.161615363632639</text:p>
          </table:table-cell>
          <table:table-cell office:value-type="float" office:value="0.992772623240563" calcext:value-type="float">
            <text:p>0.992772623240563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cochrane.org/CD006895/ARI_probiotics-live-micro-organisms-to-prevent-upper-respiratory-tract-infections-urtis-for-example-the-common-cold</text:p>
          </table:table-cell>
          <table:table-cell office:value-type="float" office:value="0.552100817362467" calcext:value-type="float">
            <text:p>0.552100817362467</text:p>
          </table:table-cell>
          <table:table-cell office:value-type="float" office:value="0.506899247566859" calcext:value-type="float">
            <text:p>0.506899247566859</text:p>
          </table:table-cell>
          <table:table-cell office:value-type="float" office:value="0.99176755488796" calcext:value-type="float">
            <text:p>0.99176755488796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agsjournals.onlinelibrary.wiley.com/doi/full/10.1111/jgs.15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sciencedirect.com/science/article/pii/S12019712210009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frontiersin.org/articles/10.3389/fbioe.2021.646184/full</text:p>
          </table:table-cell>
          <table:table-cell office:value-type="float" office:value="0.457864915952086" calcext:value-type="float">
            <text:p>0.457864915952086</text:p>
          </table:table-cell>
          <table:table-cell office:value-type="float" office:value="0.312739236901204" calcext:value-type="float">
            <text:p>0.312739236901204</text:p>
          </table:table-cell>
          <table:table-cell office:value-type="float" office:value="0.989745642880658" calcext:value-type="float">
            <text:p>0.989745642880658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mcinfectdis.biomedcentral.com/articles/10.1186/1471-2334-14-194</text:p>
          </table:table-cell>
          <table:table-cell office:value-type="float" office:value="0.522714709242185" calcext:value-type="float">
            <text:p>0.522714709242185</text:p>
          </table:table-cell>
          <table:table-cell office:value-type="float" office:value="0.533353745937347" calcext:value-type="float">
            <text:p>0.533353745937347</text:p>
          </table:table-cell>
          <table:table-cell office:value-type="float" office:value="0.991123658370795" calcext:value-type="float">
            <text:p>0.991123658370795</text:p>
          </table:table-cell>
        </table:table-row>
        <table:table-row table:style-name="ro1">
          <table:table-cell office:value-type="string" calcext:value-type="string">
            <text:p>Can probiotics prevent respiratory infection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s41538-020-00078-9</text:p>
          </table:table-cell>
          <table:table-cell office:value-type="float" office:value="0.459198857347171" calcext:value-type="float">
            <text:p>0.459198857347171</text:p>
          </table:table-cell>
          <table:table-cell office:value-type="float" office:value="0.401187412440777" calcext:value-type="float">
            <text:p>0.401187412440777</text:p>
          </table:table-cell>
          <table:table-cell office:value-type="float" office:value="0.994313338303542" calcext:value-type="float">
            <text:p>0.994313338303542</text:p>
          </table:table-cell>
        </table:table-row>
        <table:table-row table:style-name="ro1">
          <table:table-cell table:style-name="ce1" office:value-type="string" calcext:value-type="string">
            <text:p>Can aromatherapy massage help manage rheumatoid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pubmed.ncbi.nlm.nih.gov/27091583/</text:p>
          </table:table-cell>
          <table:table-cell office:value-type="float" office:value="0.364451264962554" calcext:value-type="float">
            <text:p>0.364451264962554</text:p>
          </table:table-cell>
          <table:table-cell office:value-type="float" office:value="0.260149167229732" calcext:value-type="float">
            <text:p>0.260149167229732</text:p>
          </table:table-cell>
          <table:table-cell office:value-type="float" office:value="0.996834081098785" calcext:value-type="float">
            <text:p>0.99683408109878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1853</text:p>
          </table:table-cell>
          <table:table-cell table:style-name="ce10" office:value-type="float" office:value="0.411632850766182" calcext:value-type="float">
            <text:p>0.411632850766182</text:p>
          </table:table-cell>
          <table:table-cell office:value-type="float" office:value="0.237444010873636" calcext:value-type="float">
            <text:p>0.237444010873636</text:p>
          </table:table-cell>
          <table:table-cell office:value-type="float" office:value="0.933896645174362" calcext:value-type="float">
            <text:p>0.933896645174362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everydayhealth.com/rheumatoid-arthritis/symptoms/using-aromatherapy-rheumatoid-arthritis-pain/</text:p>
          </table:table-cell>
          <table:table-cell office:value-type="float" office:value="0.545019060373306" calcext:value-type="float">
            <text:p>0.545019060373306</text:p>
          </table:table-cell>
          <table:table-cell office:value-type="float" office:value="0.324127381046613" calcext:value-type="float">
            <text:p>0.324127381046613</text:p>
          </table:table-cell>
          <table:table-cell office:value-type="float" office:value="0.985487203591143" calcext:value-type="float">
            <text:p>0.985487203591143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line.com/health/essential-oils-for-rheumatoid-arthritis</text:p>
          </table:table-cell>
          <table:table-cell office:value-type="float" office:value="0.368715522189935" calcext:value-type="float">
            <text:p>0.368715522189935</text:p>
          </table:table-cell>
          <table:table-cell office:value-type="float" office:value="0.199102625250816" calcext:value-type="float">
            <text:p>0.199102625250816</text:p>
          </table:table-cell>
          <table:table-cell office:value-type="float" office:value="0.822238593658019" calcext:value-type="float">
            <text:p>0.822238593658019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rheumatoid-arthritis/treatment/why-you-should-get-a-massage-for-ra-pain-relief/</text:p>
          </table:table-cell>
          <table:table-cell office:value-type="float" office:value="0.648036291201909" calcext:value-type="float">
            <text:p>0.648036291201909</text:p>
          </table:table-cell>
          <table:table-cell office:value-type="float" office:value="0.471905107299487" calcext:value-type="float">
            <text:p>0.471905107299487</text:p>
          </table:table-cell>
          <table:table-cell office:value-type="float" office:value="0.987018262202955" calcext:value-type="float">
            <text:p>0.987018262202955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rheumatoid-arthritis/ss/slideshow-ra-alternative-therap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researchgate.net/publication/301344191_The_Effects_of_Aromatherapy_Massage_and_Reflexology_on_Pain_and_Fatigue_in_Patients_with_Rheumatoid_Arthritis_A_Randomized_Controlled_Trial</text:p>
          </table:table-cell>
          <table:table-cell office:value-type="float" office:value="0.39972369497021" calcext:value-type="float">
            <text:p>0.39972369497021</text:p>
          </table:table-cell>
          <table:table-cell office:value-type="float" office:value="0.2576219610249" calcext:value-type="float">
            <text:p>0.2576219610249</text:p>
          </table:table-cell>
          <table:table-cell office:value-type="float" office:value="0.995871847885084" calcext:value-type="float">
            <text:p>0.995871847885084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arthritis/essential-oils-for-knee-and-joint-p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alternative-medicine/aromatherapy-for-arthritis-pain-relief/</text:p>
          </table:table-cell>
          <table:table-cell office:value-type="float" office:value="0.431679591536522" calcext:value-type="float">
            <text:p>0.431679591536522</text:p>
          </table:table-cell>
          <table:table-cell office:value-type="float" office:value="0.253242388367653" calcext:value-type="float">
            <text:p>0.253242388367653</text:p>
          </table:table-cell>
          <table:table-cell office:value-type="float" office:value="0.910196147862317" calcext:value-type="float">
            <text:p>0.910196147862317</text:p>
          </table:table-cell>
        </table:table-row>
        <table:table-row table:style-name="ro1">
          <table:table-cell office:value-type="string" calcext:value-type="string">
            <text:p>Can aromatherapy massage help manage rheumatoid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semanticscholar.org/paper/The-Effects-of-Aromatherapy-Massage-and-Reflexology-Metin-%C3%96zdemir/92a02f35066997803eb60c54644fe0e0e146bfa5</text:p>
          </table:table-cell>
          <table:table-cell office:value-type="float" office:value="0.474397947390874" calcext:value-type="float">
            <text:p>0.474397947390874</text:p>
          </table:table-cell>
          <table:table-cell office:value-type="float" office:value="0.355558216571808" calcext:value-type="float">
            <text:p>0.355558216571808</text:p>
          </table:table-cell>
          <table:table-cell office:value-type="float" office:value="0.98785478888206" calcext:value-type="float">
            <text:p>0.98785478888206</text:p>
          </table:table-cell>
        </table:table-row>
        <table:table-row table:style-name="ro1">
          <table:table-cell table:style-name="ce1" office:value-type="string" calcext:value-type="string">
            <text:p>Does steam from a shower help croup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ttchildren.org/posts/your-child/croup</text:p>
          </table:table-cell>
          <table:table-cell office:value-type="float" office:value="0.365399826318026" calcext:value-type="float">
            <text:p>0.365399826318026</text:p>
          </table:table-cell>
          <table:table-cell office:value-type="float" office:value="0.368919232239326" calcext:value-type="float">
            <text:p>0.368919232239326</text:p>
          </table:table-cell>
          <table:table-cell office:value-type="float" office:value="0.987584043616421" calcext:value-type="float">
            <text:p>0.987584043616421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kidshealth.org/en/parents/croup-sheet.html</text:p>
          </table:table-cell>
          <table:table-cell table:style-name="ce9" office:value-type="float" office:value="0.446418702602387" calcext:value-type="float">
            <text:p>0.446418702602387</text:p>
          </table:table-cell>
          <table:table-cell office:value-type="float" office:value="0.286808703094721" calcext:value-type="float">
            <text:p>0.286808703094721</text:p>
          </table:table-cell>
          <table:table-cell office:value-type="float" office:value="0.984439056424653" calcext:value-type="float">
            <text:p>0.98443905642465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verywellhealth.com/will-a-hot-shower-help-a-childs-croup-cough-1298406</text:p>
          </table:table-cell>
          <table:table-cell office:value-type="float" office:value="0.296684617797534" calcext:value-type="float">
            <text:p>0.296684617797534</text:p>
          </table:table-cell>
          <table:table-cell office:value-type="float" office:value="0.316701826949914" calcext:value-type="float">
            <text:p>0.316701826949914</text:p>
          </table:table-cell>
          <table:table-cell office:value-type="float" office:value="0.995711793824036" calcext:value-type="float">
            <text:p>0.995711793824036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ayoclinic.org/diseases-conditions/croup/diagnosis-treatment/drc-20350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ebmd.com/children/news/20060314/humidity-may-not-help-kids-with-c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healthcare.utah.edu/the-scope/shows.php?shows=0_bo3b8lay</text:p>
          </table:table-cell>
          <table:table-cell office:value-type="float" office:value="0.422044262290001" calcext:value-type="float">
            <text:p>0.422044262290001</text:p>
          </table:table-cell>
          <table:table-cell office:value-type="float" office:value="0.238576217244069" calcext:value-type="float">
            <text:p>0.238576217244069</text:p>
          </table:table-cell>
          <table:table-cell office:value-type="float" office:value="0.983273835460413" calcext:value-type="float">
            <text:p>0.983273835460413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children/understanding-croup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drstevesilvestro.com/cough-croup-and-wheezing-in-kids</text:p>
          </table:table-cell>
          <table:table-cell office:value-type="float" office:value="0.373134317497412" calcext:value-type="float">
            <text:p>0.373134317497412</text:p>
          </table:table-cell>
          <table:table-cell office:value-type="float" office:value="0.345685981834928" calcext:value-type="float">
            <text:p>0.345685981834928</text:p>
          </table:table-cell>
          <table:table-cell office:value-type="float" office:value="0.990582707025042" calcext:value-type="float">
            <text:p>0.990582707025042</text:p>
          </table:table-cell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eehealth.org/blog/2017/12/croup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steam from a shower help croup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/croup-remedies</text:p>
          </table:table-cell>
          <table:table-cell office:value-type="float" office:value="0.421759759386381" calcext:value-type="float">
            <text:p>0.421759759386381</text:p>
          </table:table-cell>
          <table:table-cell office:value-type="float" office:value="0.23674347003301" calcext:value-type="float">
            <text:p>0.23674347003301</text:p>
          </table:table-cell>
          <table:table-cell office:value-type="float" office:value="0.968870869879619" calcext:value-type="float">
            <text:p>0.968870869879619</text:p>
          </table:table-cell>
        </table:table-row>
        <table:table-row table:style-name="ro1">
          <table:table-cell table:style-name="ce1" office:value-type="string" calcext:value-type="string">
            <text:p>Can minoxidil treat hair los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beauty/thinning-ha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6691938/</text:p>
          </table:table-cell>
          <table:table-cell office:value-type="float" office:value="0.14894954363505" calcext:value-type="float">
            <text:p>0.14894954363505</text:p>
          </table:table-cell>
          <table:table-cell office:value-type="float" office:value="0.0840234166632096" calcext:value-type="float">
            <text:p>0.08402341666321</text:p>
          </table:table-cell>
          <table:table-cell office:value-type="float" office:value="0.990825137233518" calcext:value-type="float">
            <text:p>0.990825137233518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connect-to-care/hair-loss/what-types-of-alopecia-can-minoxidil-t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verydayhealth.com/hair-loss/minoxidil-for-hair-loss-in-women.aspx</text:p>
          </table:table-cell>
          <table:table-cell table:style-name="ce10" office:value-type="float" office:value="0.466823331390818" calcext:value-type="float">
            <text:p>0.466823331390818</text:p>
          </table:table-cell>
          <table:table-cell office:value-type="float" office:value="0.3596700510631" calcext:value-type="float">
            <text:p>0.3596700510631</text:p>
          </table:table-cell>
          <table:table-cell office:value-type="float" office:value="0.987939601939606" calcext:value-type="float">
            <text:p>0.98793960193960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d.org/public/diseases/hair-loss/treatment/diagnosis-treat</text:p>
          </table:table-cell>
          <table:table-cell office:value-type="float" office:value="0.433556195969383" calcext:value-type="float">
            <text:p>0.433556195969383</text:p>
          </table:table-cell>
          <table:table-cell office:value-type="float" office:value="0.323243979364634" calcext:value-type="float">
            <text:p>0.323243979364634</text:p>
          </table:table-cell>
          <table:table-cell office:value-type="float" office:value="0.99208647235666" calcext:value-type="float">
            <text:p>0.9920864723566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rugs-supplements/minoxidil-topical-route/side-effects/drg-20068750?p=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healthline.com/health/shedding-minoxidil</text:p>
          </table:table-cell>
          <table:table-cell office:value-type="float" office:value="0.587772071361542" calcext:value-type="float">
            <text:p>0.587772071361542</text:p>
          </table:table-cell>
          <table:table-cell office:value-type="float" office:value="0.454630037148793" calcext:value-type="float">
            <text:p>0.454630037148793</text:p>
          </table:table-cell>
          <table:table-cell office:value-type="float" office:value="0.994875481771849" calcext:value-type="float">
            <text:p>0.994875481771849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.harvard.edu/staying-healthy/treating-female-pattern-hair-loss</text:p>
          </table:table-cell>
          <table:table-cell office:value-type="float" office:value="0.485340818762779" calcext:value-type="float">
            <text:p>0.485340818762779</text:p>
          </table:table-cell>
          <table:table-cell office:value-type="float" office:value="0.427076766888301" calcext:value-type="float">
            <text:p>0.427076766888301</text:p>
          </table:table-cell>
          <table:table-cell office:value-type="float" office:value="0.994294245673336" calcext:value-type="float">
            <text:p>0.994294245673336</text:p>
          </table:table-cell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mayoclinic.org/diseases-conditions/hair-loss/diagnosis-treatment/drc-20372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inoxidil treat hair los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orhims.com/blog/minoxidil-vs-finasteride-do-either-really-work</text:p>
          </table:table-cell>
          <table:table-cell office:value-type="float" office:value="0.541605576872826" calcext:value-type="float">
            <text:p>0.541605576872826</text:p>
          </table:table-cell>
          <table:table-cell office:value-type="float" office:value="0.430753604819377" calcext:value-type="float">
            <text:p>0.430753604819377</text:p>
          </table:table-cell>
          <table:table-cell office:value-type="float" office:value="0.992424028377568" calcext:value-type="float">
            <text:p>0.992424028377568</text:p>
          </table:table-cell>
        </table:table-row>
        <table:table-row table:style-name="ro1">
          <table:table-cell table:style-name="ce1" office:value-type="string" calcext:value-type="string">
            <text:p>Is the Hoxsey treatment a good cure for cancer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skcc.org/cancer-care/integrative-medicine/herbs/hoxsey-herbal-therapy</text:p>
          </table:table-cell>
          <table:table-cell office:value-type="float" office:value="0.37002890308698" calcext:value-type="float">
            <text:p>0.37002890308698</text:p>
          </table:table-cell>
          <table:table-cell office:value-type="float" office:value="0.495619123180707" calcext:value-type="float">
            <text:p>0.495619123180707</text:p>
          </table:table-cell>
          <table:table-cell office:value-type="float" office:value="0.991933731664134" calcext:value-type="float">
            <text:p>0.991933731664134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cgill.ca/oss/article/quackery/hoxsey-hoax</text:p>
          </table:table-cell>
          <table:table-cell table:style-name="ce8" office:value-type="float" office:value="0.289562232792378" calcext:value-type="float">
            <text:p>0.289562232792378</text:p>
          </table:table-cell>
          <table:table-cell office:value-type="float" office:value="0.261477978279193" calcext:value-type="float">
            <text:p>0.261477978279193</text:p>
          </table:table-cell>
          <table:table-cell office:value-type="float" office:value="0.981142561373131" calcext:value-type="float">
            <text:p>0.981142561373131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law.justia.com/cases/federal/appellate-courts/F2/198/273/203128/</text:p>
          </table:table-cell>
          <table:table-cell office:value-type="float" office:value="0.131015995827814" calcext:value-type="float">
            <text:p>0.131015995827814</text:p>
          </table:table-cell>
          <table:table-cell office:value-type="float" office:value="0.250471192101638" calcext:value-type="float">
            <text:p>0.250471192101638</text:p>
          </table:table-cell>
          <table:table-cell office:value-type="float" office:value="0.991474972903579" calcext:value-type="float">
            <text:p>0.991474972903579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en.wikipedia.org/wiki/Hoxsey_Therapy</text:p>
          </table:table-cell>
          <table:table-cell office:value-type="float" office:value="0.428055877486865" calcext:value-type="float">
            <text:p>0.428055877486865</text:p>
          </table:table-cell>
          <table:table-cell office:value-type="float" office:value="0.474633937080701" calcext:value-type="float">
            <text:p>0.474633937080701</text:p>
          </table:table-cell>
          <table:table-cell office:value-type="float" office:value="0.995647030354606" calcext:value-type="float">
            <text:p>0.99564703035460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boundarystones.weta.org/2015/03/24/cancer-war-fda-vs-harry-hoxsey</text:p>
          </table:table-cell>
          <table:table-cell office:value-type="float" office:value="0.19397157492737" calcext:value-type="float">
            <text:p>0.19397157492737</text:p>
          </table:table-cell>
          <table:table-cell office:value-type="float" office:value="0.147180999318759" calcext:value-type="float">
            <text:p>0.147180999318759</text:p>
          </table:table-cell>
          <table:table-cell office:value-type="float" office:value="0.965839306630635" calcext:value-type="float">
            <text:p>0.965839306630635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fda.gov/consumers/consumer-updates/products-claiming-cure-cancer-are-cruel-deception</text:p>
          </table:table-cell>
          <table:table-cell office:value-type="float" office:value="0.357704778512319" calcext:value-type="float">
            <text:p>0.357704778512319</text:p>
          </table:table-cell>
          <table:table-cell office:value-type="float" office:value="0.317766635368268" calcext:value-type="float">
            <text:p>0.317766635368268</text:p>
          </table:table-cell>
          <table:table-cell office:value-type="float" office:value="0.914968822916936" calcext:value-type="float">
            <text:p>0.914968822916936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amazon.com/Hoxsey-Therapy-Natural-Illegal-Authobiogaphy/dp/1929661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latimes.com/archives/la-xpm-1988-09-29-ca-5870-story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hicagotribune.com/news/ct-xpm-2006-10-30-0610300241-story.html</text:p>
          </table:table-cell>
          <table:table-cell office:value-type="float" office:value="0.118435442447662" calcext:value-type="float">
            <text:p>0.118435442447662</text:p>
          </table:table-cell>
          <table:table-cell office:value-type="float" office:value="0.2027332795163" calcext:value-type="float">
            <text:p>0.2027332795163</text:p>
          </table:table-cell>
          <table:table-cell office:value-type="float" office:value="0.77197473434777" calcext:value-type="float">
            <text:p>0.77197473434777</text:p>
          </table:table-cell>
        </table:table-row>
        <table:table-row table:style-name="ro1">
          <table:table-cell office:value-type="string" calcext:value-type="string">
            <text:p>Is the Hoxsey treatment a good cure for cancer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journalofethics.ama-assn.org/article/challenging-teenagers-right-refuse-treatment/2007-01</text:p>
          </table:table-cell>
          <table:table-cell office:value-type="float" office:value="0.203437384295588" calcext:value-type="float">
            <text:p>0.203437384295588</text:p>
          </table:table-cell>
          <table:table-cell office:value-type="float" office:value="0.36710911244154" calcext:value-type="float">
            <text:p>0.36710911244154</text:p>
          </table:table-cell>
          <table:table-cell office:value-type="float" office:value="0.989531753947436" calcext:value-type="float">
            <text:p>0.989531753947436</text:p>
          </table:table-cell>
        </table:table-row>
        <table:table-row table:style-name="ro1">
          <table:table-cell table:style-name="ce1" office:value-type="string" calcext:value-type="string">
            <text:p>Can l-theanine supplements reduce stress and anxiety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l-theanine</text:p>
          </table:table-cell>
          <table:table-cell office:value-type="float" office:value="0.581180309255918" calcext:value-type="float">
            <text:p>0.581180309255918</text:p>
          </table:table-cell>
          <table:table-cell office:value-type="float" office:value="0.277349808563789" calcext:value-type="float">
            <text:p>0.277349808563789</text:p>
          </table:table-cell>
          <table:table-cell office:value-type="float" office:value="0.98588574341447" calcext:value-type="float">
            <text:p>0.98588574341447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vitamins/ai/ingredientmono-1053/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836118/</text:p>
          </table:table-cell>
          <table:table-cell table:style-name="ce10" office:value-type="float" office:value="0.364077637592951" calcext:value-type="float">
            <text:p>0.364077637592951</text:p>
          </table:table-cell>
          <table:table-cell office:value-type="float" office:value="0.195089770015329" calcext:value-type="float">
            <text:p>0.195089770015329</text:p>
          </table:table-cell>
          <table:table-cell office:value-type="float" office:value="0.98536912751928" calcext:value-type="float">
            <text:p>0.98536912751928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31758301/</text:p>
          </table:table-cell>
          <table:table-cell office:value-type="float" office:value="0.368033264763653" calcext:value-type="float">
            <text:p>0.368033264763653</text:p>
          </table:table-cell>
          <table:table-cell office:value-type="float" office:value="0.263219965544219" calcext:value-type="float">
            <text:p>0.263219965544219</text:p>
          </table:table-cell>
          <table:table-cell office:value-type="float" office:value="0.997103403517926" calcext:value-type="float">
            <text:p>0.997103403517926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stress/best-supplements-that-may-help-reduce-stress-and-one-to-avoid/</text:p>
          </table:table-cell>
          <table:table-cell office:value-type="float" office:value="0.519051338235537" calcext:value-type="float">
            <text:p>0.519051338235537</text:p>
          </table:table-cell>
          <table:table-cell office:value-type="float" office:value="0.32516115407149" calcext:value-type="float">
            <text:p>0.32516115407149</text:p>
          </table:table-cell>
          <table:table-cell office:value-type="float" office:value="0.992636820663012" calcext:value-type="float">
            <text:p>0.992636820663012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4120</text:p>
          </table:table-cell>
          <table:table-cell office:value-type="float" office:value="0.451926350593567" calcext:value-type="float">
            <text:p>0.451926350593567</text:p>
          </table:table-cell>
          <table:table-cell office:value-type="float" office:value="0.270593208571275" calcext:value-type="float">
            <text:p>0.270593208571275</text:p>
          </table:table-cell>
          <table:table-cell office:value-type="float" office:value="0.870810305435535" calcext:value-type="float">
            <text:p>0.870810305435535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psychologytoday.com/us/blog/sleep-newzzz/201708/what-you-need-know-about-l-thean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325823</text:p>
          </table:table-cell>
          <table:table-cell office:value-type="float" office:value="0.35727542390426" calcext:value-type="float">
            <text:p>0.35727542390426</text:p>
          </table:table-cell>
          <table:table-cell office:value-type="float" office:value="0.238567439218362" calcext:value-type="float">
            <text:p>0.238567439218362</text:p>
          </table:table-cell>
          <table:table-cell office:value-type="float" office:value="0.992217430019143" calcext:value-type="float">
            <text:p>0.992217430019143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blog.insidetracker.com/l-theanine-supplements-beneficial-stress-reduction</text:p>
          </table:table-cell>
          <table:table-cell office:value-type="float" office:value="0.506879666199287" calcext:value-type="float">
            <text:p>0.506879666199287</text:p>
          </table:table-cell>
          <table:table-cell office:value-type="float" office:value="0.395734575887521" calcext:value-type="float">
            <text:p>0.395734575887521</text:p>
          </table:table-cell>
          <table:table-cell office:value-type="float" office:value="0.996392673851384" calcext:value-type="float">
            <text:p>0.996392673851384</text:p>
          </table:table-cell>
        </table:table-row>
        <table:table-row table:style-name="ro1">
          <table:table-cell office:value-type="string" calcext:value-type="string">
            <text:p>Can l-theanine supplements reduce stress and anxiety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ature.com/articles/d41586-019-00398-1</text:p>
          </table:table-cell>
          <table:table-cell office:value-type="float" office:value="0.383183151483536" calcext:value-type="float">
            <text:p>0.383183151483536</text:p>
          </table:table-cell>
          <table:table-cell office:value-type="float" office:value="0.143677321883539" calcext:value-type="float">
            <text:p>0.143677321883539</text:p>
          </table:table-cell>
          <table:table-cell office:value-type="float" office:value="0.974500219083608" calcext:value-type="float">
            <text:p>0.974500219083608</text:p>
          </table:table-cell>
        </table:table-row>
        <table:table-row table:style-name="ro1">
          <table:table-cell table:style-name="ce1" office:value-type="string" calcext:value-type="string">
            <text:p>Does inhaling steam help treat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cold-flu/essential-oils-for-colds</text:p>
          </table:table-cell>
          <table:table-cell office:value-type="float" office:value="0.420900094012419" calcext:value-type="float">
            <text:p>0.420900094012419</text:p>
          </table:table-cell>
          <table:table-cell office:value-type="float" office:value="0.264985523807506" calcext:value-type="float">
            <text:p>0.264985523807506</text:p>
          </table:table-cell>
          <table:table-cell office:value-type="float" office:value="0.993371960671529" calcext:value-type="float">
            <text:p>0.99337196067152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715/p153.html</text:p>
          </table:table-cell>
          <table:table-cell table:style-name="ce8" office:value-type="float" office:value="0.338905935486158" calcext:value-type="float">
            <text:p>0.338905935486158</text:p>
          </table:table-cell>
          <table:table-cell office:value-type="float" office:value="0.260685560603936" calcext:value-type="float">
            <text:p>0.260685560603936</text:p>
          </table:table-cell>
          <table:table-cell office:value-type="float" office:value="0.892075610922326" calcext:value-type="float">
            <text:p>0.892075610922326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steam-inhalation</text:p>
          </table:table-cell>
          <table:table-cell office:value-type="float" office:value="0.500918666521708" calcext:value-type="float">
            <text:p>0.500918666521708</text:p>
          </table:table-cell>
          <table:table-cell office:value-type="float" office:value="0.531005397439003" calcext:value-type="float">
            <text:p>0.531005397439003</text:p>
          </table:table-cell>
          <table:table-cell office:value-type="float" office:value="0.99261638279944" calcext:value-type="float">
            <text:p>0.99261638279944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648363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dicalnewstoday.com/articles/247789</text:p>
          </table:table-cell>
          <table:table-cell office:value-type="float" office:value="0.397337064146996" calcext:value-type="float">
            <text:p>0.397337064146996</text:p>
          </table:table-cell>
          <table:table-cell office:value-type="float" office:value="0.304095743844906" calcext:value-type="float">
            <text:p>0.304095743844906</text:p>
          </table:table-cell>
          <table:table-cell office:value-type="float" office:value="0.866079599607689" calcext:value-type="float">
            <text:p>0.866079599607689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common-cold/in-depth/humidifiers/art-20048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pubmed.ncbi.nlm.nih.gov/3303983/</text:p>
          </table:table-cell>
          <table:table-cell office:value-type="float" office:value="0.299546736913423" calcext:value-type="float">
            <text:p>0.299546736913423</text:p>
          </table:table-cell>
          <table:table-cell office:value-type="float" office:value="0.166722749049465" calcext:value-type="float">
            <text:p>0.166722749049465</text:p>
          </table:table-cell>
          <table:table-cell office:value-type="float" office:value="0.993808222444913" calcext:value-type="float">
            <text:p>0.993808222444913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5-ways-get-rid-stuffy-no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health.com/steam-inhalation-for-cold-and-sinus-5213591</text:p>
          </table:table-cell>
          <table:table-cell office:value-type="float" office:value="0.48680142313242" calcext:value-type="float">
            <text:p>0.48680142313242</text:p>
          </table:table-cell>
          <table:table-cell office:value-type="float" office:value="0.310784779954702" calcext:value-type="float">
            <text:p>0.310784779954702</text:p>
          </table:table-cell>
          <table:table-cell office:value-type="float" office:value="0.989908106626258" calcext:value-type="float">
            <text:p>0.989908106626258</text:p>
          </table:table-cell>
        </table:table-row>
        <table:table-row table:style-name="ro1">
          <table:table-cell office:value-type="string" calcext:value-type="string">
            <text:p>Does inhaling steam help treat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thelancet.com/journals/lancet/article/PIIS0140-6736(20)31144-2/fulltext</text:p>
          </table:table-cell>
          <table:table-cell office:value-type="float" office:value="0.399496937791507" calcext:value-type="float">
            <text:p>0.399496937791507</text:p>
          </table:table-cell>
          <table:table-cell office:value-type="float" office:value="0.351233984033267" calcext:value-type="float">
            <text:p>0.351233984033267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table:style-name="ce1" office:value-type="string" calcext:value-type="string">
            <text:p>Does exercise improve the symptoms of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depression/in-depth/depression-and-exercise/art-20046495</text:p>
          </table:table-cell>
          <table:table-cell office:value-type="float" office:value="0.720418746272723" calcext:value-type="float">
            <text:p>0.720418746272723</text:p>
          </table:table-cell>
          <table:table-cell office:value-type="float" office:value="0.457548078770439" calcext:value-type="float">
            <text:p>0.457548078770439</text:p>
          </table:table-cell>
          <table:table-cell office:value-type="float" office:value="0.976494247126194" calcext:value-type="float">
            <text:p>0.976494247126194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474733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mind-and-mood/exercise-is-an-all-natural-treatment-to-fight-depression</text:p>
          </table:table-cell>
          <table:table-cell table:style-name="ce10" office:value-type="float" office:value="0.443575734893481" calcext:value-type="float">
            <text:p>0.443575734893481</text:p>
          </table:table-cell>
          <table:table-cell office:value-type="float" office:value="0.304596584290266" calcext:value-type="float">
            <text:p>0.304596584290266</text:p>
          </table:table-cell>
          <table:table-cell office:value-type="float" office:value="0.94322178271229" calcext:value-type="float">
            <text:p>0.94322178271229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3674785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depression-pictures/great-exercises-to-fight-depression.aspx</text:p>
          </table:table-cell>
          <table:table-cell office:value-type="float" office:value="0.589092846959829" calcext:value-type="float">
            <text:p>0.589092846959829</text:p>
          </table:table-cell>
          <table:table-cell office:value-type="float" office:value="0.364822433019678" calcext:value-type="float">
            <text:p>0.364822433019678</text:p>
          </table:table-cell>
          <table:table-cell office:value-type="float" office:value="0.976129838783876" calcext:value-type="float">
            <text:p>0.976129838783876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webmd.com/depression/guide/exercise-depres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what-is-the-link-between-exercise-and-depression-5089055</text:p>
          </table:table-cell>
          <table:table-cell office:value-type="float" office:value="0.647155712048213" calcext:value-type="float">
            <text:p>0.647155712048213</text:p>
          </table:table-cell>
          <table:table-cell office:value-type="float" office:value="0.415281102061272" calcext:value-type="float">
            <text:p>0.415281102061272</text:p>
          </table:table-cell>
          <table:table-cell office:value-type="float" office:value="0.992466180002601" calcext:value-type="float">
            <text:p>0.992466180002601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3171815/</text:p>
          </table:table-cell>
          <table:table-cell office:value-type="float" office:value="0.516030316551526" calcext:value-type="float">
            <text:p>0.516030316551526</text:p>
          </table:table-cell>
          <table:table-cell office:value-type="float" office:value="0.487774545947711" calcext:value-type="float">
            <text:p>0.487774545947711</text:p>
          </table:table-cell>
          <table:table-cell office:value-type="float" office:value="0.965543151273208" calcext:value-type="float">
            <text:p>0.965543151273208</text:p>
          </table:table-cell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pronghornpsych.com/how-does-exercise-help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exercise improve the symptoms of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frontiersin.org/articles/10.3389/fpsyt.2018.00762/full</text:p>
          </table:table-cell>
          <table:table-cell office:value-type="float" office:value="0.592875937620799" calcext:value-type="float">
            <text:p>0.592875937620799</text:p>
          </table:table-cell>
          <table:table-cell office:value-type="float" office:value="0.501549993952115" calcext:value-type="float">
            <text:p>0.501549993952115</text:p>
          </table:table-cell>
          <table:table-cell office:value-type="float" office:value="0.995647503261681" calcext:value-type="float">
            <text:p>0.995647503261681</text:p>
          </table:table-cell>
        </table:table-row>
        <table:table-row table:style-name="ro1">
          <table:table-cell table:style-name="ce1" office:value-type="string" calcext:value-type="string">
            <text:p>Can I remove a tick by covering it with Vaseli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uofmhealth.org/health-library/tp23585spec</text:p>
          </table:table-cell>
          <table:table-cell office:value-type="float" office:value="0.476099749406179" calcext:value-type="float">
            <text:p>0.476099749406179</text:p>
          </table:table-cell>
          <table:table-cell office:value-type="float" office:value="0.409803127249082" calcext:value-type="float">
            <text:p>0.409803127249082</text:p>
          </table:table-cell>
          <table:table-cell office:value-type="float" office:value="0.988024894325885" calcext:value-type="float">
            <text:p>0.98802489432588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02/0815/p643.html</text:p>
          </table:table-cell>
          <table:table-cell table:style-name="ce8" office:value-type="float" office:value="0.403803996741772" calcext:value-type="float">
            <text:p>0.403803996741772</text:p>
          </table:table-cell>
          <table:table-cell office:value-type="float" office:value="0.339899974564711" calcext:value-type="float">
            <text:p>0.339899974564711</text:p>
          </table:table-cell>
          <table:table-cell office:value-type="float" office:value="0.778335490546627" calcext:value-type="float">
            <text:p>0.778335490546627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.harvard.edu/blog/matchless-strategy-for-tick-removal-6-steps-to-avoid-tick-bites-201306076360</text:p>
          </table:table-cell>
          <table:table-cell office:value-type="float" office:value="0.411854460835457" calcext:value-type="float">
            <text:p>0.411854460835457</text:p>
          </table:table-cell>
          <table:table-cell office:value-type="float" office:value="0.326569934686025" calcext:value-type="float">
            <text:p>0.326569934686025</text:p>
          </table:table-cell>
          <table:table-cell office:value-type="float" office:value="0.895087512258134" calcext:value-type="float">
            <text:p>0.89508751225813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goodhousekeeping.com/health/wellness/news/a44272/tick-removal/</text:p>
          </table:table-cell>
          <table:table-cell office:value-type="float" office:value="0.41336090862751" calcext:value-type="float">
            <text:p>0.41336090862751</text:p>
          </table:table-cell>
          <table:table-cell office:value-type="float" office:value="0.415609784424305" calcext:value-type="float">
            <text:p>0.415609784424305</text:p>
          </table:table-cell>
          <table:table-cell office:value-type="float" office:value="0.977329305337691" calcext:value-type="float">
            <text:p>0.977329305337691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newsnetwork.mayoclinic.org/discussion/mayo-clinic-minute-tick-removal-dos-and-donts-2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edlineplus.gov/ency/article/007211.htm</text:p>
          </table:table-cell>
          <table:table-cell office:value-type="float" office:value="0.418113554517428" calcext:value-type="float">
            <text:p>0.418113554517428</text:p>
          </table:table-cell>
          <table:table-cell office:value-type="float" office:value="0.330566925307115" calcext:value-type="float">
            <text:p>0.330566925307115</text:p>
          </table:table-cell>
          <table:table-cell office:value-type="float" office:value="0.140674264661664" calcext:value-type="float">
            <text:p>0.14067426466166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://www.pediatricweb.com/webpost/iframe/Illness_432.asp?tArticleId=1672</text:p>
          </table:table-cell>
          <table:table-cell office:value-type="float" office:value="0.323021538555622" calcext:value-type="float">
            <text:p>0.323021538555622</text:p>
          </table:table-cell>
          <table:table-cell office:value-type="float" office:value="0.309393120308717" calcext:value-type="float">
            <text:p>0.309393120308717</text:p>
          </table:table-cell>
          <table:table-cell office:value-type="float" office:value="0.429067444323939" calcext:value-type="float">
            <text:p>0.429067444323939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ychildren.org/English/health-issues/conditions/from-insects-animals/Pages/How-To-Remove-A-Tick.aspx</text:p>
          </table:table-cell>
          <table:table-cell office:value-type="float" office:value="0.326322612042228" calcext:value-type="float">
            <text:p>0.326322612042228</text:p>
          </table:table-cell>
          <table:table-cell office:value-type="float" office:value="0.286359127610922" calcext:value-type="float">
            <text:p>0.286359127610922</text:p>
          </table:table-cell>
          <table:table-cell office:value-type="float" office:value="0.0110961635861842" calcext:value-type="float">
            <text:p>0.011096163586184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Nemours/en/parents/tick-removal.html?WT.ac=p-ra</text:p>
          </table:table-cell>
          <table:table-cell office:value-type="float" office:value="0.394725422064463" calcext:value-type="float">
            <text:p>0.394725422064463</text:p>
          </table:table-cell>
          <table:table-cell office:value-type="float" office:value="0.317658349871635" calcext:value-type="float">
            <text:p>0.317658349871635</text:p>
          </table:table-cell>
          <table:table-cell office:value-type="float" office:value="0.0211661329173952" calcext:value-type="float">
            <text:p>0.021166132917395</text:p>
          </table:table-cell>
        </table:table-row>
        <table:table-row table:style-name="ro1">
          <table:table-cell office:value-type="string" calcext:value-type="string">
            <text:p>Can I remove a tick by covering it with Vaseli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chop.edu/news/removing-ticks-dos-and-don-ts</text:p>
          </table:table-cell>
          <table:table-cell office:value-type="float" office:value="0.42629204193751" calcext:value-type="float">
            <text:p>0.42629204193751</text:p>
          </table:table-cell>
          <table:table-cell office:value-type="float" office:value="0.407193183898926" calcext:value-type="float">
            <text:p>0.407193183898926</text:p>
          </table:table-cell>
          <table:table-cell office:value-type="float" office:value="0.853907681703072" calcext:value-type="float">
            <text:p>0.853907681703072</text:p>
          </table:table-cell>
        </table:table-row>
        <table:table-row table:style-name="ro1">
          <table:table-cell table:style-name="ce1" office:value-type="string" calcext:value-type="string">
            <text:p>Can applying mayonnaise help get rid of lic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mayonnaise-for-lice</text:p>
          </table:table-cell>
          <table:table-cell office:value-type="float" office:value="0.49816754894952" calcext:value-type="float">
            <text:p>0.49816754894952</text:p>
          </table:table-cell>
          <table:table-cell office:value-type="float" office:value="0.483512344459693" calcext:value-type="float">
            <text:p>0.483512344459693</text:p>
          </table:table-cell>
          <table:table-cell office:value-type="float" office:value="0.995313892080977" calcext:value-type="float">
            <text:p>0.99531389208097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newsnetwork.mayoclinic.org/discussion/mayo-clinic-q-and-a-getting-rid-of-head-lic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lice/diagnosis-treatment/drc-20374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cdc.gov/parasites/lice/head/gen_info/faqs_treat.html</text:p>
          </table:table-cell>
          <table:table-cell office:value-type="float" office:value="0.456630483269692" calcext:value-type="float">
            <text:p>0.456630483269692</text:p>
          </table:table-cell>
          <table:table-cell table:style-name="ce10" office:value-type="float" office:value="0.477074215809504" calcext:value-type="float">
            <text:p>0.477074215809504</text:p>
          </table:table-cell>
          <table:table-cell office:value-type="float" office:value="0.989122096237637" calcext:value-type="float">
            <text:p>0.98912209623763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mayoclinic.org/diseases-conditions/pubic-lice-crabs/diagnosis-treatment/drc-20350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licedoctors.com/blog/can-you-use-mayonnaise-to-kill-lice</text:p>
          </table:table-cell>
          <table:table-cell office:value-type="float" office:value="0.542041649110615" calcext:value-type="float">
            <text:p>0.542041649110615</text:p>
          </table:table-cell>
          <table:table-cell office:value-type="float" office:value="0.418236402794719" calcext:value-type="float">
            <text:p>0.418236402794719</text:p>
          </table:table-cell>
          <table:table-cell office:value-type="float" office:value="0.992292194620494" calcext:value-type="float">
            <text:p>0.992292194620494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timesofindia.indiatimes.com/life-style/food-news/mayonnaise-can-it-kill-lice/articleshow/77667861.cms</text:p>
          </table:table-cell>
          <table:table-cell office:value-type="float" office:value="0.564017080391447" calcext:value-type="float">
            <text:p>0.564017080391447</text:p>
          </table:table-cell>
          <table:table-cell office:value-type="float" office:value="0.443458430469036" calcext:value-type="float">
            <text:p>0.443458430469036</text:p>
          </table:table-cell>
          <table:table-cell office:value-type="float" office:value="0.996455048604055" calcext:value-type="float">
            <text:p>0.996455048604055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mayonnaise-hair-mask</text:p>
          </table:table-cell>
          <table:table-cell office:value-type="float" office:value="0.470418741305669" calcext:value-type="float">
            <text:p>0.470418741305669</text:p>
          </table:table-cell>
          <table:table-cell office:value-type="float" office:value="0.461002121369044" calcext:value-type="float">
            <text:p>0.461002121369044</text:p>
          </table:table-cell>
          <table:table-cell office:value-type="float" office:value="0.988332908466123" calcext:value-type="float">
            <text:p>0.988332908466123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ealth.com/condition/skin-conditions/these-are-the-20-best-lice-treatments-according-to-experts</text:p>
          </table:table-cell>
          <table:table-cell office:value-type="float" office:value="0.391137274603049" calcext:value-type="float">
            <text:p>0.391137274603049</text:p>
          </table:table-cell>
          <table:table-cell office:value-type="float" office:value="0.333046282331149" calcext:value-type="float">
            <text:p>0.333046282331149</text:p>
          </table:table-cell>
          <table:table-cell office:value-type="float" office:value="0.991300866778627" calcext:value-type="float">
            <text:p>0.991300866778627</text:p>
          </table:table-cell>
        </table:table-row>
        <table:table-row table:style-name="ro1">
          <table:table-cell office:value-type="string" calcext:value-type="string">
            <text:p>Can applying mayonnaise help get rid of lic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stchesterhealth.com/blog/the-best-ways-to-get-rid-of-head-lice/</text:p>
          </table:table-cell>
          <table:table-cell office:value-type="float" office:value="0.302921378364166" calcext:value-type="float">
            <text:p>0.302921378364166</text:p>
          </table:table-cell>
          <table:table-cell office:value-type="float" office:value="0.240110934711993" calcext:value-type="float">
            <text:p>0.240110934711993</text:p>
          </table:table-cell>
          <table:table-cell office:value-type="float" office:value="0.921795980631746" calcext:value-type="float">
            <text:p>0.921795980631746</text:p>
          </table:table-cell>
        </table:table-row>
        <table:table-row table:style-name="ro1">
          <table:table-cell table:style-name="ce1" office:value-type="string" calcext:value-type="string">
            <text:p>Can eating dates help manage iron deficiency anemi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cbi.nlm.nih.gov/pmc/articles/PMC6927593/</text:p>
          </table:table-cell>
          <table:table-cell office:value-type="float" office:value="0.142460644866029" calcext:value-type="float">
            <text:p>0.142460644866029</text:p>
          </table:table-cell>
          <table:table-cell office:value-type="float" office:value="0.0951466465679308" calcext:value-type="float">
            <text:p>0.095146646567931</text:p>
          </table:table-cell>
          <table:table-cell office:value-type="float" office:value="0.984366510314897" calcext:value-type="float">
            <text:p>0.984366510314897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verywellhealth.com/treatments-for-iron-deficiency-anemia-3522500</text:p>
          </table:table-cell>
          <table:table-cell table:style-name="ce10" office:value-type="float" office:value="0.566079283754031" calcext:value-type="float">
            <text:p>0.566079283754031</text:p>
          </table:table-cell>
          <table:table-cell office:value-type="float" office:value="0.403482509156068" calcext:value-type="float">
            <text:p>0.403482509156068</text:p>
          </table:table-cell>
          <table:table-cell office:value-type="float" office:value="0.690446787368706" calcext:value-type="float">
            <text:p>0.6904467873687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familydoctor.org/condition/anemia/</text:p>
          </table:table-cell>
          <table:table-cell office:value-type="float" office:value="0.524480774998665" calcext:value-type="float">
            <text:p>0.524480774998665</text:p>
          </table:table-cell>
          <table:table-cell office:value-type="float" office:value="0.337004135052363" calcext:value-type="float">
            <text:p>0.337004135052363</text:p>
          </table:table-cell>
          <table:table-cell office:value-type="float" office:value="0.504691328581222" calcext:value-type="float">
            <text:p>0.504691328581222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diseases/3929-anemia</text:p>
          </table:table-cell>
          <table:table-cell office:value-type="float" office:value="0.407046005129814" calcext:value-type="float">
            <text:p>0.407046005129814</text:p>
          </table:table-cell>
          <table:table-cell office:value-type="float" office:value="0.257883715132872" calcext:value-type="float">
            <text:p>0.257883715132872</text:p>
          </table:table-cell>
          <table:table-cell office:value-type="float" office:value="0.638941120410106" calcext:value-type="float">
            <text:p>0.63894112041010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everydayhealth.com/hs/iron-deficiency-anemia/increase-iron-absorption/</text:p>
          </table:table-cell>
          <table:table-cell office:value-type="float" office:value="0.453565905491511" calcext:value-type="float">
            <text:p>0.453565905491511</text:p>
          </table:table-cell>
          <table:table-cell office:value-type="float" office:value="0.34482263525327" calcext:value-type="float">
            <text:p>0.34482263525327</text:p>
          </table:table-cell>
          <table:table-cell office:value-type="float" office:value="0.0450731860169597" calcext:value-type="float">
            <text:p>0.04507318601696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ayoclinic.org/diseases-conditions/iron-deficiency-anemia/symptoms-causes/syc-20355034</text:p>
          </table:table-cell>
          <table:table-cell office:value-type="float" office:value="0.546980122725169" calcext:value-type="float">
            <text:p>0.546980122725169</text:p>
          </table:table-cell>
          <table:table-cell office:value-type="float" office:value="0.422379195690155" calcext:value-type="float">
            <text:p>0.422379195690155</text:p>
          </table:table-cell>
          <table:table-cell office:value-type="float" office:value="0.149242049517715" calcext:value-type="float">
            <text:p>0.149242049517715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eating-dates-health-benefits-while-pregn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ida.html</text:p>
          </table:table-cell>
          <table:table-cell office:value-type="float" office:value="0.452030792832375" calcext:value-type="float">
            <text:p>0.452030792832375</text:p>
          </table:table-cell>
          <table:table-cell office:value-type="float" office:value="0.302526846528053" calcext:value-type="float">
            <text:p>0.302526846528053</text:p>
          </table:table-cell>
          <table:table-cell office:value-type="float" office:value="0.0420472602978285" calcext:value-type="float">
            <text:p>0.042047260297829</text:p>
          </table:table-cell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health.clevelandclinic.org/how-to-add-more-iron-to-your-die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eating dates help manage iron deficiency anemi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2336</text:p>
          </table:table-cell>
          <table:table-cell office:value-type="float" office:value="0.480758468310038" calcext:value-type="float">
            <text:p>0.480758468310038</text:p>
          </table:table-cell>
          <table:table-cell office:value-type="float" office:value="0.295142705241839" calcext:value-type="float">
            <text:p>0.295142705241839</text:p>
          </table:table-cell>
          <table:table-cell office:value-type="float" office:value="0.559579058383104" calcext:value-type="float">
            <text:p>0.559579058383104</text:p>
          </table:table-cell>
        </table:table-row>
        <table:table-row table:style-name="ro1">
          <table:table-cell table:style-name="ce1" office:value-type="string" calcext:value-type="string">
            <text:p>Will drinking vinegar dissolve a stuck fish bone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fish-bone-stuck-in-throat</text:p>
          </table:table-cell>
          <table:table-cell office:value-type="float" office:value="0.39946964631478" calcext:value-type="float">
            <text:p>0.39946964631478</text:p>
          </table:table-cell>
          <table:table-cell office:value-type="float" office:value="0.291488508383433" calcext:value-type="float">
            <text:p>0.291488508383433</text:p>
          </table:table-cell>
          <table:table-cell office:value-type="float" office:value="0.992028397172509" calcext:value-type="float">
            <text:p>0.992028397172509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326739</text:p>
          </table:table-cell>
          <table:table-cell table:style-name="ce8" office:value-type="float" office:value="0.28872154156367" calcext:value-type="float">
            <text:p>0.28872154156367</text:p>
          </table:table-cell>
          <table:table-cell office:value-type="float" office:value="0.228828636774172" calcext:value-type="float">
            <text:p>0.228828636774172</text:p>
          </table:table-cell>
          <table:table-cell office:value-type="float" office:value="0.991344914625186" calcext:value-type="float">
            <text:p>0.99134491462518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healthcare.utah.edu/healthfeed/postings/2019/08/fishbone.php</text:p>
          </table:table-cell>
          <table:table-cell office:value-type="float" office:value="0.20515625923872" calcext:value-type="float">
            <text:p>0.20515625923872</text:p>
          </table:table-cell>
          <table:table-cell office:value-type="float" office:value="0.163055903899173" calcext:value-type="float">
            <text:p>0.163055903899173</text:p>
          </table:table-cell>
          <table:table-cell office:value-type="float" office:value="0.00943903619976289" calcext:value-type="float">
            <text:p>0.009439036199763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quora.com/Does-vinegar-really-help-to-dissolve-fish-bones-stuck-in-your-throat</text:p>
          </table:table-cell>
          <table:table-cell office:value-type="float" office:value="0.29910298747321" calcext:value-type="float">
            <text:p>0.29910298747321</text:p>
          </table:table-cell>
          <table:table-cell office:value-type="float" office:value="0.324174046516418" calcext:value-type="float">
            <text:p>0.324174046516418</text:p>
          </table:table-cell>
          <table:table-cell office:value-type="float" office:value="0.994509491441938" calcext:value-type="float">
            <text:p>0.99450949144193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drganent.com/blog/swallowed-a-fish-bone-this-is-how-it-is-removed-in-by-an-ent-specialist/</text:p>
          </table:table-cell>
          <table:table-cell office:value-type="float" office:value="0.39124092956384" calcext:value-type="float">
            <text:p>0.39124092956384</text:p>
          </table:table-cell>
          <table:table-cell office:value-type="float" office:value="0.366567371413112" calcext:value-type="float">
            <text:p>0.366567371413112</text:p>
          </table:table-cell>
          <table:table-cell office:value-type="float" office:value="0.993511965581848" calcext:value-type="float">
            <text:p>0.993511965581848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practo.com/healthfeed/what-to-do-when-a-fish-bone-is-stuck-in-the-throat-39652/post</text:p>
          </table:table-cell>
          <table:table-cell office:value-type="float" office:value="0.39105669905742" calcext:value-type="float">
            <text:p>0.39105669905742</text:p>
          </table:table-cell>
          <table:table-cell office:value-type="float" office:value="0.269410395994782" calcext:value-type="float">
            <text:p>0.269410395994782</text:p>
          </table:table-cell>
          <table:table-cell office:value-type="float" office:value="0.997155910513506" calcext:value-type="float">
            <text:p>0.997155910513506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drdennischua.com/help-i-have-a-fishbone-in-my-throat-what-can-i-do/</text:p>
          </table:table-cell>
          <table:table-cell office:value-type="float" office:value="0.334939528256655" calcext:value-type="float">
            <text:p>0.334939528256655</text:p>
          </table:table-cell>
          <table:table-cell office:value-type="float" office:value="0.343853663653135" calcext:value-type="float">
            <text:p>0.343853663653135</text:p>
          </table:table-cell>
          <table:table-cell office:value-type="float" office:value="0.993572685706784" calcext:value-type="float">
            <text:p>0.993572685706784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tuasaude.com/en/practical-ways-to-take-a-fish-bone-out-of-your-throat/</text:p>
          </table:table-cell>
          <table:table-cell office:value-type="float" office:value="0.463929483356575" calcext:value-type="float">
            <text:p>0.463929483356575</text:p>
          </table:table-cell>
          <table:table-cell office:value-type="float" office:value="0.373488790045182" calcext:value-type="float">
            <text:p>0.373488790045182</text:p>
          </table:table-cell>
          <table:table-cell office:value-type="float" office:value="0.996324390178691" calcext:value-type="float">
            <text:p>0.996324390178691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practo.com/consult/swallowed-chicken-bone-stuck-in-throat/t</text:p>
          </table:table-cell>
          <table:table-cell office:value-type="float" office:value="0.145761842528979" calcext:value-type="float">
            <text:p>0.145761842528979</text:p>
          </table:table-cell>
          <table:table-cell office:value-type="float" office:value="0.164894636720419" calcext:value-type="float">
            <text:p>0.164894636720419</text:p>
          </table:table-cell>
          <table:table-cell office:value-type="float" office:value="0.179083156635687" calcext:value-type="float">
            <text:p>0.179083156635687</text:p>
          </table:table-cell>
        </table:table-row>
        <table:table-row table:style-name="ro1">
          <table:table-cell office:value-type="string" calcext:value-type="string">
            <text:p>Will drinking vinegar dissolve a stuck fish bone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indawi.com/journals/crim/2018/7345723/</text:p>
          </table:table-cell>
          <table:table-cell office:value-type="float" office:value="0.144326391164213" calcext:value-type="float">
            <text:p>0.144326391164213</text:p>
          </table:table-cell>
          <table:table-cell office:value-type="float" office:value="0.20069949918737" calcext:value-type="float">
            <text:p>0.20069949918737</text:p>
          </table:table-cell>
          <table:table-cell office:value-type="float" office:value="0.0370208082658098" calcext:value-type="float">
            <text:p>0.03702080826581</text:p>
          </table:table-cell>
        </table:table-row>
        <table:table-row table:style-name="ro1">
          <table:table-cell table:style-name="ce1" office:value-type="string" calcext:value-type="string">
            <text:p>Can zinc help treat the common cold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common-cold/expert-answers/zinc-for-colds/faq-20057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3273967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cih.nih.gov/health/tips/tips-natural-products-for-the-flu-and-colds-what-does-the-science-say</text:p>
          </table:table-cell>
          <table:table-cell office:value-type="float" office:value="0.518252616127332" calcext:value-type="float">
            <text:p>0.518252616127332</text:p>
          </table:table-cell>
          <table:table-cell office:value-type="float" office:value="0.39983827372392" calcext:value-type="float">
            <text:p>0.39983827372392</text:p>
          </table:table-cell>
          <table:table-cell office:value-type="float" office:value="0.987347961344912" calcext:value-type="float">
            <text:p>0.98734796134491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vitamins-and-supplements/supplement-guide-zi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3394849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.harvard.edu/blog/zinc-for-the-common-cold-not-for-me-201102171498</text:p>
          </table:table-cell>
          <table:table-cell table:style-name="ce10" office:value-type="float" office:value="0.452221288035313" calcext:value-type="float">
            <text:p>0.452221288035313</text:p>
          </table:table-cell>
          <table:table-cell office:value-type="float" office:value="0.379221704555675" calcext:value-type="float">
            <text:p>0.379221704555675</text:p>
          </table:table-cell>
          <table:table-cell office:value-type="float" office:value="0.992386341186006" calcext:value-type="float">
            <text:p>0.992386341186006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ods.od.nih.gov/factsheets/Zinc-Consumer/</text:p>
          </table:table-cell>
          <table:table-cell office:value-type="float" office:value="0.414726383984089" calcext:value-type="float">
            <text:p>0.414726383984089</text:p>
          </table:table-cell>
          <table:table-cell office:value-type="float" office:value="0.335218203564485" calcext:value-type="float">
            <text:p>0.335218203564485</text:p>
          </table:table-cell>
          <table:table-cell office:value-type="float" office:value="0.982065490950331" calcext:value-type="float">
            <text:p>0.982065490950331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webmd.com/cold-and-flu/news/20211102/zinc-might-help-shorten-your-cold-or-f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eckmedicine.org/blog/the-pros-and-cons-of-taking-zinc-for-a-cold/</text:p>
          </table:table-cell>
          <table:table-cell office:value-type="float" office:value="0.29317765062054" calcext:value-type="float">
            <text:p>0.29317765062054</text:p>
          </table:table-cell>
          <table:table-cell office:value-type="float" office:value="0.276611073563496" calcext:value-type="float">
            <text:p>0.276611073563496</text:p>
          </table:table-cell>
          <table:table-cell office:value-type="float" office:value="0.985437654300602" calcext:value-type="float">
            <text:p>0.985437654300602</text:p>
          </table:table-cell>
        </table:table-row>
        <table:table-row table:style-name="ro1">
          <table:table-cell office:value-type="string" calcext:value-type="string">
            <text:p>Can zinc help treat the common cold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npr.org/sections/health-shots/2020/02/10/803886479/taking-zinc-can-shorten-your-cold-thank-a-91-year-old-scientist-for-the-discover</text:p>
          </table:table-cell>
          <table:table-cell office:value-type="float" office:value="0.104964394743244" calcext:value-type="float">
            <text:p>0.104964394743244</text:p>
          </table:table-cell>
          <table:table-cell office:value-type="float" office:value="0.00813243584707379" calcext:value-type="float">
            <text:p>0.008132435847074</text:p>
          </table:table-cell>
          <table:table-cell office:value-type="float" office:value="0.00000207972112313209" calcext:value-type="float">
            <text:p>2.07972112313209E-06</text:p>
          </table:table-cell>
        </table:table-row>
        <table:table-row table:style-name="ro1">
          <table:table-cell table:style-name="ce1" office:value-type="string" calcext:value-type="string">
            <text:p>Can copper bracelets reduce the pain of 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edicalnewstoday.com/articles/305500</text:p>
          </table:table-cell>
          <table:table-cell office:value-type="float" office:value="0.464344675342242" calcext:value-type="float">
            <text:p>0.464344675342242</text:p>
          </table:table-cell>
          <table:table-cell office:value-type="float" office:value="0.456555714209874" calcext:value-type="float">
            <text:p>0.456555714209874</text:p>
          </table:table-cell>
          <table:table-cell office:value-type="float" office:value="0.996558629260106" calcext:value-type="float">
            <text:p>0.996558629260106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rthritis.org/health-wellness/treatment/complementary-therapies/natural-therapies/magnets,-copper-don-t-ease-arthritis-pain</text:p>
          </table:table-cell>
          <table:table-cell office:value-type="float" office:value="0.3752651574711" calcext:value-type="float">
            <text:p>0.3752651574711</text:p>
          </table:table-cell>
          <table:table-cell table:style-name="ce10" office:value-type="float" office:value="0.431765923897425" calcext:value-type="float">
            <text:p>0.431765923897425</text:p>
          </table:table-cell>
          <table:table-cell office:value-type="float" office:value="0.995776565679363" calcext:value-type="float">
            <text:p>0.99577656567936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arthritis-bracelet</text:p>
          </table:table-cell>
          <table:table-cell office:value-type="float" office:value="0.421410666157802" calcext:value-type="float">
            <text:p>0.421410666157802</text:p>
          </table:table-cell>
          <table:table-cell office:value-type="float" office:value="0.43888895213604" calcext:value-type="float">
            <text:p>0.43888895213604</text:p>
          </table:table-cell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health.clevelandclinic.org/can-copper-or-magnetic-bracelets-ease-your-arthritis/</text:p>
          </table:table-cell>
          <table:table-cell table:number-columns-repeated="2"/>
          <table:table-cell office:value-type="float" office:value="0.997123433694083" calcext:value-type="float">
            <text:p>0.997123433694083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wholebodyhealth-pt.com/wbhptblog/wearing-copper-for-pain-relief-fact-or-myth</text:p>
          </table:table-cell>
          <table:table-cell office:value-type="float" office:value="0.133198941436907" calcext:value-type="float">
            <text:p>0.133198941436907</text:p>
          </table:table-cell>
          <table:table-cell office:value-type="float" office:value="0.0990695161744952" calcext:value-type="float">
            <text:p>0.099069516174495</text:p>
          </table:table-cell>
          <table:table-cell office:value-type="float" office:value="0.996048746621248" calcext:value-type="float">
            <text:p>0.99604874662124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verywellhealth.com/copper-bracelet-arthritis-pain-5097911</text:p>
          </table:table-cell>
          <table:table-cell office:value-type="float" office:value="0.3980812728405" calcext:value-type="float">
            <text:p>0.3980812728405</text:p>
          </table:table-cell>
          <table:table-cell office:value-type="float" office:value="0.479652793457111" calcext:value-type="float">
            <text:p>0.479652793457111</text:p>
          </table:table-cell>
          <table:table-cell office:value-type="float" office:value="0.996501805259122" calcext:value-type="float">
            <text:p>0.99650180525912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cgill.ca/oss/article/health-you-asked/can-copper-bracelets-help-arthritis</text:p>
          </table:table-cell>
          <table:table-cell office:value-type="float" office:value="0.440196427206198" calcext:value-type="float">
            <text:p>0.440196427206198</text:p>
          </table:table-cell>
          <table:table-cell office:value-type="float" office:value="0.433406929175059" calcext:value-type="float">
            <text:p>0.433406929175059</text:p>
          </table:table-cell>
          <table:table-cell office:value-type="float" office:value="0.996077841631292" calcext:value-type="float">
            <text:p>0.996077841631292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oylla.com/dare-blog/5-health-benefits-wearing-copper-bracelets/</text:p>
          </table:table-cell>
          <table:table-cell office:value-type="float" office:value="0.38244254142046" calcext:value-type="float">
            <text:p>0.38244254142046</text:p>
          </table:table-cell>
          <table:table-cell office:value-type="float" office:value="0.297455689248939" calcext:value-type="float">
            <text:p>0.297455689248939</text:p>
          </table:table-cell>
          <table:table-cell office:value-type="float" office:value="0.997642129392198" calcext:value-type="float">
            <text:p>0.9976421293921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creakyjoints.org/living-with-arthritis/do-arthritis-bracelets-work/</text:p>
          </table:table-cell>
          <table:table-cell office:value-type="float" office:value="0.326892512540023" calcext:value-type="float">
            <text:p>0.326892512540023</text:p>
          </table:table-cell>
          <table:table-cell office:value-type="float" office:value="0.444658080736796" calcext:value-type="float">
            <text:p>0.444658080736796</text:p>
          </table:table-cell>
          <table:table-cell office:value-type="float" office:value="0.997799718462998" calcext:value-type="float">
            <text:p>0.997799718462998</text:p>
          </table:table-cell>
        </table:table-row>
        <table:table-row table:style-name="ro1">
          <table:table-cell office:value-type="string" calcext:value-type="string">
            <text:p>Can copper bracelets reduce the pain of 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webmd.com/pain-management/health-benefits-of-metallic-bracele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an fungal creams treat athlete's foo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skin-problems-and-treatments/understanding-athletes-foot-treat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cdc.gov/fungal/diseases/ringworm/treatment.html</text:p>
          </table:table-cell>
          <table:table-cell office:value-type="float" office:value="0.276362737019857" calcext:value-type="float">
            <text:p>0.276362737019857</text:p>
          </table:table-cell>
          <table:table-cell office:value-type="float" office:value="0.180797480046749" calcext:value-type="float">
            <text:p>0.180797480046749</text:p>
          </table:table-cell>
          <table:table-cell office:value-type="float" office:value="0.921687309147068" calcext:value-type="float">
            <text:p>0.921687309147068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hs.uk/conditions/athletes-foot/</text:p>
          </table:table-cell>
          <table:table-cell table:style-name="ce10" office:value-type="float" office:value="0.570615351200104" calcext:value-type="float">
            <text:p>0.570615351200104</text:p>
          </table:table-cell>
          <table:table-cell office:value-type="float" office:value="0.437422970930735" calcext:value-type="float">
            <text:p>0.437422970930735</text:p>
          </table:table-cell>
          <table:table-cell office:value-type="float" office:value="0.949411832804002" calcext:value-type="float">
            <text:p>0.94941183280400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emedicinehealth.com/athletes_foot/article_em.htm</text:p>
          </table:table-cell>
          <table:table-cell office:value-type="float" office:value="0.515102657179038" calcext:value-type="float">
            <text:p>0.515102657179038</text:p>
          </table:table-cell>
          <table:table-cell office:value-type="float" office:value="0.413219593465328" calcext:value-type="float">
            <text:p>0.413219593465328</text:p>
          </table:table-cell>
          <table:table-cell office:value-type="float" office:value="0.982082737171984" calcext:value-type="float">
            <text:p>0.98208273717198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uofmhealth.org/health-library/hw28392</text:p>
          </table:table-cell>
          <table:table-cell office:value-type="float" office:value="0.452364892388384" calcext:value-type="float">
            <text:p>0.452364892388384</text:p>
          </table:table-cell>
          <table:table-cell office:value-type="float" office:value="0.346680944164594" calcext:value-type="float">
            <text:p>0.346680944164594</text:p>
          </table:table-cell>
          <table:table-cell office:value-type="float" office:value="0.97619231538674" calcext:value-type="float">
            <text:p>0.97619231538674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my.clevelandclinic.org/health/articles/4560-athletes-foot-jock-itch-and-ringworm-of-the-scalp</text:p>
          </table:table-cell>
          <table:table-cell office:value-type="float" office:value="0.3611704458793" calcext:value-type="float">
            <text:p>0.3611704458793</text:p>
          </table:table-cell>
          <table:table-cell office:value-type="float" office:value="0.262090062101682" calcext:value-type="float">
            <text:p>0.262090062101682</text:p>
          </table:table-cell>
          <table:table-cell office:value-type="float" office:value="0.980037678467545" calcext:value-type="float">
            <text:p>0.980037678467545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uofmhealth.org/health-library/aa45969spec</text:p>
          </table:table-cell>
          <table:table-cell office:value-type="float" office:value="0.347971362372239" calcext:value-type="float">
            <text:p>0.347971362372239</text:p>
          </table:table-cell>
          <table:table-cell office:value-type="float" office:value="0.261152755469084" calcext:value-type="float">
            <text:p>0.261152755469084</text:p>
          </table:table-cell>
          <table:table-cell office:value-type="float" office:value="0.808565624902519" calcext:value-type="float">
            <text:p>0.808565624902519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nymag.com/strategist/article/athletes-foot-treatments.html</text:p>
          </table:table-cell>
          <table:table-cell office:value-type="float" office:value="0.465840583046277" calcext:value-type="float">
            <text:p>0.465840583046277</text:p>
          </table:table-cell>
          <table:table-cell office:value-type="float" office:value="0.34732823073864" calcext:value-type="float">
            <text:p>0.34732823073864</text:p>
          </table:table-cell>
          <table:table-cell office:value-type="float" office:value="0.970419281034893" calcext:value-type="float">
            <text:p>0.970419281034893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kidshealth.org/en/teens/athletes-foot.html</text:p>
          </table:table-cell>
          <table:table-cell office:value-type="float" office:value="0.424403448899587" calcext:value-type="float">
            <text:p>0.424403448899587</text:p>
          </table:table-cell>
          <table:table-cell office:value-type="float" office:value="0.369691948095958" calcext:value-type="float">
            <text:p>0.369691948095958</text:p>
          </table:table-cell>
          <table:table-cell office:value-type="float" office:value="0.98572286022012" calcext:value-type="float">
            <text:p>0.98572286022012</text:p>
          </table:table-cell>
        </table:table-row>
        <table:table-row table:style-name="ro1">
          <table:table-cell office:value-type="string" calcext:value-type="string">
            <text:p>Can fungal creams treat athlete's foo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my.clevelandclinic.org/health/diseases/22139-athletes-foot-tinea-pedis</text:p>
          </table:table-cell>
          <table:table-cell office:value-type="float" office:value="0.385048491259416" calcext:value-type="float">
            <text:p>0.385048491259416</text:p>
          </table:table-cell>
          <table:table-cell office:value-type="float" office:value="0.303548393150171" calcext:value-type="float">
            <text:p>0.303548393150171</text:p>
          </table:table-cell>
          <table:table-cell office:value-type="float" office:value="0.989798661887279" calcext:value-type="float">
            <text:p>0.989798661887279</text:p>
          </table:table-cell>
        </table:table-row>
        <table:table-row table:style-name="ro1">
          <table:table-cell table:style-name="ce1" office:value-type="string" calcext:value-type="string">
            <text:p>Does cocoa butter help reduce pregnancy stretch mark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nytimes.com/2009/09/15/health/15real.html</text:p>
          </table:table-cell>
          <table:table-cell office:value-type="float" office:value="0.396000571160888" calcext:value-type="float">
            <text:p>0.396000571160888</text:p>
          </table:table-cell>
          <table:table-cell office:value-type="float" office:value="0.36753120024999" calcext:value-type="float">
            <text:p>0.36753120024999</text:p>
          </table:table-cell>
          <table:table-cell office:value-type="float" office:value="0.991734021217852" calcext:value-type="float">
            <text:p>0.991734021217852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health.clevelandclinic.org/stretch-marks-hold-the-cocoa-butt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palmers.com/blog/can-you-use-cocoa-butter-for-preventing-pregnancy-stretch-marks-n22</text:p>
          </table:table-cell>
          <table:table-cell table:style-name="ce8" office:value-type="float" office:value="0.183007294933001" calcext:value-type="float">
            <text:p>0.183007294933001</text:p>
          </table:table-cell>
          <table:table-cell office:value-type="float" office:value="0.178783732155959" calcext:value-type="float">
            <text:p>0.178783732155959</text:p>
          </table:table-cell>
          <table:table-cell office:value-type="float" office:value="0.269969037153509" calcext:value-type="float">
            <text:p>0.269969037153509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medicalnewstoday.com/articles/325227</text:p>
          </table:table-cell>
          <table:table-cell office:value-type="float" office:value="0.54245075583458" calcext:value-type="float">
            <text:p>0.54245075583458</text:p>
          </table:table-cell>
          <table:table-cell office:value-type="float" office:value="0.416634482642015" calcext:value-type="float">
            <text:p>0.416634482642015</text:p>
          </table:table-cell>
          <table:table-cell office:value-type="float" office:value="0.99488822469554" calcext:value-type="float">
            <text:p>0.99488822469554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reuters.com/article/us-cocoa-butter/cocoa-butter-lotion-wont-prevent-stretch-marks-idUSCOL56363020080805</text:p>
          </table:table-cell>
          <table:table-cell office:value-type="float" office:value="0.296981908380985" calcext:value-type="float">
            <text:p>0.296981908380985</text:p>
          </table:table-cell>
          <table:table-cell office:value-type="float" office:value="0.288873629644513" calcext:value-type="float">
            <text:p>0.288873629644513</text:p>
          </table:table-cell>
          <table:table-cell office:value-type="float" office:value="0.993880636421985" calcext:value-type="float">
            <text:p>0.99388063642198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healthline.com/health/home-remedies-for-stretch-marks</text:p>
          </table:table-cell>
          <table:table-cell office:value-type="float" office:value="0.234479655201236" calcext:value-type="float">
            <text:p>0.234479655201236</text:p>
          </table:table-cell>
          <table:table-cell office:value-type="float" office:value="0.114156457285086" calcext:value-type="float">
            <text:p>0.114156457285086</text:p>
          </table:table-cell>
          <table:table-cell office:value-type="float" office:value="0.974708791027205" calcext:value-type="float">
            <text:p>0.974708791027205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ayoclinic.org/diseases-conditions/stretch-marks/diagnosis-treatment/drc-20351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healthline.com/health/pregnancy/best-stretch-mark-creams-for-pregnancy</text:p>
          </table:table-cell>
          <table:table-cell office:value-type="float" office:value="0.409877677758535" calcext:value-type="float">
            <text:p>0.409877677758535</text:p>
          </table:table-cell>
          <table:table-cell office:value-type="float" office:value="0.198986468215783" calcext:value-type="float">
            <text:p>0.198986468215783</text:p>
          </table:table-cell>
          <table:table-cell office:value-type="float" office:value="0.964886564678647" calcext:value-type="float">
            <text:p>0.96488656467864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verywellfamily.com/best-stretch-mark-creams-for-pregnancy-4165502</text:p>
          </table:table-cell>
          <table:table-cell office:value-type="float" office:value="0.412893148760001" calcext:value-type="float">
            <text:p>0.412893148760001</text:p>
          </table:table-cell>
          <table:table-cell office:value-type="float" office:value="0.193008054668705" calcext:value-type="float">
            <text:p>0.193008054668705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office:value-type="string" calcext:value-type="string">
            <text:p>Does cocoa butter help reduce pregnancy stretch mar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Palmers-Butter-Formula-Stretch-Pregnancy/dp/B001G7R3JW</text:p>
          </table:table-cell>
          <table:table-cell office:value-type="float" office:value="0.29132222228994" calcext:value-type="float">
            <text:p>0.29132222228994</text:p>
          </table:table-cell>
          <table:table-cell office:value-type="float" office:value="0.151627735545238" calcext:value-type="float">
            <text:p>0.151627735545238</text:p>
          </table:table-cell>
          <table:table-cell office:value-type="float" office:value="0.987137081979057" calcext:value-type="float">
            <text:p>0.987137081979057</text:p>
          </table:table-cell>
        </table:table-row>
        <table:table-row table:style-name="ro1">
          <table:table-cell table:style-name="ce1" office:value-type="string" calcext:value-type="string">
            <text:p>Can probiotics prevent diarrhea caused by antibiotics in childr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cochrane.org/CD004827/IBD_probiotics-prevention-antibiotic-associated-diarrhea-children</text:p>
          </table:table-cell>
          <table:table-cell office:value-type="float" office:value="0.513923952666422" calcext:value-type="float">
            <text:p>0.513923952666422</text:p>
          </table:table-cell>
          <table:table-cell office:value-type="float" office:value="0.378092796852191" calcext:value-type="float">
            <text:p>0.378092796852191</text:p>
          </table:table-cell>
          <table:table-cell office:value-type="float" office:value="0.994551349103134" calcext:value-type="float">
            <text:p>0.99455134910313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probiotics-for-diarrhea</text:p>
          </table:table-cell>
          <table:table-cell table:style-name="ce10" office:value-type="float" office:value="0.606408302982648" calcext:value-type="float">
            <text:p>0.606408302982648</text:p>
          </table:table-cell>
          <table:table-cell office:value-type="float" office:value="0.538172756632169" calcext:value-type="float">
            <text:p>0.538172756632169</text:p>
          </table:table-cell>
          <table:table-cell office:value-type="float" office:value="0.988258507065881" calcext:value-type="float">
            <text:p>0.988258507065881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aboutkidshealth.ca/Article?contentid=820&amp;language=English</text:p>
          </table:table-cell>
          <table:table-cell office:value-type="float" office:value="0.168612488235037" calcext:value-type="float">
            <text:p>0.168612488235037</text:p>
          </table:table-cell>
          <table:table-cell office:value-type="float" office:value="0.167561885590355" calcext:value-type="float">
            <text:p>0.167561885590355</text:p>
          </table:table-cell>
          <table:table-cell office:value-type="float" office:value="0.988999999809224" calcext:value-type="float">
            <text:p>0.988999999809224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articles/14598-probiotics</text:p>
          </table:table-cell>
          <table:table-cell office:value-type="float" office:value="0.661094183723132" calcext:value-type="float">
            <text:p>0.661094183723132</text:p>
          </table:table-cell>
          <table:table-cell office:value-type="float" office:value="0.480141555269559" calcext:value-type="float">
            <text:p>0.480141555269559</text:p>
          </table:table-cell>
          <table:table-cell office:value-type="float" office:value="0.989015741157962" calcext:value-type="float">
            <text:p>0.989015741157962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cih.nih.gov/health/probiotics-what-you-need-to-know</text:p>
          </table:table-cell>
          <table:table-cell office:value-type="float" office:value="0.558457945783933" calcext:value-type="float">
            <text:p>0.558457945783933</text:p>
          </table:table-cell>
          <table:table-cell office:value-type="float" office:value="0.545474653442701" calcext:value-type="float">
            <text:p>0.545474653442701</text:p>
          </table:table-cell>
          <table:table-cell office:value-type="float" office:value="0.994151782037493" calcext:value-type="float">
            <text:p>0.994151782037493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uptodate.com/contents/acute-diarrhea-in-children-beyond-the-basics</text:p>
          </table:table-cell>
          <table:table-cell office:value-type="float" office:value="-0.00528096966445446" calcext:value-type="float">
            <text:p>-0.005280969664454</text:p>
          </table:table-cell>
          <table:table-cell office:value-type="float" office:value="-0.0844874543448289" calcext:value-type="float">
            <text:p>-0.084487454344829</text:p>
          </table:table-cell>
          <table:table-cell office:value-type="float" office:value="0.00000513399002463362" calcext:value-type="float">
            <text:p>5.13399002463362E-06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digestive-disorders/probiotics-diarrh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ayoclinic.org/diseases-conditions/antibiotic-associated-diarrhea/diagnosis-treatment/drc-20352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cbi.nlm.nih.gov/pmc/articles/PMC4298112/</text:p>
          </table:table-cell>
          <table:table-cell office:value-type="float" office:value="0.325281590844194" calcext:value-type="float">
            <text:p>0.325281590844194</text:p>
          </table:table-cell>
          <table:table-cell office:value-type="float" office:value="0.270565837621689" calcext:value-type="float">
            <text:p>0.270565837621689</text:p>
          </table:table-cell>
          <table:table-cell office:value-type="float" office:value="0.996087422187019" calcext:value-type="float">
            <text:p>0.996087422187019</text:p>
          </table:table-cell>
        </table:table-row>
        <table:table-row table:style-name="ro1">
          <table:table-cell office:value-type="string" calcext:value-type="string">
            <text:p>Can probiotics prevent diarrhea caused by antibiotics in childr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bmcgastroenterol.biomedcentral.com/articles/10.1186/s12876-018-0831-x</text:p>
          </table:table-cell>
          <table:table-cell office:value-type="float" office:value="0.240576966976126" calcext:value-type="float">
            <text:p>0.240576966976126</text:p>
          </table:table-cell>
          <table:table-cell office:value-type="float" office:value="0.22972846776247" calcext:value-type="float">
            <text:p>0.22972846776247</text:p>
          </table:table-cell>
          <table:table-cell office:value-type="float" office:value="0.99593120128538" calcext:value-type="float">
            <text:p>0.99593120128538</text:p>
          </table:table-cell>
        </table:table-row>
        <table:table-row table:style-name="ro1">
          <table:table-cell table:style-name="ce1" office:value-type="string" calcext:value-type="string">
            <text:p>Does Tylenol manage the symptoms of osteoarthriti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office:value-type="float" office:value="0.472896923621496" calcext:value-type="float">
            <text:p>0.472896923621496</text:p>
          </table:table-cell>
          <table:table-cell office:value-type="float" office:value="0.339111638565858" calcext:value-type="float">
            <text:p>0.339111638565858</text:p>
          </table:table-cell>
          <table:table-cell office:value-type="float" office:value="0.909817758374791" calcext:value-type="float">
            <text:p>0.909817758374791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2/0101/p49.html</text:p>
          </table:table-cell>
          <table:table-cell table:style-name="ce10" office:value-type="float" office:value="0.141621680309375" calcext:value-type="float">
            <text:p>0.141621680309375</text:p>
          </table:table-cell>
          <table:table-cell office:value-type="float" office:value="0.0741343361636003" calcext:value-type="float">
            <text:p>0.0741343361636</text:p>
          </table:table-cell>
          <table:table-cell office:value-type="float" office:value="0.040136634463958" calcext:value-type="float">
            <text:p>0.04013663446395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arthritis/in-depth/arthritis/art-20046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arthritis.ca/treatment/pain-management/medications-to-manage-arthritis-pain</text:p>
          </table:table-cell>
          <table:table-cell office:value-type="float" office:value="0.396054240564505" calcext:value-type="float">
            <text:p>0.396054240564505</text:p>
          </table:table-cell>
          <table:table-cell office:value-type="float" office:value="0.309177833298842" calcext:value-type="float">
            <text:p>0.309177833298842</text:p>
          </table:table-cell>
          <table:table-cell office:value-type="float" office:value="0.171838193959378" calcext:value-type="float">
            <text:p>0.17183819395937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ylenolprofessional.com/adult/pain-management/osteoarthritis-relief</text:p>
          </table:table-cell>
          <table:table-cell office:value-type="float" office:value="0.13477352509896" calcext:value-type="float">
            <text:p>0.13477352509896</text:p>
          </table:table-cell>
          <table:table-cell office:value-type="float" office:value="0.0832794985423486" calcext:value-type="float">
            <text:p>0.083279498542349</text:p>
          </table:table-cell>
          <table:table-cell office:value-type="float" office:value="0.976023988061383" calcext:value-type="float">
            <text:p>0.97602398806138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arthritis.org/health-wellness/healthy-living/managing-pain/pain-relief-solutions/comparing-pain-meds-for-osteoarthritis</text:p>
          </table:table-cell>
          <table:table-cell office:value-type="float" office:value="0.371625557541847" calcext:value-type="float">
            <text:p>0.371625557541847</text:p>
          </table:table-cell>
          <table:table-cell office:value-type="float" office:value="0.345840949565172" calcext:value-type="float">
            <text:p>0.345840949565172</text:p>
          </table:table-cell>
          <table:table-cell office:value-type="float" office:value="0.620070528265934" calcext:value-type="float">
            <text:p>0.620070528265934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tylenolprofessional.com/resource-library/adults</text:p>
          </table:table-cell>
          <table:table-cell office:value-type="float" office:value="0.305278559525808" calcext:value-type="float">
            <text:p>0.305278559525808</text:p>
          </table:table-cell>
          <table:table-cell office:value-type="float" office:value="0.159954605003198" calcext:value-type="float">
            <text:p>0.159954605003198</text:p>
          </table:table-cell>
          <table:table-cell office:value-type="float" office:value="0.849247526996496" calcext:value-type="float">
            <text:p>0.849247526996496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0297877/</text:p>
          </table:table-cell>
          <table:table-cell office:value-type="float" office:value="0.219697096074621" calcext:value-type="float">
            <text:p>0.219697096074621</text:p>
          </table:table-cell>
          <table:table-cell office:value-type="float" office:value="0.126291024809082" calcext:value-type="float">
            <text:p>0.126291024809082</text:p>
          </table:table-cell>
          <table:table-cell office:value-type="float" office:value="0.0276318385068382" calcext:value-type="float">
            <text:p>0.027631838506838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4257/MUSKEL_acetaminophen-for-osteoarthritis</text:p>
          </table:table-cell>
          <table:table-cell office:value-type="float" office:value="0.415696159005165" calcext:value-type="float">
            <text:p>0.415696159005165</text:p>
          </table:table-cell>
          <table:table-cell office:value-type="float" office:value="0.36474239329497" calcext:value-type="float">
            <text:p>0.36474239329497</text:p>
          </table:table-cell>
          <table:table-cell office:value-type="float" office:value="0.691806592184153" calcext:value-type="float">
            <text:p>0.691806592184153</text:p>
          </table:table-cell>
        </table:table-row>
        <table:table-row table:style-name="ro1">
          <table:table-cell office:value-type="string" calcext:value-type="string">
            <text:p>Does Tylenol manage the symptoms of osteoarthriti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ard.bmj.com/content/63/8/901</text:p>
          </table:table-cell>
          <table:table-cell office:value-type="float" office:value="0.356638157119354" calcext:value-type="float">
            <text:p>0.356638157119354</text:p>
          </table:table-cell>
          <table:table-cell office:value-type="float" office:value="0.222902573645115" calcext:value-type="float">
            <text:p>0.222902573645115</text:p>
          </table:table-cell>
          <table:table-cell office:value-type="float" office:value="0.143449055326665" calcext:value-type="float">
            <text:p>0.143449055326665</text:p>
          </table:table-cell>
        </table:table-row>
        <table:table-row table:style-name="ro1">
          <table:table-cell table:style-name="ce1" office:value-type="string" calcext:value-type="string">
            <text:p>Can music therapy help manage depressio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ypeople.gov/2020/tools-resources/evidence-based-resource/music-therapy-for-depression</text:p>
          </table:table-cell>
          <table:table-cell office:value-type="float" office:value="0.598807183404764" calcext:value-type="float">
            <text:p>0.598807183404764</text:p>
          </table:table-cell>
          <table:table-cell office:value-type="float" office:value="0.396702746550242" calcext:value-type="float">
            <text:p>0.396702746550242</text:p>
          </table:table-cell>
          <table:table-cell office:value-type="float" office:value="0.995764981728309" calcext:value-type="float">
            <text:p>0.99576498172830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medicalnewstoday.com/articles/music-therapy</text:p>
          </table:table-cell>
          <table:table-cell table:style-name="ce10" office:value-type="float" office:value="0.569661810994148" calcext:value-type="float">
            <text:p>0.569661810994148</text:p>
          </table:table-cell>
          <table:table-cell office:value-type="float" office:value="0.325328928728898" calcext:value-type="float">
            <text:p>0.325328928728898</text:p>
          </table:table-cell>
          <table:table-cell office:value-type="float" office:value="0.988101240090352" calcext:value-type="float">
            <text:p>0.98810124009035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ncbi.nlm.nih.gov/pmc/articles/PMC6486188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my.clevelandclinic.org/health/treatments/8817-music-therapy</text:p>
          </table:table-cell>
          <table:table-cell office:value-type="float" office:value="0.491305856655041" calcext:value-type="float">
            <text:p>0.491305856655041</text:p>
          </table:table-cell>
          <table:table-cell office:value-type="float" office:value="0.275428676356872" calcext:value-type="float">
            <text:p>0.275428676356872</text:p>
          </table:table-cell>
          <table:table-cell office:value-type="float" office:value="0.99265150312599" calcext:value-type="float">
            <text:p>0.99265150312599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ywellmind.com/benefits-of-music-therapy-89829</text:p>
          </table:table-cell>
          <table:table-cell office:value-type="float" office:value="0.600304765626788" calcext:value-type="float">
            <text:p>0.600304765626788</text:p>
          </table:table-cell>
          <table:table-cell office:value-type="float" office:value="0.406139269471169" calcext:value-type="float">
            <text:p>0.406139269471169</text:p>
          </table:table-cell>
          <table:table-cell office:value-type="float" office:value="0.995965492314732" calcext:value-type="float">
            <text:p>0.995965492314732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29144545/</text:p>
          </table:table-cell>
          <table:table-cell office:value-type="float" office:value="0.532811305175225" calcext:value-type="float">
            <text:p>0.532811305175225</text:p>
          </table:table-cell>
          <table:table-cell office:value-type="float" office:value="0.395629333953063" calcext:value-type="float">
            <text:p>0.395629333953063</text:p>
          </table:table-cell>
          <table:table-cell office:value-type="float" office:value="0.993255163684086" calcext:value-type="float">
            <text:p>0.993255163684086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verywellmind.com/surprising-psychological-benefits-of-music-4126866</text:p>
          </table:table-cell>
          <table:table-cell office:value-type="float" office:value="0.569340820113818" calcext:value-type="float">
            <text:p>0.569340820113818</text:p>
          </table:table-cell>
          <table:table-cell office:value-type="float" office:value="0.343327974279722" calcext:value-type="float">
            <text:p>0.343327974279722</text:p>
          </table:table-cell>
          <table:table-cell office:value-type="float" office:value="0.995505123870397" calcext:value-type="float">
            <text:p>0.99550512387039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evolvetreatment.com/blog/music-treat-depression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eurosciencenews.com/music-therapy-teen-depression-5435/</text:p>
          </table:table-cell>
          <table:table-cell office:value-type="float" office:value="0.416995745773117" calcext:value-type="float">
            <text:p>0.416995745773117</text:p>
          </table:table-cell>
          <table:table-cell office:value-type="float" office:value="0.264347684259216" calcext:value-type="float">
            <text:p>0.264347684259216</text:p>
          </table:table-cell>
          <table:table-cell office:value-type="float" office:value="0.990650439420937" calcext:value-type="float">
            <text:p>0.990650439420937</text:p>
          </table:table-cell>
        </table:table-row>
        <table:table-row table:style-name="ro1">
          <table:table-cell office:value-type="string" calcext:value-type="string">
            <text:p>Can music therapy help manage depressio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ealthline.com/health-news/mental-listening-to-music-lifts-or-reinforces-mood-051713</text:p>
          </table:table-cell>
          <table:table-cell office:value-type="float" office:value="0.529745295643806" calcext:value-type="float">
            <text:p>0.529745295643806</text:p>
          </table:table-cell>
          <table:table-cell office:value-type="float" office:value="0.346574184795221" calcext:value-type="float">
            <text:p>0.346574184795221</text:p>
          </table:table-cell>
          <table:table-cell office:value-type="float" office:value="0.986794986609394" calcext:value-type="float">
            <text:p>0.986794986609394</text:p>
          </table:table-cell>
        </table:table-row>
        <table:table-row table:style-name="ro1">
          <table:table-cell table:style-name="ce1" office:value-type="string" calcext:value-type="string">
            <text:p>Can omega-3 treat borderline personality disorder in wome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lindnercenterofhope.org/blog/omega-3-fatty-acids-in-borderline-personality-disorder/</text:p>
          </table:table-cell>
          <table:table-cell office:value-type="float" office:value="0.431684424479802" calcext:value-type="float">
            <text:p>0.431684424479802</text:p>
          </table:table-cell>
          <table:table-cell office:value-type="float" office:value="0.268689883251985" calcext:value-type="float">
            <text:p>0.268689883251985</text:p>
          </table:table-cell>
          <table:table-cell office:value-type="float" office:value="0.99582065798371" calcext:value-type="float">
            <text:p>0.9958206579837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pubmed.ncbi.nlm.nih.gov/12505817/</text:p>
          </table:table-cell>
          <table:table-cell table:style-name="ce10" office:value-type="float" office:value="0.195695365468661" calcext:value-type="float">
            <text:p>0.195695365468661</text:p>
          </table:table-cell>
          <table:table-cell office:value-type="float" office:value="0.110144903262456" calcext:value-type="float">
            <text:p>0.110144903262456</text:p>
          </table:table-cell>
          <table:table-cell office:value-type="float" office:value="0.993611051368565" calcext:value-type="float">
            <text:p>0.99361105136856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ajp.psychiatryonline.org/doi/10.1176/appi.ajp.160.1.167</text:p>
          </table:table-cell>
          <table:table-cell office:value-type="float" office:value="0.382166499892871" calcext:value-type="float">
            <text:p>0.382166499892871</text:p>
          </table:table-cell>
          <table:table-cell office:value-type="float" office:value="0.286834511905909" calcext:value-type="float">
            <text:p>0.286834511905909</text:p>
          </table:table-cell>
          <table:table-cell office:value-type="float" office:value="0.995089444707119" calcext:value-type="float">
            <text:p>0.995089444707119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health.harvard.edu/blog/omega-3-fatty-acids-for-mood-disorders-2018080314414</text:p>
          </table:table-cell>
          <table:table-cell office:value-type="float" office:value="0.404677828152974" calcext:value-type="float">
            <text:p>0.404677828152974</text:p>
          </table:table-cell>
          <table:table-cell office:value-type="float" office:value="0.304100556919972" calcext:value-type="float">
            <text:p>0.304100556919972</text:p>
          </table:table-cell>
          <table:table-cell office:value-type="float" office:value="0.897000994285113" calcext:value-type="float">
            <text:p>0.897000994285113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ncbi.nlm.nih.gov/pmc/articles/PMC4999787/</text:p>
          </table:table-cell>
          <table:table-cell office:value-type="float" office:value="0.200250954832882" calcext:value-type="float">
            <text:p>0.200250954832882</text:p>
          </table:table-cell>
          <table:table-cell office:value-type="float" office:value="0.152765809092671" calcext:value-type="float">
            <text:p>0.152765809092671</text:p>
          </table:table-cell>
          <table:table-cell office:value-type="float" office:value="0.997251456587981" calcext:value-type="float">
            <text:p>0.997251456587981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borderlinepersonalitydisorder.org/what-is-bpd/treating-bpd/</text:p>
          </table:table-cell>
          <table:table-cell office:value-type="float" office:value="0.227674300471942" calcext:value-type="float">
            <text:p>0.227674300471942</text:p>
          </table:table-cell>
          <table:table-cell office:value-type="float" office:value="0.0961712424953778" calcext:value-type="float">
            <text:p>0.096171242495378</text:p>
          </table:table-cell>
          <table:table-cell office:value-type="float" office:value="0.989781845234344" calcext:value-type="float">
            <text:p>0.98978184523434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cbi.nlm.nih.gov/pmc/articles/PMC3811092/</text:p>
          </table:table-cell>
          <table:table-cell office:value-type="float" office:value="0.264830651382605" calcext:value-type="float">
            <text:p>0.264830651382605</text:p>
          </table:table-cell>
          <table:table-cell office:value-type="float" office:value="0.190011175970236" calcext:value-type="float">
            <text:p>0.190011175970236</text:p>
          </table:table-cell>
          <table:table-cell office:value-type="float" office:value="0.996609302750156" calcext:value-type="float">
            <text:p>0.996609302750156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medicalnewstoday.com/articles/9670</text:p>
          </table:table-cell>
          <table:table-cell office:value-type="float" office:value="0.234202108966807" calcext:value-type="float">
            <text:p>0.234202108966807</text:p>
          </table:table-cell>
          <table:table-cell office:value-type="float" office:value="0.164119977504015" calcext:value-type="float">
            <text:p>0.164119977504015</text:p>
          </table:table-cell>
          <table:table-cell office:value-type="float" office:value="0.853896904360124" calcext:value-type="float">
            <text:p>0.853896904360124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learvuehealth.com/b/fish-borderline/</text:p>
          </table:table-cell>
          <table:table-cell office:value-type="float" office:value="0.545659114917119" calcext:value-type="float">
            <text:p>0.545659114917119</text:p>
          </table:table-cell>
          <table:table-cell office:value-type="float" office:value="0.44136339922746" calcext:value-type="float">
            <text:p>0.44136339922746</text:p>
          </table:table-cell>
          <table:table-cell office:value-type="float" office:value="0.997201902983735" calcext:value-type="float">
            <text:p>0.997201902983735</text:p>
          </table:table-cell>
        </table:table-row>
        <table:table-row table:style-name="ro1">
          <table:table-cell office:value-type="string" calcext:value-type="string">
            <text:p>Can omega-3 treat borderline personality disorder in wome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hopeforbpd.com/borderline-personality-disorder-treatment/treating-borderline-personality-disorder-without-drugs</text:p>
          </table:table-cell>
          <table:table-cell office:value-type="float" office:value="0.323275379836559" calcext:value-type="float">
            <text:p>0.323275379836559</text:p>
          </table:table-cell>
          <table:table-cell office:value-type="float" office:value="0.223755888640881" calcext:value-type="float">
            <text:p>0.223755888640881</text:p>
          </table:table-cell>
          <table:table-cell office:value-type="float" office:value="0.982812801807978" calcext:value-type="float">
            <text:p>0.982812801807978</text:p>
          </table:table-cell>
        </table:table-row>
        <table:table-row table:style-name="ro1">
          <table:table-cell table:style-name="ce1" office:value-type="string" calcext:value-type="string">
            <text:p>Can vitamin D supplements improve the management of asthma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breathe.ersjournals.com/content/17/3/210071</text:p>
          </table:table-cell>
          <table:table-cell office:value-type="float" office:value="0.485794474991659" calcext:value-type="float">
            <text:p>0.485794474991659</text:p>
          </table:table-cell>
          <table:table-cell office:value-type="float" office:value="0.467904184013605" calcext:value-type="float">
            <text:p>0.467904184013605</text:p>
          </table:table-cell>
          <table:table-cell office:value-type="float" office:value="0.994352586394498" calcext:value-type="float">
            <text:p>0.994352586394498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fp.org/afp/2018/0215/p254.html</text:p>
          </table:table-cell>
          <table:table-cell table:style-name="ce10" office:value-type="float" office:value="0.226941559463739" calcext:value-type="float">
            <text:p>0.226941559463739</text:p>
          </table:table-cell>
          <table:table-cell office:value-type="float" office:value="0.156046563138564" calcext:value-type="float">
            <text:p>0.156046563138564</text:p>
          </table:table-cell>
          <table:table-cell office:value-type="float" office:value="0.996618064663834" calcext:value-type="float">
            <text:p>0.996618064663834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contemporarypediatrics.com/view/does-vitamin-d-supplementation-improve-asthma-control</text:p>
          </table:table-cell>
          <table:table-cell office:value-type="float" office:value="0.287249911576509" calcext:value-type="float">
            <text:p>0.287249911576509</text:p>
          </table:table-cell>
          <table:table-cell office:value-type="float" office:value="0.313673866291841" calcext:value-type="float">
            <text:p>0.313673866291841</text:p>
          </table:table-cell>
          <table:table-cell office:value-type="float" office:value="0.995423141502036" calcext:value-type="float">
            <text:p>0.995423141502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cbi.nlm.nih.gov/pmc/articles/PMC5058899/</text:p>
          </table:table-cell>
          <table:table-cell office:value-type="float" office:value="0.502705954015255" calcext:value-type="float">
            <text:p>0.502705954015255</text:p>
          </table:table-cell>
          <table:table-cell office:value-type="float" office:value="0.501890495419502" calcext:value-type="float">
            <text:p>0.501890495419502</text:p>
          </table:table-cell>
          <table:table-cell office:value-type="float" office:value="0.991456927393355" calcext:value-type="float">
            <text:p>0.9914569273933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thelancet.com/journals/lanres/article/PIIS2213-2600(17)30306-5/fulltext</text:p>
          </table:table-cell>
          <table:table-cell office:value-type="float" office:value="0.338809924821059" calcext:value-type="float">
            <text:p>0.338809924821059</text:p>
          </table:table-cell>
          <table:table-cell office:value-type="float" office:value="0.34530782699585" calcext:value-type="float">
            <text:p>0.34530782699585</text:p>
          </table:table-cell>
          <table:table-cell office:value-type="float" office:value="0.995468974551572" calcext:value-type="float">
            <text:p>0.995468974551572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cochrane.org/news/high-quality-evidence-suggests-vitamin-d-can-reduce-asthma-attacks</text:p>
          </table:table-cell>
          <table:table-cell office:value-type="float" office:value="0.587550526484847" calcext:value-type="float">
            <text:p>0.587550526484847</text:p>
          </table:table-cell>
          <table:table-cell office:value-type="float" office:value="0.440246109850705" calcext:value-type="float">
            <text:p>0.440246109850705</text:p>
          </table:table-cell>
          <table:table-cell office:value-type="float" office:value="0.995395856644801" calcext:value-type="float">
            <text:p>0.995395856644801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jamanetwork.com/journals/jama/fullarticle/2769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pubmed.ncbi.nlm.nih.gov/26683927/</text:p>
          </table:table-cell>
          <table:table-cell office:value-type="float" office:value="0.262231743584077" calcext:value-type="float">
            <text:p>0.262231743584077</text:p>
          </table:table-cell>
          <table:table-cell office:value-type="float" office:value="0.257207295081268" calcext:value-type="float">
            <text:p>0.257207295081268</text:p>
          </table:table-cell>
          <table:table-cell office:value-type="float" office:value="0.990173114045955" calcext:value-type="float">
            <text:p>0.990173114045955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hindawi.com/journals/ja/2016/4070635/</text:p>
          </table:table-cell>
          <table:table-cell office:value-type="float" office:value="0.485913764064511" calcext:value-type="float">
            <text:p>0.485913764064511</text:p>
          </table:table-cell>
          <table:table-cell office:value-type="float" office:value="0.326432247258102" calcext:value-type="float">
            <text:p>0.326432247258102</text:p>
          </table:table-cell>
          <table:table-cell office:value-type="float" office:value="0.996590240517036" calcext:value-type="float">
            <text:p>0.996590240517036</text:p>
          </table:table-cell>
        </table:table-row>
        <table:table-row table:style-name="ro1">
          <table:table-cell office:value-type="string" calcext:value-type="string">
            <text:p>Can vitamin D supplements improve the management of asthma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pubmed.ncbi.nlm.nih.gov/33154023/</text:p>
          </table:table-cell>
          <table:table-cell office:value-type="float" office:value="0.334752681044241" calcext:value-type="float">
            <text:p>0.334752681044241</text:p>
          </table:table-cell>
          <table:table-cell office:value-type="float" office:value="0.297918102703989" calcext:value-type="float">
            <text:p>0.297918102703989</text:p>
          </table:table-cell>
          <table:table-cell office:value-type="float" office:value="0.994866514661408" calcext:value-type="float">
            <text:p>0.994866514661408</text:p>
          </table:table-cell>
        </table:table-row>
        <table:table-row table:style-name="ro1">
          <table:table-cell table:style-name="ce1" office:value-type="string" calcext:value-type="string">
            <text:p>Will feeding soy formula to my baby prevent the development of allergie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soy-formula</text:p>
          </table:table-cell>
          <table:table-cell office:value-type="float" office:value="0.466025027136008" calcext:value-type="float">
            <text:p>0.466025027136008</text:p>
          </table:table-cell>
          <table:table-cell office:value-type="float" office:value="0.484389858941237" calcext:value-type="float">
            <text:p>0.484389858941237</text:p>
          </table:table-cell>
          <table:table-cell office:value-type="float" office:value="0.985557019931762" calcext:value-type="float">
            <text:p>0.985557019931762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aaaai.org/tools-for-the-public/conditions-library/allergies/prevention-of-allergies-and-asthma-in-children</text:p>
          </table:table-cell>
          <table:table-cell table:style-name="ce8" office:value-type="float" office:value="0.477184156576792" calcext:value-type="float">
            <text:p>0.477184156576792</text:p>
          </table:table-cell>
          <table:table-cell office:value-type="float" office:value="0.416486948728561" calcext:value-type="float">
            <text:p>0.416486948728561</text:p>
          </table:table-cell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soy-allergy/symptoms-causes/syc-20377802</text:p>
          </table:table-cell>
          <table:table-cell table:number-columns-repeated="2"/>
          <table:table-cell office:value-type="float" office:value="0.958577987542741" calcext:value-type="float">
            <text:p>0.958577987542741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caringforkids.cps.ca/handouts/healthy-living/food_allergies_and_intolerances</text:p>
          </table:table-cell>
          <table:table-cell office:value-type="float" office:value="0.394705524047216" calcext:value-type="float">
            <text:p>0.394705524047216</text:p>
          </table:table-cell>
          <table:table-cell office:value-type="float" office:value="0.453467832878232" calcext:value-type="float">
            <text:p>0.453467832878232</text:p>
          </table:table-cell>
          <table:table-cell office:value-type="float" office:value="0.993583041666114" calcext:value-type="float">
            <text:p>0.99358304166611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aafp.org/afp/2009/0401/p565.html</text:p>
          </table:table-cell>
          <table:table-cell office:value-type="float" office:value="0.276675674443444" calcext:value-type="float">
            <text:p>0.276675674443444</text:p>
          </table:table-cell>
          <table:table-cell office:value-type="float" office:value="0.280579892297586" calcext:value-type="float">
            <text:p>0.280579892297586</text:p>
          </table:table-cell>
          <table:table-cell office:value-type="float" office:value="0.993315381975537" calcext:value-type="float">
            <text:p>0.993315381975537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caringforkids.cps.ca/handouts/pregnancy-and-babies/feeding_your_baby_in_the_first_year</text:p>
          </table:table-cell>
          <table:table-cell office:value-type="float" office:value="0.444344008962313" calcext:value-type="float">
            <text:p>0.444344008962313</text:p>
          </table:table-cell>
          <table:table-cell office:value-type="float" office:value="0.497365618745486" calcext:value-type="float">
            <text:p>0.497365618745486</text:p>
          </table:table-cell>
          <table:table-cell office:value-type="float" office:value="0.9932444614804" calcext:value-type="float">
            <text:p>0.9932444614804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webmd.com/parenting/baby/news/20040722/soy-formulas-may-not-prevent-infant-allerg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kidshealth.org/en/parents/formulafeed-solids.html</text:p>
          </table:table-cell>
          <table:table-cell office:value-type="float" office:value="0.455781767765681" calcext:value-type="float">
            <text:p>0.455781767765681</text:p>
          </table:table-cell>
          <table:table-cell office:value-type="float" office:value="0.432084615031878" calcext:value-type="float">
            <text:p>0.432084615031878</text:p>
          </table:table-cell>
          <table:table-cell office:value-type="float" office:value="0.84958708449158" calcext:value-type="float">
            <text:p>0.84958708449158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kidswithfoodallergies.org/formula-options-for-infants-with-food-allergies.aspx</text:p>
          </table:table-cell>
          <table:table-cell office:value-type="float" office:value="0.364406240483125" calcext:value-type="float">
            <text:p>0.364406240483125</text:p>
          </table:table-cell>
          <table:table-cell office:value-type="float" office:value="0.348558684190114" calcext:value-type="float">
            <text:p>0.348558684190114</text:p>
          </table:table-cell>
          <table:table-cell office:value-type="float" office:value="0.912707312316796" calcext:value-type="float">
            <text:p>0.912707312316796</text:p>
          </table:table-cell>
        </table:table-row>
        <table:table-row table:style-name="ro1">
          <table:table-cell office:value-type="string" calcext:value-type="string">
            <text:p>Will feeding soy formula to my baby prevent the development of allergie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familydoctor.org/infant-formula/</text:p>
          </table:table-cell>
          <table:table-cell office:value-type="float" office:value="0.387075265248616" calcext:value-type="float">
            <text:p>0.387075265248616</text:p>
          </table:table-cell>
          <table:table-cell office:value-type="float" office:value="0.481121703982353" calcext:value-type="float">
            <text:p>0.481121703982353</text:p>
          </table:table-cell>
          <table:table-cell office:value-type="float" office:value="0.9231208736097" calcext:value-type="float">
            <text:p>0.9231208736097</text:p>
          </table:table-cell>
        </table:table-row>
        <table:table-row table:style-name="ro1">
          <table:table-cell table:style-name="ce1" office:value-type="string" calcext:value-type="string">
            <text:p>Does chitosan help lose body weight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webmd.com/diet/news/20050825/study-probes-weight-loss-supplement-chito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healthline.com/nutrition/chitosan-supplements</text:p>
          </table:table-cell>
          <table:table-cell office:value-type="float" office:value="0.519991825024287" calcext:value-type="float">
            <text:p>0.519991825024287</text:p>
          </table:table-cell>
          <table:table-cell office:value-type="float" office:value="0.458047206203143" calcext:value-type="float">
            <text:p>0.458047206203143</text:p>
          </table:table-cell>
          <table:table-cell office:value-type="float" office:value="0.991999421368885" calcext:value-type="float">
            <text:p>0.991999421368885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webmd.com/vitamins-and-supplements/chitosan-uses-and-r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pubmed.ncbi.nlm.nih.gov/15655037/</text:p>
          </table:table-cell>
          <table:table-cell table:style-name="ce8" office:value-type="float" office:value="0.298701617711534" calcext:value-type="float">
            <text:p>0.298701617711534</text:p>
          </table:table-cell>
          <table:table-cell office:value-type="float" office:value="0.227422352880239" calcext:value-type="float">
            <text:p>0.227422352880239</text:p>
          </table:table-cell>
          <table:table-cell office:value-type="float" office:value="0.98543800213183" calcext:value-type="float">
            <text:p>0.985438002131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ods.od.nih.gov/factsheets/WeightLoss-HealthProfessional/</text:p>
          </table:table-cell>
          <table:table-cell office:value-type="float" office:value="0.56024989982446" calcext:value-type="float">
            <text:p>0.56024989982446</text:p>
          </table:table-cell>
          <table:table-cell office:value-type="float" office:value="0.462502439816793" calcext:value-type="float">
            <text:p>0.462502439816793</text:p>
          </table:table-cell>
          <table:table-cell office:value-type="float" office:value="0.991282943530583" calcext:value-type="float">
            <text:p>0.99128294353058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pubmed.ncbi.nlm.nih.gov/10369493/</text:p>
          </table:table-cell>
          <table:table-cell office:value-type="float" office:value="0.31143020093441" calcext:value-type="float">
            <text:p>0.31143020093441</text:p>
          </table:table-cell>
          <table:table-cell office:value-type="float" office:value="0.232628707463543" calcext:value-type="float">
            <text:p>0.232628707463543</text:p>
          </table:table-cell>
          <table:table-cell office:value-type="float" office:value="0.979810338018056" calcext:value-type="float">
            <text:p>0.97981033801805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medscape.com/viewarticle/458896_1</text:p>
          </table:table-cell>
          <table:table-cell office:value-type="float" office:value="0.521537410716216" calcext:value-type="float">
            <text:p>0.521537410716216</text:p>
          </table:table-cell>
          <table:table-cell office:value-type="float" office:value="0.344817332923412" calcext:value-type="float">
            <text:p>0.344817332923412</text:p>
          </table:table-cell>
          <table:table-cell office:value-type="float" office:value="0.968459465296886" calcext:value-type="float">
            <text:p>0.968459465296886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a.kaiserpermanente.org/kbase/topic.jhtml?docId=hn-3909009</text:p>
          </table:table-cell>
          <table:table-cell office:value-type="float" office:value="0.503680312385162" calcext:value-type="float">
            <text:p>0.503680312385162</text:p>
          </table:table-cell>
          <table:table-cell office:value-type="float" office:value="0.404144810512662" calcext:value-type="float">
            <text:p>0.404144810512662</text:p>
          </table:table-cell>
          <table:table-cell office:value-type="float" office:value="0.983453434973258" calcext:value-type="float">
            <text:p>0.983453434973258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nutritionj.biomedcentral.com/articles/10.1186/s12937-016-0122-8</text:p>
          </table:table-cell>
          <table:table-cell office:value-type="float" office:value="0.517364283402761" calcext:value-type="float">
            <text:p>0.517364283402761</text:p>
          </table:table-cell>
          <table:table-cell office:value-type="float" office:value="0.333543241024017" calcext:value-type="float">
            <text:p>0.333543241024017</text:p>
          </table:table-cell>
          <table:table-cell office:value-type="float" office:value="0.987698231897893" calcext:value-type="float">
            <text:p>0.987698231897893</text:p>
          </table:table-cell>
        </table:table-row>
        <table:table-row table:style-name="ro1">
          <table:table-cell office:value-type="string" calcext:value-type="string">
            <text:p>Does chitosan help lose body weight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ds.od.nih.gov/factsheets/WeightLoss-Consumer/</text:p>
          </table:table-cell>
          <table:table-cell office:value-type="float" office:value="0.338118107368549" calcext:value-type="float">
            <text:p>0.338118107368549</text:p>
          </table:table-cell>
          <table:table-cell office:value-type="float" office:value="0.303896802167098" calcext:value-type="float">
            <text:p>0.303896802167098</text:p>
          </table:table-cell>
          <table:table-cell office:value-type="float" office:value="0.921907721517024" calcext:value-type="float">
            <text:p>0.921907721517024</text:p>
          </table:table-cell>
        </table:table-row>
        <table:table-row table:style-name="ro1">
          <table:table-cell table:style-name="ce1" office:value-type="string" calcext:value-type="string">
            <text:p>Will at-home exercises manage hip osteoarthritis pain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health/hip-pain-treatment</text:p>
          </table:table-cell>
          <table:table-cell office:value-type="float" office:value="0.517278462648392" calcext:value-type="float">
            <text:p>0.517278462648392</text:p>
          </table:table-cell>
          <table:table-cell office:value-type="float" office:value="0.312279966970285" calcext:value-type="float">
            <text:p>0.312279966970285</text:p>
          </table:table-cell>
          <table:table-cell office:value-type="float" office:value="0.989202227504163" calcext:value-type="float">
            <text:p>0.98920222750416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webmd.com/osteoarthritis/osteoarthritis-10-ti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mayoclinic.org/diseases-conditions/osteoarthritis/diagnosis-treatment/drc-20351930</text:p>
          </table:table-cell>
          <table:table-cell table:style-name="ce10" office:value-type="float" office:value="0.389539514978727" calcext:value-type="float">
            <text:p>0.389539514978727</text:p>
          </table:table-cell>
          <table:table-cell office:value-type="float" office:value="0.238517229755719" calcext:value-type="float">
            <text:p>0.238517229755719</text:p>
          </table:table-cell>
          <table:table-cell office:value-type="float" office:value="0.628157024310913" calcext:value-type="float">
            <text:p>0.62815702431091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webmd.com/osteoarthritis/features/oa-knee-hip-exerci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versusarthritis.org/about-arthritis/conditions/osteoarthritis-oa-of-the-hip/</text:p>
          </table:table-cell>
          <table:table-cell office:value-type="float" office:value="0.417938909182946" calcext:value-type="float">
            <text:p>0.417938909182946</text:p>
          </table:table-cell>
          <table:table-cell office:value-type="float" office:value="0.373357986410459" calcext:value-type="float">
            <text:p>0.373357986410459</text:p>
          </table:table-cell>
          <table:table-cell office:value-type="float" office:value="0.990463524162433" calcext:value-type="float">
            <text:p>0.99046352416243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7023</text:p>
          </table:table-cell>
          <table:table-cell office:value-type="float" office:value="0.458485116561254" calcext:value-type="float">
            <text:p>0.458485116561254</text:p>
          </table:table-cell>
          <table:table-cell office:value-type="float" office:value="0.334363535046577" calcext:value-type="float">
            <text:p>0.334363535046577</text:p>
          </table:table-cell>
          <table:table-cell office:value-type="float" office:value="0.967472757162553" calcext:value-type="float">
            <text:p>0.967472757162553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www.nhs.uk/conditions/hip-pain/</text:p>
          </table:table-cell>
          <table:table-cell office:value-type="float" office:value="0.469422623515129" calcext:value-type="float">
            <text:p>0.469422623515129</text:p>
          </table:table-cell>
          <table:table-cell office:value-type="float" office:value="0.453084606677294" calcext:value-type="float">
            <text:p>0.453084606677294</text:p>
          </table:table-cell>
          <table:table-cell office:value-type="float" office:value="0.0059651679635758" calcext:value-type="float">
            <text:p>0.005965167963576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healthsciences.unimelb.edu.au/departments/physiotherapy/chesm/patient-resources/my-knee-exercise</text:p>
          </table:table-cell>
          <table:table-cell office:value-type="float" office:value="0.424510940909386" calcext:value-type="float">
            <text:p>0.424510940909386</text:p>
          </table:table-cell>
          <table:table-cell office:value-type="float" office:value="0.386913227538268" calcext:value-type="float">
            <text:p>0.386913227538268</text:p>
          </table:table-cell>
          <table:table-cell office:value-type="float" office:value="0.73019609491197" calcext:value-type="float">
            <text:p>0.73019609491197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nhs.uk/conditions/osteoarthritis/treatment/</text:p>
          </table:table-cell>
          <table:table-cell office:value-type="float" office:value="0.417973319689433" calcext:value-type="float">
            <text:p>0.417973319689433</text:p>
          </table:table-cell>
          <table:table-cell office:value-type="float" office:value="0.277627825737" calcext:value-type="float">
            <text:p>0.277627825737</text:p>
          </table:table-cell>
          <table:table-cell office:value-type="float" office:value="0.494846413343189" calcext:value-type="float">
            <text:p>0.494846413343189</text:p>
          </table:table-cell>
        </table:table-row>
        <table:table-row table:style-name="ro1">
          <table:table-cell office:value-type="string" calcext:value-type="string">
            <text:p>Will at-home exercises manage hip osteoarthritis pain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medicalnewstoday.com/articles/325029</text:p>
          </table:table-cell>
          <table:table-cell office:value-type="float" office:value="0.435669605930646" calcext:value-type="float">
            <text:p>0.435669605930646</text:p>
          </table:table-cell>
          <table:table-cell office:value-type="float" office:value="0.352118737995625" calcext:value-type="float">
            <text:p>0.352118737995625</text:p>
          </table:table-cell>
          <table:table-cell office:value-type="float" office:value="0.586871572778384" calcext:value-type="float">
            <text:p>0.586871572778384</text:p>
          </table:table-cell>
        </table:table-row>
        <table:table-row table:style-name="ro1">
          <table:table-cell table:style-name="ce1" office:value-type="string" calcext:value-type="string">
            <text:p>Will taking antioxidant supplements treat fertility problems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healthline.com/nutrition/16-fertility-tips-to-get-pregnant</text:p>
          </table:table-cell>
          <table:table-cell office:value-type="float" office:value="0.46925247212251" calcext:value-type="float">
            <text:p>0.46925247212251</text:p>
          </table:table-cell>
          <table:table-cell office:value-type="float" office:value="0.284349031746387" calcext:value-type="float">
            <text:p>0.284349031746387</text:p>
          </table:table-cell>
          <table:table-cell office:value-type="float" office:value="0.953379288838307" calcext:value-type="float">
            <text:p>0.953379288838307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ncbi.nlm.nih.gov/pmc/articles/PMC5203687/</text:p>
          </table:table-cell>
          <table:table-cell table:style-name="ce8" office:value-type="float" office:value="0.521516025066376" calcext:value-type="float">
            <text:p>0.521516025066376</text:p>
          </table:table-cell>
          <table:table-cell office:value-type="float" office:value="0.231519766151905" calcext:value-type="float">
            <text:p>0.231519766151905</text:p>
          </table:table-cell>
          <table:table-cell office:value-type="float" office:value="0.977556405160314" calcext:value-type="float">
            <text:p>0.977556405160314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healthline.com/health/fertility/fertility-vitamins</text:p>
          </table:table-cell>
          <table:table-cell office:value-type="float" office:value="0.375155881047249" calcext:value-type="float">
            <text:p>0.375155881047249</text:p>
          </table:table-cell>
          <table:table-cell office:value-type="float" office:value="0.240833669900894" calcext:value-type="float">
            <text:p>0.240833669900894</text:p>
          </table:table-cell>
          <table:table-cell office:value-type="float" office:value="0.719386279970976" calcext:value-type="float">
            <text:p>0.71938627997097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nih.gov/news-events/news-releases/antioxidant-supplements-do-not-improve-male-fertility-nih-study-suggests</text:p>
          </table:table-cell>
          <table:table-cell office:value-type="float" office:value="0.422846997777621" calcext:value-type="float">
            <text:p>0.422846997777621</text:p>
          </table:table-cell>
          <table:table-cell office:value-type="float" office:value="0.384538886447747" calcext:value-type="float">
            <text:p>0.384538886447747</text:p>
          </table:table-cell>
          <table:table-cell office:value-type="float" office:value="0.988192614122715" calcext:value-type="float">
            <text:p>0.98819261412271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my.clevelandclinic.org/health/diseases/15220-pyospermia</text:p>
          </table:table-cell>
          <table:table-cell office:value-type="float" office:value="0.422390016416709" calcext:value-type="float">
            <text:p>0.422390016416709</text:p>
          </table:table-cell>
          <table:table-cell office:value-type="float" office:value="0.214030233522256" calcext:value-type="float">
            <text:p>0.214030233522256</text:p>
          </table:table-cell>
          <table:table-cell office:value-type="float" office:value="0.897542100554761" calcext:value-type="float">
            <text:p>0.89754210055476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medicalnewstoday.com/articles/323573</text:p>
          </table:table-cell>
          <table:table-cell office:value-type="float" office:value="0.596091782053312" calcext:value-type="float">
            <text:p>0.596091782053312</text:p>
          </table:table-cell>
          <table:table-cell office:value-type="float" office:value="0.415232668320338" calcext:value-type="float">
            <text:p>0.415232668320338</text:p>
          </table:table-cell>
          <table:table-cell office:value-type="float" office:value="0.982335748880156" calcext:value-type="float">
            <text:p>0.982335748880156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americanpregnancy.org/getting-pregnant/infertility/boost-your-fertility/</text:p>
          </table:table-cell>
          <table:table-cell office:value-type="float" office:value="0.664579018950462" calcext:value-type="float">
            <text:p>0.664579018950462</text:p>
          </table:table-cell>
          <table:table-cell office:value-type="float" office:value="0.348244287073612" calcext:value-type="float">
            <text:p>0.348244287073612</text:p>
          </table:table-cell>
          <table:table-cell office:value-type="float" office:value="0.991406424240999" calcext:value-type="float">
            <text:p>0.991406424240999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verywellfamily.com/fertility-vitamins-and-supplements-helpful-or-scam-4144661</text:p>
          </table:table-cell>
          <table:table-cell office:value-type="float" office:value="0.530958073834578" calcext:value-type="float">
            <text:p>0.530958073834578</text:p>
          </table:table-cell>
          <table:table-cell office:value-type="float" office:value="0.24082275852561" calcext:value-type="float">
            <text:p>0.24082275852561</text:p>
          </table:table-cell>
          <table:table-cell office:value-type="float" office:value="0.98739677262471" calcext:value-type="float">
            <text:p>0.98739677262471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ttps://www.cochrane.org/CD007411/MENSTR_antioxidants-male-subfertility</text:p>
          </table:table-cell>
          <table:table-cell office:value-type="float" office:value="0.454880408942699" calcext:value-type="float">
            <text:p>0.454880408942699</text:p>
          </table:table-cell>
          <table:table-cell office:value-type="float" office:value="0.360633753240108" calcext:value-type="float">
            <text:p>0.360633753240108</text:p>
          </table:table-cell>
          <table:table-cell office:value-type="float" office:value="0.989834868023975" calcext:value-type="float">
            <text:p>0.989834868023975</text:p>
          </table:table-cell>
        </table:table-row>
        <table:table-row table:style-name="ro1">
          <table:table-cell office:value-type="string" calcext:value-type="string">
            <text:p>Will taking antioxidant supplements treat fertility problem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ttps://onlinelibrary.wiley.com/doi/full/10.1111/and.13162</text:p>
          </table:table-cell>
          <table:table-cell table:number-columns-repeated="3"/>
        </table:table-row>
        <table:table-row table:style-name="ro1" table:number-rows-repeated="10480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2:16:57.161353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9T12:31:07.468988294</dc:date>
    <meta:editing-duration>PT33M3S</meta:editing-duration>
    <meta:editing-cycles>8</meta:editing-cycles>
    <meta:generator>LibreOffice/6.0.7.3$Linux_X86_64 LibreOffice_project/00m0$Build-3</meta:generator>
    <meta:document-statistic meta:table-count="1" meta:cell-count="2676" meta:object-count="0"/>
  </office:meta>
</office:document-meta>
</file>